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6858c"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94cda" officeooo:paragraph-rsid="03a94cda"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b53da" officeooo:paragraph-rsid="03a94cda"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c4ca5" officeooo:paragraph-rsid="03ac4ca5"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ae8d17" officeooo:paragraph-rsid="03ac4ca5"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aead49" officeooo:paragraph-rsid="03aead49"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aead4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00d57" officeooo:paragraph-rsid="03b00d57"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b31aae" officeooo:paragraph-rsid="03b3148f"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5656a" officeooo:paragraph-rsid="03b5656a"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ac324" officeooo:paragraph-rsid="03b5656a"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bb7f0c" officeooo:paragraph-rsid="03bb7f0c"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2a0b7" officeooo:paragraph-rsid="03c14bf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3a8a7" officeooo:paragraph-rsid="03c3a8a7"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8900e" officeooo:paragraph-rsid="03c8900e"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cb2bf4" officeooo:paragraph-rsid="03cb2bf4"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ceeb81" officeooo:paragraph-rsid="03cb2bf4"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0e201" officeooo:paragraph-rsid="03d0e201"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5f5d2" officeooo:paragraph-rsid="03d5f5d2"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5f5d2"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8f4b2" officeooo:paragraph-rsid="03d8f4b2"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b2b19" officeooo:paragraph-rsid="03d8f4b2"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c47ea" officeooo:paragraph-rsid="03d8f4b2"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de41fd" officeooo:paragraph-rsid="03de41fd"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e09e4f" officeooo:paragraph-rsid="03e09e4f"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63b75"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eca953" officeooo:paragraph-rsid="03eca953"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a7227" officeooo:paragraph-rsid="03fa7227"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ff3221" officeooo:paragraph-rsid="03ff3221"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2c3b4" officeooo:paragraph-rsid="0402c3b4"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2c3b4"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4f911" officeooo:paragraph-rsid="0404f911"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077" officeooo:paragraph-rsid="0409e077"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9efb9" officeooo:paragraph-rsid="0409e077"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bbcd5" officeooo:paragraph-rsid="040b2b14"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b2b14"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0d9e52" officeooo:paragraph-rsid="040d9e52"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2a711" officeooo:paragraph-rsid="0412a711"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2a711"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5b005" officeooo:paragraph-rsid="0415b005"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eb3a7" officeooo:paragraph-rsid="041eb3a7"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1f63c4" officeooo:paragraph-rsid="041f63c4"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072f6" officeooo:paragraph-rsid="042072f6"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4f911" officeooo:paragraph-rsid="0404f911" fo:background-color="transparent" style:font-size-asian="8pt" style:font-style-asian="italic" style:font-weight-asian="normal" style:font-size-complex="8pt" style:font-style-complex="italic" style:font-weight-complex="normal"/>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9e077" officeooo:paragraph-rsid="0409e077" fo:background-color="transparent" style:font-size-asian="8pt" style:font-style-asian="italic" style:font-weight-asian="normal" style:font-size-complex="8pt" style:font-style-complex="italic" style:font-weight-complex="normal"/>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b2b14" officeooo:paragraph-rsid="040b2b14" fo:background-color="transparent" style:font-size-asian="8pt" style:font-style-asian="italic" style:font-weight-asian="normal" style:font-size-complex="8pt" style:font-style-complex="italic" style:font-weight-complex="normal"/>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d9e52" officeooo:paragraph-rsid="040d9e52" fo:background-color="transparent" style:font-size-asian="8pt" style:font-style-asian="italic" style:font-weight-asian="normal" style:font-size-complex="8pt" style:font-style-complex="italic" style:font-weight-complex="normal"/>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2a711" officeooo:paragraph-rsid="0412a711" fo:background-color="transparent" style:font-size-asian="8pt" style:font-style-asian="italic" style:font-weight-asian="normal" style:font-size-complex="8pt" style:font-style-complex="italic" style:font-weight-complex="normal"/>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5b005" fo:background-color="transparent" style:font-size-asian="8pt" style:font-style-asian="italic" style:font-weight-asian="normal" style:font-size-complex="8pt" style:font-style-complex="italic" style:font-weight-complex="normal"/>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5b005" officeooo:paragraph-rsid="041cdd3d" fo:background-color="transparent"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eb3a7" officeooo:paragraph-rsid="041eb3a7" fo:background-color="transparent"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1f63c4" officeooo:paragraph-rsid="041f63c4" fo:background-color="transparent"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072f6" officeooo:paragraph-rsid="042072f6" fo:background-color="transparent"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1411f" officeooo:paragraph-rsid="0421411f" fo:background-color="transparent" style:font-size-asian="8pt" style:font-style-asian="italic" style:font-weight-asian="normal" style:font-size-complex="8pt" style:font-style-complex="italic" style:font-weight-complex="normal"/>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37d9b" fo:background-color="transparent"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37d9b" officeooo:paragraph-rsid="04256566" fo:background-color="transparent"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79"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180" style:family="paragraph" style:parent-style-name="Standard">
      <style:text-properties style:font-name="PT Mono" officeooo:paragraph-rsid="0013202e"/>
    </style:style>
    <style:style style:name="P181" style:family="paragraph" style:parent-style-name="Standard">
      <style:paragraph-properties fo:break-before="page"/>
      <style:text-properties style:font-name="PT Mono" officeooo:paragraph-rsid="0013202e"/>
    </style:style>
    <style:style style:name="P182" style:family="paragraph" style:parent-style-name="Footnote">
      <style:text-properties fo:font-size="8pt" officeooo:rsid="0324c139" officeooo:paragraph-rsid="0324c139" style:font-size-asian="8pt" style:font-size-complex="8pt"/>
    </style:style>
    <style:style style:name="P183" style:family="paragraph" style:parent-style-name="Footnote">
      <style:text-properties fo:font-size="8pt" officeooo:rsid="0346a184" officeooo:paragraph-rsid="0346a184" style:font-size-asian="7pt" style:font-size-complex="8pt"/>
    </style:style>
    <style:style style:name="P184"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185" style:family="paragraph" style:parent-style-name="Footnote">
      <style:text-properties fo:font-size="8pt" officeooo:rsid="03aead49" officeooo:paragraph-rsid="03aead49" style:font-size-asian="7pt" style:font-size-complex="8pt"/>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37d9b" officeooo:paragraph-rsid="04237d9b" fo:background-color="transparent" style:font-size-asian="8pt" style:font-style-asian="normal" style:font-weight-asian="normal" style:font-size-complex="8pt" style:font-style-complex="normal" style:font-weight-complex="normal"/>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56566" officeooo:paragraph-rsid="04256566" fo:background-color="transparent" style:font-size-asian="8pt" style:font-style-asian="normal" style:font-weight-asian="normal" style:font-size-complex="8pt" style:font-style-complex="normal" style:font-weight-complex="normal"/>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8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421411f" officeooo:paragraph-rsid="0421411f" fo:background-color="transparent" style:font-size-asian="8pt" style:font-style-asian="normal" style:font-weight-asian="normal" style:font-size-complex="8pt" style:font-style-complex="normal" style:font-weight-complex="normal"/>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56566" officeooo:paragraph-rsid="04256566" fo:background-color="transparent" style:font-size-asian="8pt" style:font-style-asian="italic" style:font-weight-asian="normal" style:font-size-complex="8pt" style:font-style-complex="italic" style:font-weight-complex="normal"/>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97b2b" officeooo:paragraph-rsid="04297b2b" fo:background-color="transparent" style:font-size-asian="8pt" style:font-style-asian="italic" style:font-weight-asian="normal" style:font-size-complex="8pt" style:font-style-complex="italic" style:font-weight-complex="normal"/>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c8f44" officeooo:paragraph-rsid="042c8f44" fo:background-color="transparent" style:font-size-asian="8pt" style:font-style-asian="italic" style:font-weight-asian="normal" style:font-size-complex="8pt" style:font-style-complex="italic" style:font-weight-complex="normal"/>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2f699a" officeooo:paragraph-rsid="042f699a" fo:background-color="transparent" style:font-size-asian="8pt" style:font-style-asian="italic" style:font-weight-asian="normal" style:font-size-complex="8pt" style:font-style-complex="italic" style:font-weight-complex="normal"/>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5c302" officeooo:paragraph-rsid="0435c302" fo:background-color="transparent" style:font-size-asian="8pt" style:font-style-asian="italic" style:font-weight-asian="normal" style:font-size-complex="8pt" style:font-style-complex="italic" style:font-weight-complex="normal"/>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b2eed" officeooo:paragraph-rsid="043b2eed" fo:background-color="transparent" style:font-size-asian="8pt" style:font-style-asian="italic" style:font-weight-asian="normal" style:font-size-complex="8pt" style:font-style-complex="italic" style:font-weight-complex="normal"/>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3fc75e" officeooo:paragraph-rsid="043fc75e" fo:background-color="transparent" style:font-size-asian="8pt" style:font-style-asian="italic" style:font-weight-asian="normal" style:font-size-complex="8pt" style:font-style-complex="italic" style:font-weight-complex="normal"/>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99e8f" officeooo:paragraph-rsid="04499e8f" fo:background-color="transparent" style:font-size-asian="8pt" style:font-style-asian="italic" style:font-weight-asian="normal" style:font-size-complex="8pt" style:font-style-complex="italic" style:font-weight-complex="normal"/>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90ef" officeooo:paragraph-rsid="044a90ef" fo:background-color="transparent" style:font-size-asian="8pt" style:font-style-asian="italic" style:font-weight-asian="normal" style:font-size-complex="8pt" style:font-style-complex="italic" style:font-weight-complex="normal"/>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ab097" officeooo:paragraph-rsid="044ab097" fo:background-color="transparent" style:font-size-asian="8pt" style:font-style-asian="italic" style:font-weight-asian="normal" style:font-size-complex="8pt" style:font-style-complex="italic" style:font-weight-complex="normal"/>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0019" officeooo:paragraph-rsid="044c0019" fo:background-color="transparent" style:font-size-asian="8pt" style:font-style-asian="italic" style:font-weight-asian="normal" style:font-size-complex="8pt" style:font-style-complex="italic" style:font-weight-complex="normal"/>
    </style:style>
    <style:style style:name="P2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4c5be8" officeooo:paragraph-rsid="044c5be8" fo:background-color="transparent" style:font-size-asian="8pt" style:font-style-asian="italic" style:font-weight-asian="normal" style:font-size-complex="8pt" style:font-style-complex="italic" style:font-weight-complex="normal"/>
    </style:style>
    <style:style style:name="P202" style:family="paragraph" style:parent-style-name="Standard">
      <style:paragraph-properties fo:margin-left="0in" fo:text-align="start" style:justify-single-word="false" fo:text-indent="0in" style:auto-text-indent="false"/>
      <style:text-properties officeooo:paragraph-rsid="044c5be8"/>
    </style:style>
    <style:style style:name="P203" style:family="paragraph" style:parent-style-name="Standard">
      <style:paragraph-properties fo:margin-left="0in" fo:text-align="start" style:justify-single-word="false" fo:text-indent="0in" style:auto-text-indent="false"/>
      <style:text-properties officeooo:rsid="044e8e24" officeooo:paragraph-rsid="044e8e24"/>
    </style:style>
    <style:style style:name="P204" style:family="paragraph" style:parent-style-name="Standard">
      <style:paragraph-properties fo:margin-left="0in" fo:text-align="start" style:justify-single-word="false" fo:text-indent="0in" style:auto-text-indent="false"/>
      <style:text-properties officeooo:rsid="0452560d" officeooo:paragraph-rsid="0452560d"/>
    </style:style>
    <style:style style:name="P205" style:family="paragraph" style:parent-style-name="Standard">
      <style:paragraph-properties fo:margin-left="0in" fo:text-align="start" style:justify-single-word="false" fo:text-indent="0in" style:auto-text-indent="false"/>
      <style:text-properties officeooo:rsid="045a9cda" officeooo:paragraph-rsid="045a9cda"/>
    </style:style>
    <style:style style:name="P206" style:family="paragraph" style:parent-style-name="Standard">
      <style:paragraph-properties fo:margin-left="0in" fo:text-align="start" style:justify-single-word="false" fo:text-indent="0in" style:auto-text-indent="false"/>
      <style:text-properties officeooo:rsid="045f41d6" officeooo:paragraph-rsid="045f41d6"/>
    </style:style>
    <style:style style:name="P207" style:family="paragraph" style:parent-style-name="Standard">
      <style:paragraph-properties fo:margin-left="0in" fo:text-align="start" style:justify-single-word="false" fo:text-indent="0in" style:auto-text-indent="false"/>
      <style:text-properties officeooo:rsid="04625963" officeooo:paragraph-rsid="04625963"/>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4e8e24"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52560d"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542f58"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5a9cda"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5c93e7"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5f41d6"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606b10"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super 58%" style:font-name="PT Mono" fo:font-size="8pt" fo:font-style="normal" fo:font-weight="normal" officeooo:rsid="044c5be8"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super 58%" style:font-name="PT Mono" fo:font-size="8pt" fo:font-style="normal" fo:font-weight="normal" officeooo:rsid="044df2cb"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super 58%" style:font-name="PT Mono" fo:font-size="8pt" fo:font-style="normal" fo:font-weight="normal" officeooo:rsid="044e0ac3"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super 58%" style:font-name="PT Mono" fo:font-size="8pt" fo:font-style="normal" fo:font-weight="normal" officeooo:rsid="04506660"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super 58%" style:font-name="PT Mono" fo:font-size="8pt" fo:font-style="normal" fo:font-weight="normal" officeooo:rsid="0453ddea"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super 58%" style:font-name="PT Mono" fo:font-size="8pt" fo:font-style="normal" fo:font-weight="normal" officeooo:rsid="0454a29c"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super 58%" style:font-name="PT Mono" fo:font-size="8pt" fo:font-style="normal" fo:font-weight="normal" officeooo:rsid="045936ad"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super 58%" style:font-name="PT Mono" fo:font-size="8pt" fo:font-style="normal" fo:font-weight="normal" officeooo:rsid="045a0575"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super 58%" style:font-name="PT Mono" fo:font-size="8pt" fo:font-style="normal" fo:font-weight="normal" officeooo:rsid="045b58f9"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super 58%" style:font-name="PT Mono" fo:font-size="8pt" fo:font-style="normal" fo:font-weight="normal" officeooo:rsid="045e3279"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super 58%" style:font-name="PT Mono" fo:font-size="8pt" fo:font-style="normal" fo:font-weight="normal" officeooo:rsid="04612520"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super 58%" style:font-name="PT Mono" fo:font-size="8pt" fo:font-style="normal" fo:font-weight="normal" officeooo:rsid="0461edd2"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super 58%" style:font-name="PT Mono" fo:font-size="8pt" fo:font-style="normal" fo:font-weight="normal" officeooo:rsid="04639174"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officeooo:rsid="0309affb"/>
    </style:style>
    <style:style style:name="T45" style:family="text">
      <style:text-properties officeooo:rsid="0312e48c"/>
    </style:style>
    <style:style style:name="T46" style:family="text">
      <style:text-properties officeooo:rsid="0314102b"/>
    </style:style>
    <style:style style:name="T47" style:family="text">
      <style:text-properties officeooo:rsid="03145dff"/>
    </style:style>
    <style:style style:name="T48" style:family="text">
      <style:text-properties officeooo:rsid="03156fc0"/>
    </style:style>
    <style:style style:name="T49" style:family="text">
      <style:text-properties officeooo:rsid="031808bb"/>
    </style:style>
    <style:style style:name="T50" style:family="text">
      <style:text-properties officeooo:rsid="03198322"/>
    </style:style>
    <style:style style:name="T51" style:family="text">
      <style:text-properties officeooo:rsid="031cecd4"/>
    </style:style>
    <style:style style:name="T52" style:family="text">
      <style:text-properties officeooo:rsid="031e1ec9"/>
    </style:style>
    <style:style style:name="T53" style:family="text">
      <style:text-properties officeooo:rsid="031fe8ec"/>
    </style:style>
    <style:style style:name="T54" style:family="text">
      <style:text-properties fo:font-style="italic" style:font-style-asian="italic" style:font-style-complex="italic"/>
    </style:style>
    <style:style style:name="T55" style:family="text">
      <style:text-properties fo:font-style="italic" officeooo:rsid="0364c05e" style:font-style-asian="italic" style:font-style-complex="italic"/>
    </style:style>
    <style:style style:name="T56" style:family="text">
      <style:text-properties fo:font-style="italic" officeooo:rsid="036f1f6c" style:font-style-asian="italic" style:font-style-complex="italic"/>
    </style:style>
    <style:style style:name="T57" style:family="text">
      <style:text-properties fo:font-style="italic" officeooo:rsid="038261f8" style:font-style-asian="italic" style:font-style-complex="italic"/>
    </style:style>
    <style:style style:name="T58" style:family="text">
      <style:text-properties fo:font-style="italic" officeooo:rsid="0389d64a" style:font-style-asian="italic" style:font-style-complex="italic"/>
    </style:style>
    <style:style style:name="T59" style:family="text">
      <style:text-properties fo:font-style="italic" officeooo:rsid="038b4809" style:font-style-asian="italic" style:font-style-complex="italic"/>
    </style:style>
    <style:style style:name="T60" style:family="text">
      <style:text-properties officeooo:rsid="0321229e"/>
    </style:style>
    <style:style style:name="T61" style:family="text">
      <style:text-properties officeooo:rsid="0322ce2c"/>
    </style:style>
    <style:style style:name="T62" style:family="text">
      <style:text-properties officeooo:rsid="0327669f"/>
    </style:style>
    <style:style style:name="T63" style:family="text">
      <style:text-properties officeooo:rsid="0327a975"/>
    </style:style>
    <style:style style:name="T64" style:family="text">
      <style:text-properties officeooo:rsid="03295add"/>
    </style:style>
    <style:style style:name="T65" style:family="text">
      <style:text-properties officeooo:rsid="032a7a34"/>
    </style:style>
    <style:style style:name="T66" style:family="text">
      <style:text-properties officeooo:rsid="032befbd"/>
    </style:style>
    <style:style style:name="T67" style:family="text">
      <style:text-properties officeooo:rsid="032d1296"/>
    </style:style>
    <style:style style:name="T68" style:family="text">
      <style:text-properties officeooo:rsid="032dd5d0"/>
    </style:style>
    <style:style style:name="T69" style:family="text">
      <style:text-properties officeooo:rsid="032e2a5c"/>
    </style:style>
    <style:style style:name="T70" style:family="text">
      <style:text-properties officeooo:rsid="032e2e84"/>
    </style:style>
    <style:style style:name="T71" style:family="text">
      <style:text-properties officeooo:rsid="032f12ea"/>
    </style:style>
    <style:style style:name="T72" style:family="text">
      <style:text-properties officeooo:rsid="033002c0"/>
    </style:style>
    <style:style style:name="T73" style:family="text">
      <style:text-properties officeooo:rsid="0331e8af"/>
    </style:style>
    <style:style style:name="T74" style:family="text">
      <style:text-properties officeooo:rsid="0332e46a"/>
    </style:style>
    <style:style style:name="T75" style:family="text">
      <style:text-properties officeooo:rsid="033445b5"/>
    </style:style>
    <style:style style:name="T76" style:family="text">
      <style:text-properties officeooo:rsid="033560da"/>
    </style:style>
    <style:style style:name="T77" style:family="text">
      <style:text-properties officeooo:rsid="033589ce"/>
    </style:style>
    <style:style style:name="T78" style:family="text">
      <style:text-properties officeooo:rsid="0338f6ab"/>
    </style:style>
    <style:style style:name="T79" style:family="text">
      <style:text-properties officeooo:rsid="033a610d"/>
    </style:style>
    <style:style style:name="T80" style:family="text">
      <style:text-properties officeooo:rsid="033b70f2"/>
    </style:style>
    <style:style style:name="T81" style:family="text">
      <style:text-properties officeooo:rsid="033e87f9"/>
    </style:style>
    <style:style style:name="T82" style:family="text">
      <style:text-properties officeooo:rsid="03405ff0"/>
    </style:style>
    <style:style style:name="T83" style:family="text">
      <style:text-properties officeooo:rsid="0341bbeb"/>
    </style:style>
    <style:style style:name="T84" style:family="text">
      <style:text-properties officeooo:rsid="034319d9"/>
    </style:style>
    <style:style style:name="T85" style:family="text">
      <style:text-properties officeooo:rsid="0346a184"/>
    </style:style>
    <style:style style:name="T86" style:family="text">
      <style:text-properties fo:font-style="normal" style:font-style-asian="normal" style:font-style-complex="normal"/>
    </style:style>
    <style:style style:name="T87" style:family="text">
      <style:text-properties fo:font-style="normal" officeooo:rsid="03478123" style:font-style-asian="normal" style:font-style-complex="normal"/>
    </style:style>
    <style:style style:name="T88" style:family="text">
      <style:text-properties fo:font-style="normal" officeooo:rsid="0348f4de" style:font-style-asian="normal" style:font-style-complex="normal"/>
    </style:style>
    <style:style style:name="T89" style:family="text">
      <style:text-properties fo:font-style="normal" officeooo:rsid="03497f67" style:font-style-asian="normal" style:font-style-complex="normal"/>
    </style:style>
    <style:style style:name="T90" style:family="text">
      <style:text-properties fo:font-style="normal" officeooo:rsid="039c9f5f" style:font-style-asian="normal" style:font-style-complex="normal"/>
    </style:style>
    <style:style style:name="T91" style:family="text">
      <style:text-properties fo:font-style="normal" officeooo:rsid="039d5297" style:font-style-asian="normal" style:font-style-complex="normal"/>
    </style:style>
    <style:style style:name="T92" style:family="text">
      <style:text-properties fo:font-style="normal" officeooo:rsid="039f3825" style:font-style-asian="normal" style:font-style-complex="normal"/>
    </style:style>
    <style:style style:name="T93" style:family="text">
      <style:text-properties fo:font-style="normal" officeooo:rsid="039fefd0" style:font-style-asian="normal" style:font-style-complex="normal"/>
    </style:style>
    <style:style style:name="T94" style:family="text">
      <style:text-properties fo:font-style="normal" officeooo:rsid="03a09925" style:font-style-asian="normal" style:font-style-complex="normal"/>
    </style:style>
    <style:style style:name="T95" style:family="text">
      <style:text-properties fo:font-style="normal" officeooo:rsid="03a1bb8c" style:font-style-asian="normal" style:font-style-complex="normal"/>
    </style:style>
    <style:style style:name="T96" style:family="text">
      <style:text-properties fo:font-style="normal" officeooo:rsid="03a29263" style:font-style-asian="normal" style:font-style-complex="normal"/>
    </style:style>
    <style:style style:name="T97" style:family="text">
      <style:text-properties fo:font-style="normal" officeooo:rsid="03a29ef1" style:font-style-asian="normal" style:font-style-complex="normal"/>
    </style:style>
    <style:style style:name="T98" style:family="text">
      <style:text-properties fo:font-style="normal" officeooo:rsid="03a6858c" style:font-style-asian="normal" style:font-style-complex="normal"/>
    </style:style>
    <style:style style:name="T99" style:family="text">
      <style:text-properties fo:font-style="normal" officeooo:rsid="03a874ef" style:font-style-asian="normal" style:font-style-complex="normal"/>
    </style:style>
    <style:style style:name="T100" style:family="text">
      <style:text-properties fo:font-style="normal" officeooo:rsid="03a94db1" style:font-style-asian="normal" style:font-style-complex="normal"/>
    </style:style>
    <style:style style:name="T101" style:family="text">
      <style:text-properties fo:font-style="normal" officeooo:rsid="03aab2bf" style:font-style-asian="normal" style:font-style-complex="normal"/>
    </style:style>
    <style:style style:name="T102" style:family="text">
      <style:text-properties fo:font-style="normal" officeooo:rsid="03aacb0a" style:font-style-asian="normal" style:font-style-complex="normal"/>
    </style:style>
    <style:style style:name="T103" style:family="text">
      <style:text-properties fo:font-style="normal" officeooo:rsid="03ab53da" style:font-style-asian="normal" style:font-style-complex="normal"/>
    </style:style>
    <style:style style:name="T104" style:family="text">
      <style:text-properties fo:font-style="normal" officeooo:rsid="03ade8bf" style:font-style-asian="normal" style:font-style-complex="normal"/>
    </style:style>
    <style:style style:name="T105" style:family="text">
      <style:text-properties fo:font-style="normal" officeooo:rsid="03ae8d17" style:font-style-asian="normal" style:font-style-complex="normal"/>
    </style:style>
    <style:style style:name="T106" style:family="text">
      <style:text-properties fo:font-style="normal" officeooo:rsid="03b00d57" style:font-style-asian="normal" style:font-style-complex="normal"/>
    </style:style>
    <style:style style:name="T107" style:family="text">
      <style:text-properties fo:font-style="normal" officeooo:rsid="03b1d806" style:font-style-asian="normal" style:font-style-complex="normal"/>
    </style:style>
    <style:style style:name="T108" style:family="text">
      <style:text-properties fo:font-style="normal" officeooo:rsid="03b2c578" style:font-style-asian="normal" style:font-style-complex="normal"/>
    </style:style>
    <style:style style:name="T109" style:family="text">
      <style:text-properties fo:font-style="normal" officeooo:rsid="03b2ccb2" style:font-style-asian="normal" style:font-style-complex="normal"/>
    </style:style>
    <style:style style:name="T110" style:family="text">
      <style:text-properties fo:font-style="normal" officeooo:rsid="03b3148f" style:font-style-asian="normal" style:font-style-complex="normal"/>
    </style:style>
    <style:style style:name="T111" style:family="text">
      <style:text-properties fo:font-style="normal" officeooo:rsid="03b31aae" style:font-style-asian="normal" style:font-style-complex="normal"/>
    </style:style>
    <style:style style:name="T112" style:family="text">
      <style:text-properties fo:font-style="normal" officeooo:rsid="03b5656a" style:font-style-asian="normal" style:font-style-complex="normal"/>
    </style:style>
    <style:style style:name="T113" style:family="text">
      <style:text-properties fo:font-style="normal" officeooo:rsid="03b6187b" style:font-style-asian="normal" style:font-style-complex="normal"/>
    </style:style>
    <style:style style:name="T114" style:family="text">
      <style:text-properties fo:font-style="normal" officeooo:rsid="03b80903" style:font-style-asian="normal" style:font-style-complex="normal"/>
    </style:style>
    <style:style style:name="T115" style:family="text">
      <style:text-properties fo:font-style="normal" officeooo:rsid="03b98f94" style:font-style-asian="normal" style:font-style-complex="normal"/>
    </style:style>
    <style:style style:name="T116" style:family="text">
      <style:text-properties fo:font-style="normal" officeooo:rsid="03babb9c" style:font-style-asian="normal" style:font-style-complex="normal"/>
    </style:style>
    <style:style style:name="T117" style:family="text">
      <style:text-properties fo:font-style="normal" officeooo:rsid="03bac324" style:font-style-asian="normal" style:font-style-complex="normal"/>
    </style:style>
    <style:style style:name="T118" style:family="text">
      <style:text-properties fo:font-style="normal" officeooo:rsid="03bb19f8" style:font-style-asian="normal" style:font-style-complex="normal"/>
    </style:style>
    <style:style style:name="T119" style:family="text">
      <style:text-properties fo:font-style="normal" officeooo:rsid="03bb7f0c" style:font-style-asian="normal" style:font-style-complex="normal"/>
    </style:style>
    <style:style style:name="T120" style:family="text">
      <style:text-properties fo:font-style="normal" officeooo:rsid="03bcd567" style:font-style-asian="normal" style:font-style-complex="normal"/>
    </style:style>
    <style:style style:name="T121" style:family="text">
      <style:text-properties fo:font-style="normal" officeooo:rsid="03bf4f8b" style:font-style-asian="normal" style:font-style-complex="normal"/>
    </style:style>
    <style:style style:name="T122" style:family="text">
      <style:text-properties fo:font-style="normal" officeooo:rsid="03c0074d" style:font-style-asian="normal" style:font-style-complex="normal"/>
    </style:style>
    <style:style style:name="T123" style:family="text">
      <style:text-properties fo:font-style="normal" officeooo:rsid="03c2a0b7" style:font-style-asian="normal" style:font-style-complex="normal"/>
    </style:style>
    <style:style style:name="T124" style:family="text">
      <style:text-properties fo:font-style="normal" officeooo:rsid="03c49cfa" style:font-style-asian="normal" style:font-style-complex="normal"/>
    </style:style>
    <style:style style:name="T125" style:family="text">
      <style:text-properties fo:font-style="normal" officeooo:rsid="03c4e071" style:font-style-asian="normal" style:font-style-complex="normal"/>
    </style:style>
    <style:style style:name="T126" style:family="text">
      <style:text-properties fo:font-style="normal" officeooo:rsid="03c67f50" style:font-style-asian="normal" style:font-style-complex="normal"/>
    </style:style>
    <style:style style:name="T127" style:family="text">
      <style:text-properties fo:font-style="normal" officeooo:rsid="03c68dbf" style:font-style-asian="normal" style:font-style-complex="normal"/>
    </style:style>
    <style:style style:name="T128" style:family="text">
      <style:text-properties fo:font-style="normal" officeooo:rsid="03c7c97b" style:font-style-asian="normal" style:font-style-complex="normal"/>
    </style:style>
    <style:style style:name="T129" style:family="text">
      <style:text-properties fo:font-style="normal" officeooo:rsid="03c842d9" style:font-style-asian="normal" style:font-style-complex="normal"/>
    </style:style>
    <style:style style:name="T130" style:family="text">
      <style:text-properties fo:font-style="normal" officeooo:rsid="03c8900e" style:font-style-asian="normal" style:font-style-complex="normal"/>
    </style:style>
    <style:style style:name="T131" style:family="text">
      <style:text-properties fo:font-style="normal" officeooo:rsid="03c9581d" style:font-style-asian="normal" style:font-style-complex="normal"/>
    </style:style>
    <style:style style:name="T132" style:family="text">
      <style:text-properties fo:font-style="normal" officeooo:rsid="03cc8d63" style:font-style-asian="normal" style:font-style-complex="normal"/>
    </style:style>
    <style:style style:name="T133" style:family="text">
      <style:text-properties fo:font-style="normal" officeooo:rsid="03cd55f3" style:font-style-asian="normal" style:font-style-complex="normal"/>
    </style:style>
    <style:style style:name="T134" style:family="text">
      <style:text-properties fo:font-style="normal" officeooo:rsid="03cedff2" style:font-style-asian="normal" style:font-style-complex="normal"/>
    </style:style>
    <style:style style:name="T135" style:family="text">
      <style:text-properties fo:font-style="normal" officeooo:rsid="03ceeb81" style:font-style-asian="normal" style:font-style-complex="normal"/>
    </style:style>
    <style:style style:name="T136" style:family="text">
      <style:text-properties fo:font-style="normal" officeooo:rsid="03d25cef" style:font-style-asian="normal" style:font-style-complex="normal"/>
    </style:style>
    <style:style style:name="T137" style:family="text">
      <style:text-properties fo:font-style="normal" officeooo:rsid="03d27f70" style:font-style-asian="normal" style:font-style-complex="normal"/>
    </style:style>
    <style:style style:name="T138" style:family="text">
      <style:text-properties fo:font-style="normal" officeooo:rsid="03d2ea12" style:font-style-asian="normal" style:font-style-complex="normal"/>
    </style:style>
    <style:style style:name="T139" style:family="text">
      <style:text-properties fo:font-style="normal" officeooo:rsid="03d44ed3" style:font-style-asian="normal" style:font-style-complex="normal"/>
    </style:style>
    <style:style style:name="T140" style:family="text">
      <style:text-properties fo:font-style="normal" officeooo:rsid="03d4cf46" style:font-style-asian="normal" style:font-style-complex="normal"/>
    </style:style>
    <style:style style:name="T141" style:family="text">
      <style:text-properties fo:font-style="normal" officeooo:rsid="03d5f5d2" style:font-style-asian="normal" style:font-style-complex="normal"/>
    </style:style>
    <style:style style:name="T142" style:family="text">
      <style:text-properties fo:font-style="normal" officeooo:rsid="03d7c79b" style:font-style-asian="normal" style:font-style-complex="normal"/>
    </style:style>
    <style:style style:name="T143" style:family="text">
      <style:text-properties fo:font-style="normal" officeooo:rsid="03d8f4b2" style:font-style-asian="normal" style:font-style-complex="normal"/>
    </style:style>
    <style:style style:name="T144" style:family="text">
      <style:text-properties fo:font-style="normal" officeooo:rsid="03db2b19" style:font-style-asian="normal" style:font-style-complex="normal"/>
    </style:style>
    <style:style style:name="T145" style:family="text">
      <style:text-properties fo:font-style="normal" officeooo:rsid="03dc47ea" style:font-style-asian="normal" style:font-style-complex="normal"/>
    </style:style>
    <style:style style:name="T146" style:family="text">
      <style:text-properties fo:font-style="normal" officeooo:rsid="03df1703" style:font-style-asian="normal" style:font-style-complex="normal"/>
    </style:style>
    <style:style style:name="T147" style:family="text">
      <style:text-properties fo:font-style="normal" officeooo:rsid="03e22522" style:font-style-asian="normal" style:font-style-complex="normal"/>
    </style:style>
    <style:style style:name="T148" style:family="text">
      <style:text-properties fo:font-style="normal" officeooo:rsid="03e247fa" style:font-style-asian="normal" style:font-style-complex="normal"/>
    </style:style>
    <style:style style:name="T149" style:family="text">
      <style:text-properties fo:font-style="normal" officeooo:rsid="03e3d5f5" style:font-style-asian="normal" style:font-style-complex="normal"/>
    </style:style>
    <style:style style:name="T150" style:family="text">
      <style:text-properties fo:font-style="normal" officeooo:rsid="03e53a40" style:font-style-asian="normal" style:font-style-complex="normal"/>
    </style:style>
    <style:style style:name="T151" style:family="text">
      <style:text-properties fo:font-style="normal" officeooo:rsid="03e80640" style:font-style-asian="normal" style:font-style-complex="normal"/>
    </style:style>
    <style:style style:name="T152" style:family="text">
      <style:text-properties fo:font-style="normal" officeooo:rsid="03e961ae" style:font-style-asian="normal" style:font-style-complex="normal"/>
    </style:style>
    <style:style style:name="T153" style:family="text">
      <style:text-properties fo:font-style="normal" officeooo:rsid="03eab115" style:font-style-asian="normal" style:font-style-complex="normal"/>
    </style:style>
    <style:style style:name="T154" style:family="text">
      <style:text-properties fo:font-style="normal" officeooo:rsid="03eca953" style:font-style-asian="normal" style:font-style-complex="normal"/>
    </style:style>
    <style:style style:name="T155" style:family="text">
      <style:text-properties fo:font-style="normal" officeooo:rsid="03ed1c87" style:font-style-asian="normal" style:font-style-complex="normal"/>
    </style:style>
    <style:style style:name="T156" style:family="text">
      <style:text-properties fo:font-style="normal" officeooo:rsid="03ee56c3" style:font-style-asian="normal" style:font-style-complex="normal"/>
    </style:style>
    <style:style style:name="T157" style:family="text">
      <style:text-properties fo:font-style="normal" officeooo:rsid="03ee7953" style:font-style-asian="normal" style:font-style-complex="normal"/>
    </style:style>
    <style:style style:name="T158" style:family="text">
      <style:text-properties fo:font-style="normal" officeooo:rsid="03f07035" style:font-style-asian="normal" style:font-style-complex="normal"/>
    </style:style>
    <style:style style:name="T159" style:family="text">
      <style:text-properties fo:font-style="normal" officeooo:rsid="03f22095" style:font-style-asian="normal" style:font-style-complex="normal"/>
    </style:style>
    <style:style style:name="T160" style:family="text">
      <style:text-properties fo:font-style="normal" officeooo:rsid="03f23b98" style:font-style-asian="normal" style:font-style-complex="normal"/>
    </style:style>
    <style:style style:name="T161" style:family="text">
      <style:text-properties fo:font-style="normal" officeooo:rsid="03f3d2ac" style:font-style-asian="normal" style:font-style-complex="normal"/>
    </style:style>
    <style:style style:name="T162" style:family="text">
      <style:text-properties fo:font-style="normal" officeooo:rsid="03f5c517" style:font-style-asian="normal" style:font-style-complex="normal"/>
    </style:style>
    <style:style style:name="T163" style:family="text">
      <style:text-properties fo:font-style="normal" officeooo:rsid="03f7118e" style:font-style-asian="normal" style:font-style-complex="normal"/>
    </style:style>
    <style:style style:name="T164" style:family="text">
      <style:text-properties fo:font-style="normal" officeooo:rsid="03f7b265" style:font-style-asian="normal" style:font-style-complex="normal"/>
    </style:style>
    <style:style style:name="T165" style:family="text">
      <style:text-properties fo:font-style="normal" officeooo:rsid="03f9418b" style:font-style-asian="normal" style:font-style-complex="normal"/>
    </style:style>
    <style:style style:name="T166" style:family="text">
      <style:text-properties fo:font-style="normal" officeooo:rsid="03fb3a6a" style:font-style-asian="normal" style:font-style-complex="normal"/>
    </style:style>
    <style:style style:name="T167" style:family="text">
      <style:text-properties fo:font-style="normal" officeooo:rsid="03fc6280" style:font-style-asian="normal" style:font-style-complex="normal"/>
    </style:style>
    <style:style style:name="T168" style:family="text">
      <style:text-properties fo:font-style="normal" officeooo:rsid="03fc7033" style:font-style-asian="normal" style:font-style-complex="normal"/>
    </style:style>
    <style:style style:name="T169" style:family="text">
      <style:text-properties fo:font-style="normal" officeooo:rsid="03fcf6d5" style:font-style-asian="normal" style:font-style-complex="normal"/>
    </style:style>
    <style:style style:name="T170" style:family="text">
      <style:text-properties fo:font-style="normal" officeooo:rsid="03fd9c0e" style:font-style-asian="normal" style:font-style-complex="normal"/>
    </style:style>
    <style:style style:name="T171" style:family="text">
      <style:text-properties fo:font-style="normal" officeooo:rsid="03ff3221" style:font-style-asian="normal" style:font-style-complex="normal"/>
    </style:style>
    <style:style style:name="T172" style:family="text">
      <style:text-properties fo:font-style="normal" officeooo:rsid="040092dc" style:font-style-asian="normal" style:font-style-complex="normal"/>
    </style:style>
    <style:style style:name="T173" style:family="text">
      <style:text-properties fo:font-style="normal" officeooo:rsid="04018b3a" style:font-style-asian="normal" style:font-style-complex="normal"/>
    </style:style>
    <style:style style:name="T174" style:family="text">
      <style:text-properties fo:font-style="normal" officeooo:rsid="0402a79a" style:font-style-asian="normal" style:font-style-complex="normal"/>
    </style:style>
    <style:style style:name="T175" style:family="text">
      <style:text-properties fo:font-style="normal" officeooo:rsid="0402c3b4" style:font-style-asian="normal" style:font-style-complex="normal"/>
    </style:style>
    <style:style style:name="T176" style:family="text">
      <style:text-properties fo:font-style="normal" officeooo:rsid="04040b7f" style:font-style-asian="normal" style:font-style-complex="normal"/>
    </style:style>
    <style:style style:name="T177" style:family="text">
      <style:text-properties fo:font-style="normal" officeooo:rsid="0404a1d5" style:font-style-asian="normal" style:font-style-complex="normal"/>
    </style:style>
    <style:style style:name="T178" style:family="text">
      <style:text-properties fo:font-style="normal" officeooo:rsid="0404f911" style:font-style-asian="normal" style:font-style-complex="normal"/>
    </style:style>
    <style:style style:name="T179" style:family="text">
      <style:text-properties fo:font-style="normal" officeooo:rsid="04065e20" style:font-style-asian="normal" style:font-style-complex="normal"/>
    </style:style>
    <style:style style:name="T180" style:family="text">
      <style:text-properties fo:font-style="normal" officeooo:rsid="04081565" style:font-style-asian="normal" style:font-style-complex="normal"/>
    </style:style>
    <style:style style:name="T181" style:family="text">
      <style:text-properties fo:font-style="normal" officeooo:rsid="0408229c" style:font-style-asian="normal" style:font-style-complex="normal"/>
    </style:style>
    <style:style style:name="T182" style:family="text">
      <style:text-properties fo:font-style="normal" officeooo:rsid="0409e077" style:font-style-asian="normal" style:font-style-complex="normal"/>
    </style:style>
    <style:style style:name="T183" style:family="text">
      <style:text-properties fo:font-style="normal" officeooo:rsid="0409efb9" style:font-style-asian="normal" style:font-style-complex="normal"/>
    </style:style>
    <style:style style:name="T184" style:family="text">
      <style:text-properties fo:font-style="normal" officeooo:rsid="040b2b14" style:font-style-asian="normal" style:font-style-complex="normal"/>
    </style:style>
    <style:style style:name="T185" style:family="text">
      <style:text-properties fo:font-style="normal" officeooo:rsid="040bbcd5" style:font-style-asian="normal" style:font-style-complex="normal"/>
    </style:style>
    <style:style style:name="T186" style:family="text">
      <style:text-properties fo:font-style="normal" officeooo:rsid="040d9e52" style:font-style-asian="normal" style:font-style-complex="normal"/>
    </style:style>
    <style:style style:name="T187" style:family="text">
      <style:text-properties fo:font-style="normal" officeooo:rsid="040e6d0d" style:font-style-asian="normal" style:font-style-complex="normal"/>
    </style:style>
    <style:style style:name="T188" style:family="text">
      <style:text-properties fo:font-style="normal" officeooo:rsid="041031c2" style:font-style-asian="normal" style:font-style-complex="normal"/>
    </style:style>
    <style:style style:name="T189" style:family="text">
      <style:text-properties fo:font-style="normal" officeooo:rsid="0410bfc8" style:font-style-asian="normal" style:font-style-complex="normal"/>
    </style:style>
    <style:style style:name="T190" style:family="text">
      <style:text-properties fo:font-style="normal" officeooo:rsid="0412a711" style:font-style-asian="normal" style:font-style-complex="normal"/>
    </style:style>
    <style:style style:name="T191" style:family="text">
      <style:text-properties fo:font-style="normal" officeooo:rsid="04136388" style:font-style-asian="normal" style:font-style-complex="normal"/>
    </style:style>
    <style:style style:name="T192" style:family="text">
      <style:text-properties fo:font-style="normal" officeooo:rsid="041434d4" style:font-style-asian="normal" style:font-style-complex="normal"/>
    </style:style>
    <style:style style:name="T193" style:family="text">
      <style:text-properties fo:font-style="normal" officeooo:rsid="0415b005" style:font-style-asian="normal" style:font-style-complex="normal"/>
    </style:style>
    <style:style style:name="T194" style:family="text">
      <style:text-properties fo:font-style="normal" officeooo:rsid="0416de36" style:font-style-asian="normal" style:font-style-complex="normal"/>
    </style:style>
    <style:style style:name="T195" style:family="text">
      <style:text-properties fo:font-style="normal" officeooo:rsid="04174801" style:font-style-asian="normal" style:font-style-complex="normal"/>
    </style:style>
    <style:style style:name="T196" style:family="text">
      <style:text-properties fo:font-style="normal" officeooo:rsid="041a0994" style:font-style-asian="normal" style:font-style-complex="normal"/>
    </style:style>
    <style:style style:name="T197" style:family="text">
      <style:text-properties fo:font-style="normal" officeooo:rsid="041afda8" style:font-style-asian="normal" style:font-style-complex="normal"/>
    </style:style>
    <style:style style:name="T198" style:family="text">
      <style:text-properties fo:font-style="normal" officeooo:rsid="041ccb25" style:font-style-asian="normal" style:font-style-complex="normal"/>
    </style:style>
    <style:style style:name="T199" style:family="text">
      <style:text-properties fo:font-style="normal" officeooo:rsid="041cdd3d" style:font-style-asian="normal" style:font-style-complex="normal"/>
    </style:style>
    <style:style style:name="T200" style:family="text">
      <style:text-properties fo:font-style="normal" officeooo:rsid="041ec708" style:font-style-asian="normal" style:font-style-complex="normal"/>
    </style:style>
    <style:style style:name="T201" style:family="text">
      <style:text-properties fo:font-style="normal" officeooo:rsid="0421411f" style:font-style-asian="normal" style:font-style-complex="normal"/>
    </style:style>
    <style:style style:name="T202" style:family="text">
      <style:text-properties fo:font-style="normal" officeooo:rsid="0421a263" style:font-style-asian="normal" style:font-style-complex="normal"/>
    </style:style>
    <style:style style:name="T203" style:family="text">
      <style:text-properties fo:font-style="normal" officeooo:rsid="04237d9b" style:font-style-asian="normal" style:font-style-complex="normal"/>
    </style:style>
    <style:style style:name="T204" style:family="text">
      <style:text-properties fo:font-style="normal" officeooo:rsid="0424e6ef" style:font-style-asian="normal" style:font-style-complex="normal"/>
    </style:style>
    <style:style style:name="T205" style:family="text">
      <style:text-properties fo:font-style="normal" officeooo:rsid="04256566" style:font-style-asian="normal" style:font-style-complex="normal"/>
    </style:style>
    <style:style style:name="T206" style:family="text">
      <style:text-properties fo:font-style="normal" officeooo:rsid="0426011b" style:font-style-asian="normal" style:font-style-complex="normal"/>
    </style:style>
    <style:style style:name="T207" style:family="text">
      <style:text-properties fo:font-style="normal" officeooo:rsid="0427e26f" style:font-style-asian="normal" style:font-style-complex="normal"/>
    </style:style>
    <style:style style:name="T208" style:family="text">
      <style:text-properties fo:font-style="normal" officeooo:rsid="042965f0" style:font-style-asian="normal" style:font-style-complex="normal"/>
    </style:style>
    <style:style style:name="T209" style:family="text">
      <style:text-properties fo:font-style="normal" officeooo:rsid="04297b2b" style:font-style-asian="normal" style:font-style-complex="normal"/>
    </style:style>
    <style:style style:name="T210" style:family="text">
      <style:text-properties fo:font-style="normal" officeooo:rsid="042a523b" style:font-style-asian="normal" style:font-style-complex="normal"/>
    </style:style>
    <style:style style:name="T211" style:family="text">
      <style:text-properties fo:font-style="normal" officeooo:rsid="042bb347" style:font-style-asian="normal" style:font-style-complex="normal"/>
    </style:style>
    <style:style style:name="T212" style:family="text">
      <style:text-properties fo:font-style="normal" officeooo:rsid="042c8f44" style:font-style-asian="normal" style:font-style-complex="normal"/>
    </style:style>
    <style:style style:name="T213" style:family="text">
      <style:text-properties fo:font-style="normal" officeooo:rsid="042cbe50" style:font-style-asian="normal" style:font-style-complex="normal"/>
    </style:style>
    <style:style style:name="T214" style:family="text">
      <style:text-properties fo:font-style="normal" officeooo:rsid="042daf31" style:font-style-asian="normal" style:font-style-complex="normal"/>
    </style:style>
    <style:style style:name="T215" style:family="text">
      <style:text-properties fo:font-style="normal" officeooo:rsid="043155f3" style:font-style-asian="normal" style:font-style-complex="normal"/>
    </style:style>
    <style:style style:name="T216" style:family="text">
      <style:text-properties fo:font-style="normal" officeooo:rsid="043211d7" style:font-style-asian="normal" style:font-style-complex="normal"/>
    </style:style>
    <style:style style:name="T217" style:family="text">
      <style:text-properties fo:font-style="normal" officeooo:rsid="0432be33" style:font-style-asian="normal" style:font-style-complex="normal"/>
    </style:style>
    <style:style style:name="T218" style:family="text">
      <style:text-properties fo:font-style="normal" officeooo:rsid="0433d4c1" style:font-style-asian="normal" style:font-style-complex="normal"/>
    </style:style>
    <style:style style:name="T219" style:family="text">
      <style:text-properties fo:font-style="normal" officeooo:rsid="0435c302" style:font-style-asian="normal" style:font-style-complex="normal"/>
    </style:style>
    <style:style style:name="T220" style:family="text">
      <style:text-properties fo:font-style="normal" officeooo:rsid="0436a3a4" style:font-style-asian="normal" style:font-style-complex="normal"/>
    </style:style>
    <style:style style:name="T221" style:family="text">
      <style:text-properties fo:font-style="normal" officeooo:rsid="04398c6d" style:font-style-asian="normal" style:font-style-complex="normal"/>
    </style:style>
    <style:style style:name="T222" style:family="text">
      <style:text-properties fo:font-style="normal" officeooo:rsid="0439da56" style:font-style-asian="normal" style:font-style-complex="normal"/>
    </style:style>
    <style:style style:name="T223" style:family="text">
      <style:text-properties fo:font-style="normal" officeooo:rsid="043ab87b" style:font-style-asian="normal" style:font-style-complex="normal"/>
    </style:style>
    <style:style style:name="T224" style:family="text">
      <style:text-properties fo:font-style="normal" officeooo:rsid="043b2eed" style:font-style-asian="normal" style:font-style-complex="normal"/>
    </style:style>
    <style:style style:name="T225" style:family="text">
      <style:text-properties fo:font-style="normal" officeooo:rsid="043bfaf0" style:font-style-asian="normal" style:font-style-complex="normal"/>
    </style:style>
    <style:style style:name="T226" style:family="text">
      <style:text-properties fo:font-style="normal" officeooo:rsid="043ca2ac" style:font-style-asian="normal" style:font-style-complex="normal"/>
    </style:style>
    <style:style style:name="T227" style:family="text">
      <style:text-properties fo:font-style="normal" officeooo:rsid="043e5e94" style:font-style-asian="normal" style:font-style-complex="normal"/>
    </style:style>
    <style:style style:name="T228" style:family="text">
      <style:text-properties fo:font-style="normal" officeooo:rsid="0441e144" style:font-style-asian="normal" style:font-style-complex="normal"/>
    </style:style>
    <style:style style:name="T229" style:family="text">
      <style:text-properties fo:font-style="normal" officeooo:rsid="04434505" style:font-style-asian="normal" style:font-style-complex="normal"/>
    </style:style>
    <style:style style:name="T230" style:family="text">
      <style:text-properties fo:font-style="normal" officeooo:rsid="0444c192" style:font-style-asian="normal" style:font-style-complex="normal"/>
    </style:style>
    <style:style style:name="T231" style:family="text">
      <style:text-properties fo:font-style="normal" officeooo:rsid="04464d41" style:font-style-asian="normal" style:font-style-complex="normal"/>
    </style:style>
    <style:style style:name="T232" style:family="text">
      <style:text-properties fo:font-style="normal" officeooo:rsid="044741f6" style:font-style-asian="normal" style:font-style-complex="normal"/>
    </style:style>
    <style:style style:name="T233" style:family="text">
      <style:text-properties fo:font-style="normal" officeooo:rsid="04484b3e" style:font-style-asian="normal" style:font-style-complex="normal"/>
    </style:style>
    <style:style style:name="T234" style:family="text">
      <style:text-properties fo:font-style="normal" officeooo:rsid="0448601d" style:font-style-asian="normal" style:font-style-complex="normal"/>
    </style:style>
    <style:style style:name="T235" style:family="text">
      <style:text-properties fo:font-style="normal" officeooo:rsid="044a90ef" style:font-style-asian="normal" style:font-style-complex="normal"/>
    </style:style>
    <style:style style:name="T236" style:family="text">
      <style:text-properties fo:font-style="normal" officeooo:rsid="044b451a" style:font-style-asian="normal" style:font-style-complex="normal"/>
    </style:style>
    <style:style style:name="T237" style:family="text">
      <style:text-properties fo:font-style="normal" officeooo:rsid="044c0019" style:font-style-asian="normal" style:font-style-complex="normal"/>
    </style:style>
    <style:style style:name="T238" style:family="text">
      <style:text-properties fo:font-style="normal" officeooo:rsid="044c5be8" style:font-style-asian="normal" style:font-style-complex="normal"/>
    </style:style>
    <style:style style:name="T239" style:family="text">
      <style:text-properties officeooo:rsid="03478123"/>
    </style:style>
    <style:style style:name="T240" style:family="text">
      <style:text-properties officeooo:rsid="0348f4de"/>
    </style:style>
    <style:style style:name="T241" style:family="text">
      <style:text-properties officeooo:rsid="03497f67"/>
    </style:style>
    <style:style style:name="T242" style:family="text">
      <style:text-properties officeooo:rsid="034b56e8"/>
    </style:style>
    <style:style style:name="T243" style:family="text">
      <style:text-properties officeooo:rsid="034cd685"/>
    </style:style>
    <style:style style:name="T244" style:family="text">
      <style:text-properties officeooo:rsid="034d4bb0"/>
    </style:style>
    <style:style style:name="T245" style:family="text">
      <style:text-properties officeooo:rsid="034f6bdc"/>
    </style:style>
    <style:style style:name="T246" style:family="text">
      <style:text-properties style:text-position="super 58%"/>
    </style:style>
    <style:style style:name="T247" style:family="text">
      <style:text-properties style:text-position="super 58%" officeooo:rsid="03808574"/>
    </style:style>
    <style:style style:name="T248" style:family="text">
      <style:text-properties style:text-position="super 58%" officeooo:rsid="038261f8"/>
    </style:style>
    <style:style style:name="T249" style:family="text">
      <style:text-properties style:text-position="super 58%" officeooo:rsid="0383bf7b"/>
    </style:style>
    <style:style style:name="T250" style:family="text">
      <style:text-properties style:text-position="super 58%" officeooo:rsid="0385d30f"/>
    </style:style>
    <style:style style:name="T251" style:family="text">
      <style:text-properties style:text-position="super 58%" officeooo:rsid="0385f81c"/>
    </style:style>
    <style:style style:name="T252" style:family="text">
      <style:text-properties style:text-position="super 58%" officeooo:rsid="0388294c"/>
    </style:style>
    <style:style style:name="T253" style:family="text">
      <style:text-properties style:text-position="super 58%" officeooo:rsid="0389d64a"/>
    </style:style>
    <style:style style:name="T254" style:family="text">
      <style:text-properties style:text-position="super 58%" officeooo:rsid="038b4809"/>
    </style:style>
    <style:style style:name="T255" style:family="text">
      <style:text-properties style:text-position="super 58%" officeooo:rsid="038fccea"/>
    </style:style>
    <style:style style:name="T256" style:family="text">
      <style:text-properties style:text-position="super 58%" officeooo:rsid="0391c35d"/>
    </style:style>
    <style:style style:name="T257" style:family="text">
      <style:text-properties style:text-position="super 58%" officeooo:rsid="0395599d"/>
    </style:style>
    <style:style style:name="T258" style:family="text">
      <style:text-properties style:text-position="super 58%" officeooo:rsid="0396faa4"/>
    </style:style>
    <style:style style:name="T259" style:family="text">
      <style:text-properties style:text-position="super 58%" officeooo:rsid="0397f7ad"/>
    </style:style>
    <style:style style:name="T260" style:family="text">
      <style:text-properties style:text-position="super 58%" officeooo:rsid="039893aa"/>
    </style:style>
    <style:style style:name="T261" style:family="text">
      <style:text-properties style:text-position="super 58%" officeooo:rsid="039ae659"/>
    </style:style>
    <style:style style:name="T262" style:family="text">
      <style:text-properties style:text-position="super 58%" fo:font-style="normal" style:font-style-asian="normal" style:font-style-complex="normal"/>
    </style:style>
    <style:style style:name="T263" style:family="text">
      <style:text-properties style:text-position="super 58%" fo:font-style="normal" officeooo:rsid="039c9f5f" style:font-style-asian="normal" style:font-style-complex="normal"/>
    </style:style>
    <style:style style:name="T264" style:family="text">
      <style:text-properties style:text-position="super 58%" fo:font-style="normal" officeooo:rsid="039d5297" style:font-style-asian="normal" style:font-style-complex="normal"/>
    </style:style>
    <style:style style:name="T265" style:family="text">
      <style:text-properties style:text-position="super 58%" fo:font-style="normal" officeooo:rsid="039f3825" style:font-style-asian="normal" style:font-style-complex="normal"/>
    </style:style>
    <style:style style:name="T266" style:family="text">
      <style:text-properties style:text-position="super 58%" fo:font-style="normal" officeooo:rsid="039fefd0" style:font-style-asian="normal" style:font-style-complex="normal"/>
    </style:style>
    <style:style style:name="T267" style:family="text">
      <style:text-properties style:text-position="super 58%" fo:font-style="normal" officeooo:rsid="03a09925" style:font-style-asian="normal" style:font-style-complex="normal"/>
    </style:style>
    <style:style style:name="T268" style:family="text">
      <style:text-properties style:text-position="super 58%" fo:font-style="normal" officeooo:rsid="03a29263" style:font-style-asian="normal" style:font-style-complex="normal"/>
    </style:style>
    <style:style style:name="T269" style:family="text">
      <style:text-properties style:text-position="super 58%" fo:font-style="normal" officeooo:rsid="03a29ef1" style:font-style-asian="normal" style:font-style-complex="normal"/>
    </style:style>
    <style:style style:name="T270" style:family="text">
      <style:text-properties style:text-position="super 58%" fo:font-style="normal" officeooo:rsid="03a6858c" style:font-style-asian="normal" style:font-style-complex="normal"/>
    </style:style>
    <style:style style:name="T271" style:family="text">
      <style:text-properties style:text-position="super 58%" fo:font-style="normal" officeooo:rsid="03a874ef" style:font-style-asian="normal" style:font-style-complex="normal"/>
    </style:style>
    <style:style style:name="T272" style:family="text">
      <style:text-properties style:text-position="super 58%" fo:font-style="normal" officeooo:rsid="03aab2bf" style:font-style-asian="normal" style:font-style-complex="normal"/>
    </style:style>
    <style:style style:name="T273" style:family="text">
      <style:text-properties style:text-position="super 58%" fo:font-style="normal" officeooo:rsid="03aacb0a" style:font-style-asian="normal" style:font-style-complex="normal"/>
    </style:style>
    <style:style style:name="T274" style:family="text">
      <style:text-properties style:text-position="super 58%" fo:font-style="normal" officeooo:rsid="03ab53da" style:font-style-asian="normal" style:font-style-complex="normal"/>
    </style:style>
    <style:style style:name="T275" style:family="text">
      <style:text-properties style:text-position="super 58%" fo:font-style="normal" officeooo:rsid="03ae8d17" style:font-style-asian="normal" style:font-style-complex="normal"/>
    </style:style>
    <style:style style:name="T276" style:family="text">
      <style:text-properties style:text-position="super 58%" fo:font-style="normal" officeooo:rsid="03b2c578" style:font-style-asian="normal" style:font-style-complex="normal"/>
    </style:style>
    <style:style style:name="T277" style:family="text">
      <style:text-properties style:text-position="super 58%" fo:font-style="normal" officeooo:rsid="03b3148f" style:font-style-asian="normal" style:font-style-complex="normal"/>
    </style:style>
    <style:style style:name="T278" style:family="text">
      <style:text-properties style:text-position="super 58%" fo:font-style="normal" officeooo:rsid="03b31aae" style:font-style-asian="normal" style:font-style-complex="normal"/>
    </style:style>
    <style:style style:name="T279" style:family="text">
      <style:text-properties style:text-position="super 58%" fo:font-style="normal" officeooo:rsid="03b6187b" style:font-style-asian="normal" style:font-style-complex="normal"/>
    </style:style>
    <style:style style:name="T280" style:family="text">
      <style:text-properties style:text-position="super 58%" fo:font-style="normal" officeooo:rsid="03b80903" style:font-style-asian="normal" style:font-style-complex="normal"/>
    </style:style>
    <style:style style:name="T281" style:family="text">
      <style:text-properties style:text-position="super 58%" fo:font-style="normal" officeooo:rsid="03b98f94" style:font-style-asian="normal" style:font-style-complex="normal"/>
    </style:style>
    <style:style style:name="T282" style:family="text">
      <style:text-properties style:text-position="super 58%" fo:font-style="normal" officeooo:rsid="03bac324" style:font-style-asian="normal" style:font-style-complex="normal"/>
    </style:style>
    <style:style style:name="T283" style:family="text">
      <style:text-properties style:text-position="super 58%" fo:font-style="normal" officeooo:rsid="03bb19f8" style:font-style-asian="normal" style:font-style-complex="normal"/>
    </style:style>
    <style:style style:name="T284" style:family="text">
      <style:text-properties style:text-position="super 58%" fo:font-style="normal" officeooo:rsid="03bcd567" style:font-style-asian="normal" style:font-style-complex="normal"/>
    </style:style>
    <style:style style:name="T285" style:family="text">
      <style:text-properties style:text-position="super 58%" fo:font-style="normal" officeooo:rsid="03bf4f8b" style:font-style-asian="normal" style:font-style-complex="normal"/>
    </style:style>
    <style:style style:name="T286" style:family="text">
      <style:text-properties style:text-position="super 58%" fo:font-style="normal" officeooo:rsid="03c0074d" style:font-style-asian="normal" style:font-style-complex="normal"/>
    </style:style>
    <style:style style:name="T287" style:family="text">
      <style:text-properties style:text-position="super 58%" fo:font-style="normal" officeooo:rsid="03c2a0b7" style:font-style-asian="normal" style:font-style-complex="normal"/>
    </style:style>
    <style:style style:name="T288" style:family="text">
      <style:text-properties style:text-position="super 58%" fo:font-style="normal" officeooo:rsid="03c4e071" style:font-style-asian="normal" style:font-style-complex="normal"/>
    </style:style>
    <style:style style:name="T289" style:family="text">
      <style:text-properties style:text-position="super 58%" fo:font-style="normal" officeooo:rsid="03c67f50" style:font-style-asian="normal" style:font-style-complex="normal"/>
    </style:style>
    <style:style style:name="T290" style:family="text">
      <style:text-properties style:text-position="super 58%" fo:font-style="normal" officeooo:rsid="03c68dbf" style:font-style-asian="normal" style:font-style-complex="normal"/>
    </style:style>
    <style:style style:name="T291" style:family="text">
      <style:text-properties style:text-position="super 58%" fo:font-style="normal" officeooo:rsid="03c7c97b" style:font-style-asian="normal" style:font-style-complex="normal"/>
    </style:style>
    <style:style style:name="T292" style:family="text">
      <style:text-properties style:text-position="super 58%" fo:font-style="normal" officeooo:rsid="03c842d9" style:font-style-asian="normal" style:font-style-complex="normal"/>
    </style:style>
    <style:style style:name="T293" style:family="text">
      <style:text-properties style:text-position="super 58%" fo:font-style="normal" officeooo:rsid="03cd55f3" style:font-style-asian="normal" style:font-style-complex="normal"/>
    </style:style>
    <style:style style:name="T294" style:family="text">
      <style:text-properties style:text-position="super 58%" fo:font-style="normal" officeooo:rsid="03ceeb81" style:font-style-asian="normal" style:font-style-complex="normal"/>
    </style:style>
    <style:style style:name="T295" style:family="text">
      <style:text-properties style:text-position="super 58%" fo:font-style="normal" officeooo:rsid="03d27f70" style:font-style-asian="normal" style:font-style-complex="normal"/>
    </style:style>
    <style:style style:name="T296" style:family="text">
      <style:text-properties style:text-position="super 58%" fo:font-style="normal" officeooo:rsid="03d2ea12" style:font-style-asian="normal" style:font-style-complex="normal"/>
    </style:style>
    <style:style style:name="T297" style:family="text">
      <style:text-properties style:text-position="super 58%" fo:font-style="normal" officeooo:rsid="03d44ed3" style:font-style-asian="normal" style:font-style-complex="normal"/>
    </style:style>
    <style:style style:name="T298" style:family="text">
      <style:text-properties style:text-position="super 58%" fo:font-style="normal" officeooo:rsid="03d4cf46" style:font-style-asian="normal" style:font-style-complex="normal"/>
    </style:style>
    <style:style style:name="T299" style:family="text">
      <style:text-properties style:text-position="super 58%" fo:font-style="normal" officeooo:rsid="03d74ba2" style:font-style-asian="normal" style:font-style-complex="normal"/>
    </style:style>
    <style:style style:name="T300" style:family="text">
      <style:text-properties style:text-position="super 58%" fo:font-style="normal" officeooo:rsid="03d7c79b" style:font-style-asian="normal" style:font-style-complex="normal"/>
    </style:style>
    <style:style style:name="T301" style:family="text">
      <style:text-properties style:text-position="super 58%" fo:font-style="normal" officeooo:rsid="03db2b19" style:font-style-asian="normal" style:font-style-complex="normal"/>
    </style:style>
    <style:style style:name="T302" style:family="text">
      <style:text-properties style:text-position="super 58%" fo:font-style="normal" officeooo:rsid="03dc47ea" style:font-style-asian="normal" style:font-style-complex="normal"/>
    </style:style>
    <style:style style:name="T303" style:family="text">
      <style:text-properties style:text-position="super 58%" fo:font-style="normal" officeooo:rsid="03e247fa" style:font-style-asian="normal" style:font-style-complex="normal"/>
    </style:style>
    <style:style style:name="T304" style:family="text">
      <style:text-properties style:text-position="super 58%" fo:font-style="normal" officeooo:rsid="03e3d5f5" style:font-style-asian="normal" style:font-style-complex="normal"/>
    </style:style>
    <style:style style:name="T305" style:family="text">
      <style:text-properties style:text-position="super 58%" fo:font-style="normal" officeooo:rsid="03e53a40" style:font-style-asian="normal" style:font-style-complex="normal"/>
    </style:style>
    <style:style style:name="T306" style:family="text">
      <style:text-properties style:text-position="super 58%" fo:font-style="normal" officeooo:rsid="03e80640" style:font-style-asian="normal" style:font-style-complex="normal"/>
    </style:style>
    <style:style style:name="T307" style:family="text">
      <style:text-properties style:text-position="super 58%" fo:font-style="normal" officeooo:rsid="03e961ae" style:font-style-asian="normal" style:font-style-complex="normal"/>
    </style:style>
    <style:style style:name="T308" style:family="text">
      <style:text-properties style:text-position="super 58%" fo:font-style="normal" officeooo:rsid="03eab115" style:font-style-asian="normal" style:font-style-complex="normal"/>
    </style:style>
    <style:style style:name="T309" style:family="text">
      <style:text-properties style:text-position="super 58%" fo:font-style="normal" officeooo:rsid="03ee56c3" style:font-style-asian="normal" style:font-style-complex="normal"/>
    </style:style>
    <style:style style:name="T310" style:family="text">
      <style:text-properties style:text-position="super 58%" fo:font-style="normal" officeooo:rsid="03ee7953" style:font-style-asian="normal" style:font-style-complex="normal"/>
    </style:style>
    <style:style style:name="T311" style:family="text">
      <style:text-properties style:text-position="super 58%" fo:font-style="normal" officeooo:rsid="03f07035" style:font-style-asian="normal" style:font-style-complex="normal"/>
    </style:style>
    <style:style style:name="T312" style:family="text">
      <style:text-properties style:text-position="super 58%" fo:font-style="normal" officeooo:rsid="03f22095" style:font-style-asian="normal" style:font-style-complex="normal"/>
    </style:style>
    <style:style style:name="T313" style:family="text">
      <style:text-properties style:text-position="super 58%" fo:font-style="normal" officeooo:rsid="03f3d2ac" style:font-style-asian="normal" style:font-style-complex="normal"/>
    </style:style>
    <style:style style:name="T314" style:family="text">
      <style:text-properties style:text-position="super 58%" fo:font-style="normal" officeooo:rsid="03f5c517" style:font-style-asian="normal" style:font-style-complex="normal"/>
    </style:style>
    <style:style style:name="T315" style:family="text">
      <style:text-properties style:text-position="super 58%" fo:font-style="normal" officeooo:rsid="03f7b265" style:font-style-asian="normal" style:font-style-complex="normal"/>
    </style:style>
    <style:style style:name="T316" style:family="text">
      <style:text-properties style:text-position="super 58%" fo:font-style="normal" officeooo:rsid="03f9418b" style:font-style-asian="normal" style:font-style-complex="normal"/>
    </style:style>
    <style:style style:name="T317" style:family="text">
      <style:text-properties style:text-position="super 58%" fo:font-style="normal" officeooo:rsid="03fb3a6a" style:font-style-asian="normal" style:font-style-complex="normal"/>
    </style:style>
    <style:style style:name="T318" style:family="text">
      <style:text-properties style:text-position="super 58%" fo:font-style="normal" officeooo:rsid="03fc6280" style:font-style-asian="normal" style:font-style-complex="normal"/>
    </style:style>
    <style:style style:name="T319" style:family="text">
      <style:text-properties style:text-position="super 58%" fo:font-style="normal" officeooo:rsid="03fc7033" style:font-style-asian="normal" style:font-style-complex="normal"/>
    </style:style>
    <style:style style:name="T320" style:family="text">
      <style:text-properties style:text-position="super 58%" fo:font-style="normal" officeooo:rsid="03fcf6d5" style:font-style-asian="normal" style:font-style-complex="normal"/>
    </style:style>
    <style:style style:name="T321" style:family="text">
      <style:text-properties style:text-position="super 58%" fo:font-style="normal" officeooo:rsid="03fd9c0e" style:font-style-asian="normal" style:font-style-complex="normal"/>
    </style:style>
    <style:style style:name="T322" style:family="text">
      <style:text-properties style:text-position="super 58%" fo:font-style="normal" officeooo:rsid="040092dc" style:font-style-asian="normal" style:font-style-complex="normal"/>
    </style:style>
    <style:style style:name="T323" style:family="text">
      <style:text-properties style:text-position="super 58%" fo:font-style="normal" officeooo:rsid="0402a79a" style:font-style-asian="normal" style:font-style-complex="normal"/>
    </style:style>
    <style:style style:name="T324" style:family="text">
      <style:text-properties style:text-position="super 58%" fo:font-style="normal" officeooo:rsid="04040b7f" style:font-style-asian="normal" style:font-style-complex="normal"/>
    </style:style>
    <style:style style:name="T325" style:family="text">
      <style:text-properties style:text-position="super 58%" fo:font-style="normal" officeooo:rsid="0404a1d5" style:font-style-asian="normal" style:font-style-complex="normal"/>
    </style:style>
    <style:style style:name="T326" style:family="text">
      <style:text-properties style:text-position="super 58%" fo:font-style="normal" officeooo:rsid="04065e20" style:font-style-asian="normal" style:font-style-complex="normal"/>
    </style:style>
    <style:style style:name="T327" style:family="text">
      <style:text-properties style:text-position="super 58%" fo:font-style="normal" officeooo:rsid="04081565" style:font-style-asian="normal" style:font-style-complex="normal"/>
    </style:style>
    <style:style style:name="T328" style:family="text">
      <style:text-properties style:text-position="super 58%" fo:font-style="normal" officeooo:rsid="0408229c" style:font-style-asian="normal" style:font-style-complex="normal"/>
    </style:style>
    <style:style style:name="T329" style:family="text">
      <style:text-properties style:text-position="super 58%" fo:font-style="normal" officeooo:rsid="0409efb9" style:font-style-asian="normal" style:font-style-complex="normal"/>
    </style:style>
    <style:style style:name="T330" style:family="text">
      <style:text-properties style:text-position="super 58%" fo:font-style="normal" officeooo:rsid="040bbcd5" style:font-style-asian="normal" style:font-style-complex="normal"/>
    </style:style>
    <style:style style:name="T331" style:family="text">
      <style:text-properties style:text-position="super 58%" fo:font-style="normal" officeooo:rsid="040e6d0d" style:font-style-asian="normal" style:font-style-complex="normal"/>
    </style:style>
    <style:style style:name="T332" style:family="text">
      <style:text-properties style:text-position="super 58%" fo:font-style="normal" officeooo:rsid="041031c2" style:font-style-asian="normal" style:font-style-complex="normal"/>
    </style:style>
    <style:style style:name="T333" style:family="text">
      <style:text-properties style:text-position="super 58%" fo:font-style="normal" officeooo:rsid="04136388" style:font-style-asian="normal" style:font-style-complex="normal"/>
    </style:style>
    <style:style style:name="T334" style:family="text">
      <style:text-properties style:text-position="super 58%" fo:font-style="normal" officeooo:rsid="041434d4" style:font-style-asian="normal" style:font-style-complex="normal"/>
    </style:style>
    <style:style style:name="T335" style:family="text">
      <style:text-properties style:text-position="super 58%" fo:font-style="normal" officeooo:rsid="0415b005" style:font-style-asian="normal" style:font-style-complex="normal"/>
    </style:style>
    <style:style style:name="T336" style:family="text">
      <style:text-properties style:text-position="super 58%" fo:font-style="normal" officeooo:rsid="04174801" style:font-style-asian="normal" style:font-style-complex="normal"/>
    </style:style>
    <style:style style:name="T337" style:family="text">
      <style:text-properties style:text-position="super 58%" fo:font-style="normal" officeooo:rsid="041a0994" style:font-style-asian="normal" style:font-style-complex="normal"/>
    </style:style>
    <style:style style:name="T338" style:family="text">
      <style:text-properties style:text-position="super 58%" fo:font-style="normal" officeooo:rsid="041afda8" style:font-style-asian="normal" style:font-style-complex="normal"/>
    </style:style>
    <style:style style:name="T339" style:family="text">
      <style:text-properties style:text-position="super 58%" fo:font-style="normal" officeooo:rsid="041ccb25" style:font-style-asian="normal" style:font-style-complex="normal"/>
    </style:style>
    <style:style style:name="T340" style:family="text">
      <style:text-properties style:text-position="super 58%" fo:font-style="normal" officeooo:rsid="041cdd3d" style:font-style-asian="normal" style:font-style-complex="normal"/>
    </style:style>
    <style:style style:name="T341" style:family="text">
      <style:text-properties style:text-position="super 58%" fo:font-style="normal" officeooo:rsid="0421a263" style:font-style-asian="normal" style:font-style-complex="normal"/>
    </style:style>
    <style:style style:name="T342" style:family="text">
      <style:text-properties style:text-position="super 58%" fo:font-style="normal" officeooo:rsid="0424e6ef" style:font-style-asian="normal" style:font-style-complex="normal"/>
    </style:style>
    <style:style style:name="T343" style:family="text">
      <style:text-properties style:text-position="super 58%" fo:font-style="normal" officeooo:rsid="0427e26f" style:font-style-asian="normal" style:font-style-complex="normal"/>
    </style:style>
    <style:style style:name="T344" style:family="text">
      <style:text-properties style:text-position="super 58%" fo:font-style="normal" officeooo:rsid="042a523b" style:font-style-asian="normal" style:font-style-complex="normal"/>
    </style:style>
    <style:style style:name="T345" style:family="text">
      <style:text-properties style:text-position="super 58%" fo:font-style="normal" officeooo:rsid="042bb347" style:font-style-asian="normal" style:font-style-complex="normal"/>
    </style:style>
    <style:style style:name="T346" style:family="text">
      <style:text-properties style:text-position="super 58%" fo:font-style="normal" officeooo:rsid="042cbe50" style:font-style-asian="normal" style:font-style-complex="normal"/>
    </style:style>
    <style:style style:name="T347" style:family="text">
      <style:text-properties style:text-position="super 58%" fo:font-style="normal" officeooo:rsid="043155f3" style:font-style-asian="normal" style:font-style-complex="normal"/>
    </style:style>
    <style:style style:name="T348" style:family="text">
      <style:text-properties style:text-position="super 58%" fo:font-style="normal" officeooo:rsid="043211d7" style:font-style-asian="normal" style:font-style-complex="normal"/>
    </style:style>
    <style:style style:name="T349" style:family="text">
      <style:text-properties style:text-position="super 58%" fo:font-style="normal" officeooo:rsid="0432be33" style:font-style-asian="normal" style:font-style-complex="normal"/>
    </style:style>
    <style:style style:name="T350" style:family="text">
      <style:text-properties style:text-position="super 58%" fo:font-style="normal" officeooo:rsid="0436a3a4" style:font-style-asian="normal" style:font-style-complex="normal"/>
    </style:style>
    <style:style style:name="T351" style:family="text">
      <style:text-properties style:text-position="super 58%" fo:font-style="normal" officeooo:rsid="043ab87b" style:font-style-asian="normal" style:font-style-complex="normal"/>
    </style:style>
    <style:style style:name="T352" style:family="text">
      <style:text-properties style:text-position="super 58%" fo:font-style="normal" officeooo:rsid="043bfaf0" style:font-style-asian="normal" style:font-style-complex="normal"/>
    </style:style>
    <style:style style:name="T353" style:family="text">
      <style:text-properties style:text-position="super 58%" fo:font-style="normal" officeooo:rsid="043ca2ac" style:font-style-asian="normal" style:font-style-complex="normal"/>
    </style:style>
    <style:style style:name="T354" style:family="text">
      <style:text-properties style:text-position="super 58%" fo:font-style="normal" officeooo:rsid="043e5e94" style:font-style-asian="normal" style:font-style-complex="normal"/>
    </style:style>
    <style:style style:name="T355" style:family="text">
      <style:text-properties style:text-position="super 58%" fo:font-style="normal" officeooo:rsid="0441e144" style:font-style-asian="normal" style:font-style-complex="normal"/>
    </style:style>
    <style:style style:name="T356" style:family="text">
      <style:text-properties style:text-position="super 58%" fo:font-style="normal" officeooo:rsid="04434505" style:font-style-asian="normal" style:font-style-complex="normal"/>
    </style:style>
    <style:style style:name="T357" style:family="text">
      <style:text-properties style:text-position="super 58%" fo:font-style="normal" officeooo:rsid="0444c192" style:font-style-asian="normal" style:font-style-complex="normal"/>
    </style:style>
    <style:style style:name="T358" style:family="text">
      <style:text-properties style:text-position="super 58%" fo:font-style="normal" officeooo:rsid="04464d41" style:font-style-asian="normal" style:font-style-complex="normal"/>
    </style:style>
    <style:style style:name="T359" style:family="text">
      <style:text-properties style:text-position="super 58%" fo:font-style="normal" officeooo:rsid="0448601d" style:font-style-asian="normal" style:font-style-complex="normal"/>
    </style:style>
    <style:style style:name="T360" style:family="text">
      <style:text-properties style:text-position="super 58%" fo:font-style="normal" officeooo:rsid="044b451a" style:font-style-asian="normal" style:font-style-complex="normal"/>
    </style:style>
    <style:style style:name="T361" style:family="text">
      <style:text-properties style:text-position="0% 100%" style:text-underline-style="none"/>
    </style:style>
    <style:style style:name="T362" style:family="text">
      <style:text-properties style:text-position="0% 100%" officeooo:rsid="037961ff"/>
    </style:style>
    <style:style style:name="T363" style:family="text">
      <style:text-properties style:text-position="0% 100%" officeooo:rsid="03808574"/>
    </style:style>
    <style:style style:name="T364" style:family="text">
      <style:text-properties style:text-position="0% 100%" officeooo:rsid="038261f8"/>
    </style:style>
    <style:style style:name="T365" style:family="text">
      <style:text-properties style:text-position="0% 100%" officeooo:rsid="0383bf7b"/>
    </style:style>
    <style:style style:name="T366" style:family="text">
      <style:text-properties style:text-position="0% 100%" officeooo:rsid="0385d30f"/>
    </style:style>
    <style:style style:name="T367" style:family="text">
      <style:text-properties style:text-position="0% 100%" officeooo:rsid="0385f81c"/>
    </style:style>
    <style:style style:name="T368" style:family="text">
      <style:text-properties officeooo:rsid="0352612a"/>
    </style:style>
    <style:style style:name="T369" style:family="text">
      <style:text-properties officeooo:rsid="0352ef6a"/>
    </style:style>
    <style:style style:name="T370" style:family="text">
      <style:text-properties officeooo:rsid="035465f0"/>
    </style:style>
    <style:style style:name="T371" style:family="text">
      <style:text-properties officeooo:rsid="0356c528"/>
    </style:style>
    <style:style style:name="T372" style:family="text">
      <style:text-properties officeooo:rsid="0357d75b"/>
    </style:style>
    <style:style style:name="T373" style:family="text">
      <style:text-properties officeooo:rsid="035a7ace"/>
    </style:style>
    <style:style style:name="T374" style:family="text">
      <style:text-properties officeooo:rsid="035dd40d"/>
    </style:style>
    <style:style style:name="T375" style:family="text">
      <style:text-properties officeooo:rsid="036009f4"/>
    </style:style>
    <style:style style:name="T376" style:family="text">
      <style:text-properties officeooo:rsid="036328f5"/>
    </style:style>
    <style:style style:name="T377" style:family="text">
      <style:text-properties officeooo:rsid="0364c05e"/>
    </style:style>
    <style:style style:name="T378" style:family="text">
      <style:text-properties officeooo:rsid="03687d4c"/>
    </style:style>
    <style:style style:name="T379" style:family="text">
      <style:text-properties officeooo:rsid="0368ab92"/>
    </style:style>
    <style:style style:name="T380" style:family="text">
      <style:text-properties officeooo:rsid="036d1016"/>
    </style:style>
    <style:style style:name="T381" style:family="text">
      <style:text-properties officeooo:rsid="036f1120"/>
    </style:style>
    <style:style style:name="T382" style:family="text">
      <style:text-properties officeooo:rsid="036f1f6c"/>
    </style:style>
    <style:style style:name="T383" style:family="text">
      <style:text-properties officeooo:rsid="0370197a"/>
    </style:style>
    <style:style style:name="T384" style:family="text">
      <style:text-properties officeooo:rsid="0370699f"/>
    </style:style>
    <style:style style:name="T385" style:family="text">
      <style:text-properties officeooo:rsid="0370ecb4"/>
    </style:style>
    <style:style style:name="T386" style:family="text">
      <style:text-properties officeooo:rsid="0372e758"/>
    </style:style>
    <style:style style:name="T387" style:family="text">
      <style:text-properties officeooo:rsid="0373816d"/>
    </style:style>
    <style:style style:name="T388" style:family="text">
      <style:text-properties officeooo:rsid="0374b637"/>
    </style:style>
    <style:style style:name="T389" style:family="text">
      <style:text-properties officeooo:rsid="0375b407"/>
    </style:style>
    <style:style style:name="T390" style:family="text">
      <style:text-properties officeooo:rsid="037810de"/>
    </style:style>
    <style:style style:name="T391" style:family="text">
      <style:text-properties officeooo:rsid="037961ff"/>
    </style:style>
    <style:style style:name="T392" style:family="text">
      <style:text-properties officeooo:rsid="037a0fba"/>
    </style:style>
    <style:style style:name="T393" style:family="text">
      <style:text-properties officeooo:rsid="037b1208"/>
    </style:style>
    <style:style style:name="T394" style:family="text">
      <style:text-properties officeooo:rsid="037c7c8e"/>
    </style:style>
    <style:style style:name="T395" style:family="text">
      <style:text-properties officeooo:rsid="037e2347"/>
    </style:style>
    <style:style style:name="T396" style:family="text">
      <style:text-properties officeooo:rsid="03808574"/>
    </style:style>
    <style:style style:name="T397" style:family="text">
      <style:text-properties officeooo:rsid="038261f8"/>
    </style:style>
    <style:style style:name="T398" style:family="text">
      <style:text-properties officeooo:rsid="0388294c"/>
    </style:style>
    <style:style style:name="T399" style:family="text">
      <style:text-properties officeooo:rsid="0389d64a"/>
    </style:style>
    <style:style style:name="T400" style:family="text">
      <style:text-properties officeooo:rsid="038b2170"/>
    </style:style>
    <style:style style:name="T401" style:family="text">
      <style:text-properties officeooo:rsid="038b4809"/>
    </style:style>
    <style:style style:name="T402" style:family="text">
      <style:text-properties officeooo:rsid="038cece4"/>
    </style:style>
    <style:style style:name="T403" style:family="text">
      <style:text-properties officeooo:rsid="038e1929"/>
    </style:style>
    <style:style style:name="T404" style:family="text">
      <style:text-properties officeooo:rsid="038fccea"/>
    </style:style>
    <style:style style:name="T405" style:family="text">
      <style:text-properties officeooo:rsid="0390aa28"/>
    </style:style>
    <style:style style:name="T406" style:family="text">
      <style:text-properties officeooo:rsid="0391c35d"/>
    </style:style>
    <style:style style:name="T407" style:family="text">
      <style:text-properties officeooo:rsid="039304e7"/>
    </style:style>
    <style:style style:name="T408" style:family="text">
      <style:text-properties officeooo:rsid="0395599d"/>
    </style:style>
    <style:style style:name="T409" style:family="text">
      <style:text-properties officeooo:rsid="0396faa4"/>
    </style:style>
    <style:style style:name="T410" style:family="text">
      <style:text-properties officeooo:rsid="0397f7ad"/>
    </style:style>
    <style:style style:name="T411" style:family="text">
      <style:text-properties officeooo:rsid="039893aa"/>
    </style:style>
    <style:style style:name="T412" style:family="text">
      <style:text-properties officeooo:rsid="0398ee19"/>
    </style:style>
    <style:style style:name="T413" style:family="text">
      <style:text-properties officeooo:rsid="039ae659"/>
    </style:style>
    <style:style style:name="T414" style:family="text">
      <style:text-properties officeooo:rsid="039c9f5f"/>
    </style:style>
    <style:style style:name="T415" style:family="text">
      <style:text-properties officeooo:rsid="039fefd0"/>
    </style:style>
    <style:style style:name="T416" style:family="text">
      <style:text-properties officeooo:rsid="03a05742"/>
    </style:style>
    <style:style style:name="T417" style:family="text">
      <style:text-properties officeooo:rsid="03a29263"/>
    </style:style>
    <style:style style:name="T418" style:family="text">
      <style:text-properties officeooo:rsid="03a490c5"/>
    </style:style>
    <style:style style:name="T419" style:family="text">
      <style:text-properties officeooo:rsid="03a6858c"/>
    </style:style>
    <style:style style:name="T420" style:family="text">
      <style:text-properties officeooo:rsid="03a874ef"/>
    </style:style>
    <style:style style:name="T421" style:family="text">
      <style:text-properties officeooo:rsid="03d4cf46"/>
    </style:style>
    <style:style style:name="T422" style:family="text">
      <style:text-properties officeooo:rsid="0409efb9"/>
    </style:style>
    <style:style style:name="T423" style:family="text">
      <style:text-properties officeooo:rsid="040e6d0d"/>
    </style:style>
    <style:style style:name="T424" style:family="text">
      <style:text-properties officeooo:rsid="044a90ef"/>
    </style:style>
    <style:style style:name="T425" style:family="text">
      <style:text-properties officeooo:rsid="041ec7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4">X.I</text:span>.XXIV</text:p>
      <text:p text:style-name="P3"/>
      <text:p text:style-name="P180"><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181"><text:span text:style-name="T2"/></text:p>
      <text:p text:style-name="P4">X.XVII</text:p>
      <text:p text:style-name="P179"><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179"><text:span text:style-name="T3"/></text:p>
      <text:p text:style-name="P4">X.XVIII</text:p>
      <text:p text:style-name="P179"><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179"><text:span text:style-name="T3"/></text:p>
      <text:p text:style-name="P4">X.XIX</text:p>
      <text:p text:style-name="P179"><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179"><text:span text:style-name="T3"/></text:p>
      <text:p text:style-name="P4">X.XX</text:p>
      <text:p text:style-name="P179"><text:span text:style-name="T3"/></text:p>
      <text:p text:style-name="P179"><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179"><text:span text:style-name="T3"/></text:p>
      <text:p text:style-name="P4">X.XXI</text:p>
      <text:p text:style-name="P179"><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179"><text:span text:style-name="T3"/></text:p>
      <text:p text:style-name="P5">. . .</text:p>
      <text:p text:style-name="P179"><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179"><text:span text:style-name="T3"/></text:p>
      <text:p text:style-name="P179"><text:span text:style-name="T3"/></text:p>
      <text:p text:style-name="P179"><text:span text:style-name="T3"/></text:p>
      <text:p text:style-name="P179"><text:span text:style-name="T3"/></text:p>
      <text:p text:style-name="P179"><text:soft-page-break/><text:span text:style-name="T3">X.XXII</text:span></text:p>
      <text:p text:style-name="P179"><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179"><text:span text:style-name="T3"/></text:p>
      <text:p text:style-name="P5">. . .</text:p>
      <text:p text:style-name="P179"><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179"><text:span text:style-name="T3">. . .</text:span><text:span text:style-name="T4">I finished Outbreak, started a Libre Office file for this journal, pasted my recent entries from Google Keep, 7:52.</text:span></text:p>
      <text:p text:style-name="P179"><text:span text:style-name="T4"/></text:p>
      <text:p text:style-name="P6">X.XXIII</text:p>
      <text:p text:style-name="P179"><text:span text:style-name="T4"/></text:p>
      <text:p text:style-name="P179"><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179"><text:span text:style-name="T4"/></text:p>
      <text:p text:style-name="P7">. . .</text:p>
      <text:p text:style-name="P179"><text:span text:style-name="T4"/></text:p>
      <text:p text:style-name="P179"><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179"><text:span text:style-name="T4"/></text:p>
      <text:p text:style-name="P179"><text:span text:style-name="T4"/></text:p>
      <text:p text:style-name="P179"><text:span text:style-name="T4"/></text:p>
      <text:p text:style-name="P179"><text:soft-page-break/><text:span text:style-name="T4">X.XXIV</text:span></text:p>
      <text:p text:style-name="P179"><text:span text:style-name="T4"/></text:p>
      <text:p text:style-name="P179"><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179"><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179"><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179"><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45">ZG</text:span>, finally winning Jindo’s Hexxer, <text:span text:style-name="T45">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46">I started to write my hurricane blurb for Summer, until Tony had me on the phone with FEMA. I filled out an application and then joined a group for a DM East key run, 3:10.</text:span></text:p>
      <text:p text:style-name="P16">. . .<text:span text:style-name="T47">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48">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49">Hannah picked me up around noon, said the westside WCK was closed, so we went toward Muñoz, but decided we wanted Taco Billy.</text:span></text:p>
      <text:p text:style-name="P18"><text:s text:c="3"/><text:span text:style-name="T49">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49">I swung by WCK on the way home, took off my coat and shoes, sat at the Hog and wrote, 3:12</text:span>. . .I looked around for things to do on WoW, respecced to <text:span text:style-name="T50">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50">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50">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51">I laid in bed until Hannah texted saying she was very glad she went to yoga and that she was eating at Sunny Point. I jogged up there, ate a breakfast sammy w/ fwuit, </text:span><text:span text:style-name="T52">left, </text:span><text:span text:style-name="T51">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52">e</text:span> more synthy.</text:p>
      <text:p text:style-name="P22"><text:s text:c="3"/>I chatted with Kev for a <text:span text:style-name="T52">while</text:span>, walked back to the Pump, chatted with Drunk Michel/Cam, went to Ingles, got grapes and saw a guy I <text:span text:style-name="T52">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52">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60">bought grapes, walked to Odd’s,</text:span> ordered an Americano, sat on the back deck. It was too loud/crowded, so I walked over to the Brew Pump, sat on the bench with Miles, talked about pianos, drank my coffee and wrote on my phone, 3:08. . .<text:span text:style-name="T52">I walked to WCK, got some food, continued home, took of my shoes and socks, ate and wrote, 3:29.</text:span></text:p>
      <text:p text:style-name="P22">. . .<text:span text:style-name="T53">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64">ten</text:span>, ate vitamins, and, as Hannah formulated plans to work on her laptop/drink coffee, I decided I would drive home to get out of her way. We kissed passionately <text:span text:style-name="T64">as</text:span> she pushed me out the door. Kathryn hollered “Intruder!” at me and I corrected her, telling her I was an <text:span text:style-name="T54">ex</text:span>truder. I got in the car, drove home, took off my shoes and wrote at the Hog, 10:20.</text:p>
      <text:p text:style-name="P25">. . .<text:span text:style-name="T6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6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182"><text:span text:style-name="T63">The trio plays through </text:span>Sofia, Odetta, <text:span text:style-name="T62">Back to the Sun, Wolf House </text:span><text:span text:style-name="T63">and</text:span><text:span text:style-name="T62"> </text:span><text:span text:style-name="T6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66">found</text:span> Telestrations. After Hannah carefully read the rules, we played three very fun rounds.</text:p>
      <text:p text:style-name="P27"><text:s text:c="3"/>We took a lap around the AtHome building, looking for potable water, ended up practically where we <text:span text:style-name="T66">had</text:span> started, grabbed a couple cases of Sofia, put them in the car, unloaded our wet laundry, drove to my house. Hannah used the restroom while I gathered my things. I started <text:span text:style-name="T66">drying my</text:span> laundry, chatted with Tony &amp; Maria about being quiet, Linux, art, processes, <text:span text:style-name="T66">walking, </text:span>weak bonds.</text:p>
      <text:p text:style-name="P27"><text:s text:c="3"/>I walked to Odd’s, ordered a latte, sat in the shade on the back deck, walked home, put on the latest batch of Ever-Expanding trio jams, wrote until 2:23. . .<text:span text:style-name="T65">I </text:span><text:span text:style-name="T66">listened</text:span><text:span text:style-name="T65"> again, folded and put away my laundry, took my drums to the car, ate my tacos and wrote, 3:27.</text:span></text:p>
      <text:p text:style-name="P27"/>
      <text:p text:style-name="P28">. . .</text:p>
      <text:p text:style-name="P28"/>
      <text:p text:style-name="P29">I packed my bag with boots, <text:span text:style-name="T66">dress</text:span> shirt, <text:span text:style-name="T6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6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68">floor</text:span>.</text:p>
      <text:p text:style-name="P29"><text:s text:c="3"/>I loaded drums into Hannah’s house and set them up while she focused on laundry, eating sour worms all the while. I said goodbye, drove to WCK, then home. I ate, sat at the Hog and wrote, 2:38. . .<text:span text:style-name="T6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68">ed</text:span> why I hadn’t even recognized him on the way to Devin’s house.</text:p>
      <text:p text:style-name="P31"><text:soft-page-break/><text:s text:c="3"/>We drove Melissa home and then talked about how weird <text:span text:style-name="T73">rehearsal</text:span> <text:span text:style-name="T7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7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69">I stood around Org in an LBRS group for ages, eventually went and ran a very long and funny run with my old pal Calal. I ported to Moonglade and got on the FP to Org, 2:02. . .</text:span><text:span text:style-name="T70">I laid in bed, realized I might finally have motivation to do some creative writing, did a section about getting my laptop stolen, moving to Hill Hall and meeting Matt Martin, went to UJ, ordered a burger.</text:span></text:p>
      <text:p text:style-name="P32"><text:s text:c="3"/><text:span text:style-name="T7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71">I wrote about seeing The Porches, laid in bed, got a visit from Hannah, cuddled, let her read what I had written and got the most amazing encouragement. I kissed her goodnight and sat at the computer, 11:31. . .</text:span><text:span text:style-name="T7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74">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7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75">I looked at my phone for a while, got up, wrote at the computer and received a text from Hannah. The first part was a picture of her Artist’s Way Every Day book that said:</text:span></text:p>
      <text:p text:style-name="P39"><text:s text:c="3"/>“<text:span text:style-name="T7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75">She followed up saying, “Good morning. Hope you got good rest and are having a good day so far [heart emoji] Glad I got to snuggle you last night!”</text:span></text:p>
      <text:p text:style-name="P39"><text:s text:c="3"/><text:span text:style-name="T7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77">I went downstairs, made a cup of coffee, came back up ate some grapes in bed, looked at my phone, printed a page from my journal, 11:08.</text:span></text:p>
      <text:p text:style-name="P39"><text:soft-page-break/>. . .<text:span text:style-name="T7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78">We sat on the porch and talked to Tommy about Trump, then a bit about our lives after he left. I wrote </text:span><text:span text:style-name="T80">some</text:span><text:span text:style-name="T7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7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84">t</text:span> the friend<text:span text:style-name="T84">s</text:span> text a Facebook link to an Instagram reel, the outside bones <text:span text:style-name="T84">video</text:span>. I don’t know if she knows we already quote that <text:span text:style-name="T84">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84">d</text:span>rank my coffee and wrote, going to the mailbox when the mailman came by in hopes of receiving my Musicares check, 10:26. . .<text:span text:style-name="T81">I laid in bed looking at my phone until 12:21.</text:span></text:p>
      <text:p text:style-name="P44">. . .<text:span text:style-name="T8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84">Hannah</text:span><text:span text:style-name="T82"> some emergency coffee and hop waters, drove to her house.</text:span></text:p>
      <text:p text:style-name="P44"><text:s text:c="3"/><text:span text:style-name="T82">I said hello to the cats, laid on the couch, wrote about my COVID Carrier routine to moving out of Cait’s, packed up my drums, drove to Meyers, wrote at the Hog, 3:59. . .</text:span><text:span text:style-name="T83">I walked up to Odd’s, ordered a latte, sat on the porch, detailed from </text:span><text:soft-page-break/><text:span text:style-name="T83">moving into Eric’s to telling Hannah it seemed like we like each other. I walked by the Brew Pump, said hey to Trey, talked about how neither of us miss the Foundry Hotel and its games, said </text:span><text:span text:style-name="T240">wassup</text:span><text:span text:style-name="T83">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24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24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54">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240">Feescake Chacktory</text:span> was way too busy, so we went to the food court, ate some salty Asian <text:span text:style-name="T240">cuisine</text:span>, got chair massages, drove to Walgreens looking for epso<text:span text:style-name="T240">m</text:span> salts and a tub stopper. We got vitamins, drove to Publix, bought a bath mat, chocolate, Nerds gummy clusters, went to the hotel.</text:p>
      <text:p text:style-name="P45"><text:s text:c="3"/>They had tub stoppers in the lobby. <text:span text:style-name="T240">Hannah</text:span> took a bath first while I scrolled on Insty, and then <text:span text:style-name="T85">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369">again</text:span>, laid in bed some more, <text:span text:style-name="T241">d</text:span>9:46<text:note text:id="ftn2" text:note-class="footnote"><text:note-citation>2</text:note-citation><text:note-body><text:p text:style-name="P183">Ross is <text:span text:style-name="T239">trying</text:span> a system where, instead of explaining <text:span text:style-name="T54">where</text:span><text:span text:style-name="T86"> he has written in his journal, </text:span><text:span text:style-name="T87">he indicates with </text:span><text:span text:style-name="T86">a letter preceding the time: </text:span><text:span text:style-name="T89">d</text:span><text:span text:style-name="T88"> for the </text:span><text:span text:style-name="T89">desktop</text:span><text:span text:style-name="T88">,</text:span><text:span text:style-name="T86"> p for phone, </text:span><text:span text:style-name="T89">l</text:span><text:span text:style-name="T86"> for </text:span><text:span text:style-name="T89">laptop</text:span><text:span text:style-name="T86">, j for journal, </text:span><text:span text:style-name="T89">p for scrap paper</text:span><text:span text:style-name="T86">.</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369">and we both had</text:span> Coke<text:span text:style-name="T36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242">I finished my coffee, took multiple naps, opened a hop water, logged into WoW for a while, joined a group for DM West that never got off the ground, logged off, d8:00.</text:span></text:p>
      <text:p text:style-name="P49"><text:s text:c="3"/><text:span text:style-name="T243">I wrote in LHS detailing from the first time Hannah rejected me up until today, briefly mentioning joining the Ever-Expanding, then typed all that up, </text:span><text:span text:style-name="T244">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369">o</text:span>me plums, two hop waters, a banana, drove down. She had told Melissa she was no longer on the Eulogy gig and Meliss was very upset <text:span text:style-name="T36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245">I hopped in the car and was surprised that the low tire light had not gone off, drove straight to the shed. I was four minutes </text:span><text:soft-page-break/><text:span text:style-name="T245">early, but </text:span><text:span text:style-name="T369">Steve</text:span><text:span text:style-name="T245">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36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370">space</text:span> for me. Hannah said, “<text:span text:style-name="T370">Good morning</text:span>,” and the cats cleared out, so I got into bed. Neville climbed on top of me, but Hannah’s phone started going off in the dining room, so I had to move him. He climbed on top of me again, but <text:span text:style-name="T54">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37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37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372">p</text:span>acked my bag full of snacks and wrote, d1043.</text:p>
      <text:p text:style-name="P54"/>
      <text:p text:style-name="P55">. . .</text:p>
      <text:p text:style-name="P54"/>
      <text:p text:style-name="P56">I drove to the shed and was the first one there, went inside, talked with Scott about h<text:span text:style-name="T37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37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37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374">I tidied my room, laid in bed for a while, eventually decided to leave the house, drove to Vermont, parked, walked in the back door of Odd’s, ordered an Americano.</text:span></text:p>
      <text:p text:style-name="P58"><text:s text:c="3"/><text:span text:style-name="T37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37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38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381">f</text:span>f my grapes, wrote, <text:span text:style-name="T361">d1229</text:span>. . .<text:span text:style-name="T375">I walked to Aldi while listening to the album, bought </text:span><text:span text:style-name="T381">more </text:span><text:span text:style-name="T375">grapes, bananas, plums, CheezIts, walked to UJ, ate a chicken sandwich w/ tots/Coke, talked with Wes, walked home, put away my groceries, continued listening, d223, </text:span><text:span text:style-name="T376">cleaned my tub, shaved into mustache mode, d250.</text:span></text:p>
      <text:p text:style-name="P60">. . .<text:span text:style-name="T377">I took a bath!, the first in my own tub in two months, listened to two songs Hannah had sent to cover, </text:span><text:span text:style-name="T55">Hard Times</text:span><text:span text:style-name="T377"> and </text:span><text:span text:style-name="T55">When It Don’t Come Easy</text:span><text:span text:style-name="T37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38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379">looked at my phone, </text:span>got undressed, took a bath, <text:span text:style-name="T37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380">I walked slowly to Odd’s, but they were too busy, so I went </text:span><text:soft-page-break/><text:span text:style-name="T38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38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381">I checked on the Anniversary servers, but they wouldn’t be up til </text:span><text:soft-page-break/><text:span text:style-name="T381">5PM, so I ate grapes, plums, bananas, CheezIts, scrolled on my phone, </text:span><text:span text:style-name="T382">listened to </text:span><text:span text:style-name="T56">Hard </text:span><text:span text:style-name="T57">T</text:span><text:span text:style-name="T56">imes</text:span><text:span text:style-name="T382"> and made a post to my Story </text:span><text:span text:style-name="T397">(a screenshot about how good our memos sounded</text:span><text:span text:style-name="T382">,</text:span><text:span text:style-name="T397">)</text:span><text:span text:style-name="T38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397">paper </text:span>cup and drove home; I was blocking Hannah and she had a 10:00 massage. I started gathering laundry, stripping my bed, putting my shoes away, d1020.</text:p>
      <text:p text:style-name="P68">. . .<text:span text:style-name="T383">I made a shaman on the Anniversary server, started laundry, made my bed, went out to the car for my bag, ate from it some grapes, a plum, the CheezIts, put the drinks away. Tony moved the espresso machine upstairs and so I made a coffee. . .</text:span><text:span text:style-name="T384">I made a priest, did the first couple quests, d121. . .</text:span><text:span text:style-name="T385">I retrieved my clothes, made another coffee, did a Shamaka quest.</text:span></text:p>
      <text:p text:style-name="P68">. . .<text:span text:style-name="T386">I played some priest, played some shaman, started a rogue, d543. . .</text:span><text:span text:style-name="T387">I ordered some pizza, played some priest, played some shaman, d737. . .</text:span><text:span text:style-name="T388">I took a bath, ran to Brill on the priest, logged, looked at Instagram, got the Coke out of the fridge, had another slice, d905. . .</text:span><text:span text:style-name="T389">I did a quest on the </text:span><text:soft-page-break/><text:span text:style-name="T38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390">did a couple shaman quests, d1045, </text:span><text:span text:style-name="T391">laid in bed, texted with Hannah, brushed my teeth, made a third coffee, </text:span><text:span text:style-name="T362">d1154</text:span><text:span text:style-name="T391">.</text:span></text:p>
      <text:p text:style-name="P69">. . .<text:span text:style-name="T39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39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54">There’s too Many Sounds to Check</text:span>, went to Mamacita’s, ran into The Get Right Band + Molly Milroy, performed an improvised musical about Target and Following a Door Dash driver, went across the street to the Lazoom <text:span text:style-name="T39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394"><text:s text:c="3"/>I had a strange urge to take my boots off on the porch; Nina was out there with a letter. Apparently Tony had invited her over for dinner and she wanted me to tell him she respectfully declined. </text:span></text:p>
      <text:p text:style-name="P72">. . .<text:span text:style-name="T39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398">ed</text:span> some water for my coffee cup, made a coffee, looked at my phone, made a plan to get lunch with Hannah, started heating up more water, <text:span text:style-name="T396">wrote</text:span><text:span text:style-name="T247">d1103</text:span><text:span text:style-name="T363">, </text:span><text:span text:style-name="T364">made edits</text:span><text:span text:style-name="T248">d1115</text:span><text:span text:style-name="T364">. . .</text:span><text:span text:style-name="T365">I walked to the Family Dollar, got a small cup of coffee from Deep Time, sat on the wall of the church and waited for Hannah.</text:span></text:p>
      <text:p text:style-name="P74"><text:span text:style-name="T36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249">d228</text:span><text:span text:style-name="T365">.</text:span></text:p>
      <text:p text:style-name="P74"><text:span text:style-name="T365">. . .</text:span><text:span text:style-name="T366">I quested around Mulgore on the Shaman, walked to Odd’s, ordered a latte, pasted several pages, walked home</text:span><text:span text:style-name="T250">d436</text:span><text:span text:style-name="T366">, </text:span><text:span text:style-name="T367">finished all my Mulgore quests, ran to Crossroads. The first chat I saw upon entering The Barrens was about how Chuck Norris clogs the toilet when he pees. I set my hearth, logged, took a bath</text:span><text:span text:style-name="T251">d617</text:span></text:p>
      <text:p text:style-name="P74"><text:span text:style-name="T251"/></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246">d136</text:span>, <text:span text:style-name="T398">pooped, logged into my druid but still had a day on my mooncloth cooldown</text:span><text:span text:style-name="T252">d154</text:span><text:span text:style-name="T39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184"><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402">so</text:span> I asked if she wanted to come over, hang out, eventually get BBQ. She said she needed time to write and put laundry away, asked if I could bring BBQ to <text:span text:style-name="T54">her</text:span>. I said okie doke, drove to Rite Rite, <text:span text:style-name="T402">which</text:span> <text:span text:style-name="T40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402">o</text:span>n the bed, <text:span text:style-name="T402">thus</text:span> deactivat<text:span text:style-name="T40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246">d1114</text:span> </text:p>
      <text:p text:style-name="P81"><text:s text:c="3"/><text:span text:style-name="T399">I flossed, started laying items out on the living room table, checked out </text:span><text:span text:style-name="T58">Jefferson for Jane</text:span><text:span text:style-name="T399">, sent Kevin some clips, made a cup of coffee, </text:span><text:span text:style-name="T400">proofread, pasted, printed journal entries, </text:span><text:span text:style-name="T399">logged into Kamaka, wished Loot the Dog a happy Thanksgiving, ported to Moonglade and made a piece of mooncloth.</text:span><text:span text:style-name="T253">d1157</text:span><text:span text:style-name="T399"> </text:span><text:span text:style-name="T401">I listened to </text:span><text:span text:style-name="T59">Colorful Christmas</text:span><text:span text:style-name="T401"> on Spotify and packed my bags for Columbia.</text:span><text:span text:style-name="T254">d1212</text:span><text:span text:style-name="T401"> </text:span></text:p>
      <text:p text:style-name="P81"/>
      <text:p text:style-name="P83">/ / /</text:p>
      <text:p text:style-name="P84"/>
      <text:p text:style-name="P84"/>
      <text:p text:style-name="P84"/>
      <text:p text:style-name="P82">I laid on the floor bed and lightly napped until I had a text from Julia that said <text:span text:style-name="T54">Azul?</text:span> I stood up, walked out, played a game against her &amp; Dan, started another w/ Sarah <text:span text:style-name="T40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40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40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246">k532</text:span>.</text:p>
      <text:p text:style-name="P81"/>
      <text:p text:style-name="P83">. . .</text:p>
      <text:p text:style-name="P81"><text:soft-page-break/></text:p>
      <text:p text:style-name="P85">I walked past the standstill traffic to Ingles, found GF noodles, HNG beef, green grapes, decided I wasn’t sure what sauce to get, texted Hannah, sat at the deli tables awaiting her response, researching Jack Antonoff after hearing <text:span text:style-name="T54">fun. </text:span><text:span text:style-name="T412">c</text:span>overing <text:span text:style-name="T54">Sleigh Ride</text:span> over the speakers. I grabbed Prego chunky garlic &amp; herbs, walked to her house, made spaghetti.</text:p>
      <text:p text:style-name="P85"><text:s text:c="3"/>We watched <text:span text:style-name="T54">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54">Pink Pony Club</text:span>. We cuddled in bed for a moment, and then she went to the guest room.</text:p>
      <text:p text:style-name="P85"/>
      <text:p text:style-name="P85">XII.III</text:p>
      <text:p text:style-name="P85"/>
      <text:p text:style-name="P85">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246">d1051</text:span></text:p>
      <text:p text:style-name="P85"><text:s text:c="3"/><text:span text:style-name="T404">I turned in a quest, </text:span><text:span text:style-name="T405">hit level 14</text:span><text:span text:style-name="T404">, went to Org, trained, ran RFC, turned in quests in UC/TB, went back to Crossroads, pooped.</text:span><text:span text:style-name="T255">d1252 </text:span><text:span text:style-name="T406">I took a</text:span><text:span text:style-name="T407">n amazing</text:span><text:span text:style-name="T406"> bath, </text:span><text:span text:style-name="T407">turned on the kettle</text:span><text:span text:style-name="T406"> and got some grapes out of the fridge.</text:span><text:span text:style-name="T256">d151</text:span><text:span text:style-name="T406"> </text:span><text:span text:style-name="T408">I killed some bristlebacks, ate my leftover spaghetti, finished my coffee and looked at Instagram,</text:span><text:span text:style-name="T257">d303 </text:span><text:span text:style-name="T409">killed a couple more bristlebacks and their leader, hearthed to Crossroads.</text:span><text:span text:style-name="T258">d325</text:span><text:span text:style-name="T409"> </text:span></text:p>
      <text:p text:style-name="P85"><text:s text:c="3"/><text:span text:style-name="T41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410">Space Blobsolescence. Hannah had given me a giant bag of popcorn. I said my goodbyes, drove home while talking </text:span><text:span text:style-name="T418">on the phone</text:span><text:span text:style-name="T410">, went inside, ate a mandarin,</text:span><text:span text:style-name="T259">d1030</text:span><text:span text:style-name="T410"> </text:span><text:span text:style-name="T411">did quests around the Barrens,</text:span><text:span text:style-name="T260">d101</text:span><text:span text:style-name="T411"> </text:span><text:span text:style-name="T413">scrolled on Youtube.</text:span><text:span text:style-name="T261">d118</text:span></text:p>
      <text:p text:style-name="P85"><text:span text:style-name="T261"/></text:p>
      <text:p text:style-name="P86">XII.IV</text:p>
      <text:p text:style-name="P86"/>
      <text:p text:style-name="P86">I woke around 9:45, very warm and dry, <text:span text:style-name="T41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246">d1033</text:span> </text:p>
      <text:p text:style-name="P86"><text:s text:c="3"/><text:span text:style-name="T414">I killed harpies, dying once, hearthed, had a text from my mom: </text:span></text:p>
      <text:p text:style-name="P86"><text:s text:c="3"/>“<text:span text:style-name="T54">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135">Luv you<text:span text:style-name="T86">”</text:span></text:p>
      <text:p text:style-name="P135"><text:span text:style-name="T86"><text:s text:c="3"/></text:span><text:span text:style-name="T90">I felt stressed, finished my coffee in bed, looked at my phone, told her I’d be free on the 18</text:span><text:span text:style-name="T263">th</text:span><text:span text:style-name="T90"> and 19</text:span><text:span text:style-name="T263">th</text:span><text:span text:style-name="T90">. I remembered there are no problems for the true Self, pasted a page into my journal,</text:span><text:span text:style-name="T263">d1221</text:span><text:span text:style-name="T90"> </text:span><text:span text:style-name="T91">did a couple quests around the Sludge Fen, hearthed to XR and flew to Org.</text:span><text:span text:style-name="T264">d111</text:span><text:span text:style-name="T91"> </text:span><text:span text:style-name="T92">I took a bath, turned in a quest, did some leatherworking,</text:span><text:span text:style-name="T265">d144</text:span><text:span text:style-name="T92"> </text:span><text:span text:style-name="T93">laid in bed and attempted to ease my mind by texting the Ponies:</text:span></text:p>
      <text:p text:style-name="P136"><text:span text:style-name="T93"><text:s text:c="3"/>“</text:span><text:span text:style-name="T415">Afternoon, friends — preemptively seeking knowledge regarding the whereabouts of Tina's keys so as to ensure smooth execution of the plan to drive her car from Middlemont to the airport, commencing at approximately 8PM. Good vibes to you all [okay </text:span><text:span text:style-name="T416">fingers</text:span><text:span text:style-name="T415">]</text:span><text:span text:style-name="T93">”</text:span><text:span text:style-name="T266">d208</text:span></text:p>
      <text:p text:style-name="P136"><text:span text:style-name="T266"><text:s text:c="3"/></text:span><text:span text:style-name="T94">I started getting dressed, logged in and hearthed to Crossroads </text:span><text:span text:style-name="T95">and heard from Ryan that the keys are </text:span><text:soft-page-break/><text:span text:style-name="T95">in the mailbox</text:span><text:span text:style-name="T94">.</text:span><text:span text:style-name="T267">d219</text:span><text:span text:style-name="T94"> </text:span><text:span text:style-name="T96">I walked to the market, bought an Italian Job, ate it on the steps outside of Character Study, went to Aldi, bought green grapes, plums, bananas, CheezIts, ran into </text:span><text:span text:style-name="T100">Harold</text:span><text:span text:style-name="T96"> on my way to Odd’s, where I ordered a free latte. </text:span><text:span text:style-name="T100">An old friend</text:span><text:span text:style-name="T96"> had messaged me asking how I was doing, so I said:</text:span></text:p>
      <text:p text:style-name="P136"><text:span text:style-name="T96"><text:s text:c="3"/>“</text:span><text:span text:style-name="T417">I’m gooood, just playing music and world of warcraft and reading and writing and hanging with Hannah — bout to make a bunch of journals to sell at Scott’s new shop in Atomic and currently getting an afternoon latte. How are you?</text:span></text:p>
      <text:p text:style-name="P136"><text:span text:style-name="T417"><text:s text:c="3"/>Mr. Picnic is here giving me weird vibes as usual</text:span><text:span text:style-name="T96">”</text:span></text:p>
      <text:p text:style-name="P137"><text:span text:style-name="T96"><text:s text:c="3"/>I walked home and put away my groceries,</text:span><text:span text:style-name="T268">d350</text:span><text:span text:style-name="T96"> </text:span><text:span text:style-name="T97">killed some raptors/harpies, hearthed to XR, flew to Ratchet, turned in a quest, did some banking, took a poop.</text:span><text:span text:style-name="T269">d450</text:span><text:span text:style-name="T97"> </text:span><text:span text:style-name="T98">I texted Hannah my plan and made a coffee: </text:span></text:p>
      <text:p text:style-name="P137"><text:span text:style-name="T98"><text:s text:c="3"/>“</text:span><text:span text:style-name="T41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98">”</text:span><text:span text:style-name="T270">d512</text:span><text:span text:style-name="T98"> </text:span></text:p>
      <text:p text:style-name="P137"><text:span text:style-name="T98"><text:s text:c="3"/></text:span><text:span text:style-name="T99">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137"><text:span text:style-name="T99"><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420">Airport Chinese</text:span><text:span text:style-name="T99">, walked inside, put away my beer, sat at the computer.</text:span><text:span text:style-name="T271">d916</text:span><text:span text:style-name="T99"> </text:span></text:p>
      <text:p text:style-name="P137"><text:span text:style-name="T99"/></text:p>
      <text:p text:style-name="P137"><text:span text:style-name="T99"/></text:p>
      <text:p text:style-name="P137"><text:span text:style-name="T99"/></text:p>
      <text:p text:style-name="P138"><text:soft-page-break/><text:span text:style-name="T99">. . .</text:span></text:p>
      <text:p text:style-name="P137"><text:span text:style-name="T99"/></text:p>
      <text:p text:style-name="P87">I did some pirate quests, hearthed to Crossroads, trained leatherworking, level-18 abilities, first aid. Hannah picked me up and we drove to her house, cuddled until she moved to the guest bed.</text:p>
      <text:p text:style-name="P139"><text:span text:style-name="T86"/></text:p>
      <text:p text:style-name="P88">XII.V</text:p>
      <text:p text:style-name="P139"><text:span text:style-name="T86"/></text:p>
      <text:p text:style-name="P88">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p>
      <text:p text:style-name="P139"><text:span text:style-name="T86"><text:s text:c="3"/>I was in the kind of state where I can’t make any decisions, and the whole chain of </text:span><text:span text:style-name="T104">actions</text:span><text:span text:style-name="T86"> lead</text:span><text:span text:style-name="T104">ing</text:span><text:span text:style-name="T86"> to a successful gig seem to warrant all my focus. She drove me home and I explained that as best as I could in front of my house. I hope she doesn’t worry.</text:span><text:span text:style-name="T262">d956</text:span><text:span text:style-name="T86"> </text:span></text:p>
      <text:p text:style-name="P139"><text:span text:style-name="T86"><text:s text:c="3"/></text:span><text:span text:style-name="T101">I tested the seeds at the stagnant oasis, hearthed, laid in bed, eventually took off my shoes, figured out what I want</text:span><text:span text:style-name="T104">ed</text:span><text:span text:style-name="T101"> to wear, queued up some Dominos, laid in bed some more, took a bath,</text:span><text:span text:style-name="T272">d1224</text:span><text:span text:style-name="T101"> </text:span><text:span text:style-name="T102">killed some turtles around the stagnant oasis, hearthed, flew to Thunder </text:span><text:span text:style-name="T104">B</text:span><text:span text:style-name="T102">luff, picked up a Wailing Caverns quest, did some leatherworking, cooking and banking, flew to Ratchet while starting to get into my show clothes.</text:span><text:span text:style-name="T273">d1256</text:span><text:span text:style-name="T102"> </text:span></text:p>
      <text:p text:style-name="P139"><text:span text:style-name="T102"><text:s text:c="3"/></text:span><text:span text:style-name="T103">I got dressed, laid in bed looking at my phone, ordered pizza, did the raptor feather quest, hearthed, flew to Camp T, turned in a quest and picked up a couple more, flew back to Crossroads.</text:span><text:span text:style-name="T274">d226</text:span><text:span text:style-name="T103"> </text:span></text:p>
      <text:p text:style-name="P139"><text:span text:style-name="T103"/></text:p>
      <text:p text:style-name="P89">. . .</text:p>
      <text:p text:style-name="P139"><text:span text:style-name="T103"/></text:p>
      <text:p text:style-name="P140"><text:span text:style-name="T103">I </text:span><text:span text:style-name="T86">drove to the Patton Shell, </text:span><text:span text:style-name="T104">got</text:span><text:span text:style-name="T86"> air and $20 worth of gas, drove to White Horse Black Mountain. No one was there, so I sat in the car until Mary Ellen and Bob Hinkle pulled up. She let me in the building, </text:span><text:soft-page-break/><text:span text:style-name="T86">turned on some lights, told me not to smoke all the chips and left. Dulci arrived next. I was done setting up by the time Kev &amp; Alyse </text:span><text:span text:style-name="T107">showed</text:span><text:span text:style-name="T86">, sprawled out on a couch. Josh was pretty late and so our mediocre sound check was not finished until seven.</text:span></text:p>
      <text:p text:style-name="P90"><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p>
      <text:p text:style-name="P140"><text:span text:style-name="T86"/></text:p>
      <text:p text:style-name="P90">XII.VI</text:p>
      <text:p text:style-name="P140"><text:span text:style-name="T86"/></text:p>
      <text:p text:style-name="P140"><text:span text:style-name="T86">I woke at six thinking about Hannah and her head. An alarm started ringing in the basement at seven. I played Wordle (SHOVE</text:span><text:span text:style-name="T262">?</text:span><text:span text:style-name="T86"> in five,) got up at eight, heard from Hannah that her headache was gone, made a coffee and wrote.</text:span><text:span text:style-name="T262">d816</text:span></text:p>
      <text:p text:style-name="P140"><text:span text:style-name="T86"><text:s text:c="3"/></text:span><text:span text:style-name="T105">I laid in bed napping/rotting, eventually decided to farm my way to the Bolder Lode Mine, where I got a cats eye emerald on my first kill and buddied up with a hunter to get the manual pages/cover, then ported to Crossroads and flew to Ratchet.</text:span><text:span text:style-name="T275">d117</text:span></text:p>
      <text:p text:style-name="P140"><text:span text:style-name="T275"/></text:p>
      <text:p text:style-name="P91">. . .</text:p>
      <text:p text:style-name="P140"><text:span text:style-name="T105"/></text:p>
      <text:p text:style-name="P141"><text:span text:style-name="T105">K</text:span><text:span text:style-name="T86">evin picked me up at 3:35 and we drove to White Horse. He didn’t think he could get his car close enough to mine to use the cables, so we pushed </text:span><text:span text:style-name="T107">the Mini</text:span><text:span text:style-name="T86"> down a slight hill into the middle of the lot. We hooked up the cables and tried starting it a couple times, but no luck. Kevin did however retrieve his coat he had left in the green room.</text:span></text:p>
      <text:p text:style-name="P141"><text:span text:style-name="T86"><text:s text:c="3"/>I decided to wait five full minutes, and it seemed like it was charging, but it still </text:span><text:span text:style-name="T107">would</text:span><text:span text:style-name="T86">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86">left it in the middle of the lot and drove to Highland.</text:span></text:p>
      <text:p text:style-name="P141"><text:span text:style-name="T86"><text:s text:c="3"/>Kevin offered to buy me a dog, but I declined. I went inside, ordered an Athletic, talked to my mom on speakerphone, then Hannah. She invited me to hang out with her and her friend</text:span><text:span text:style-name="T86"><text:note text:id="ftn4" text:note-class="footnote"><text:note-citation>4</text:note-citation><text:note-body><text:p text:style-name="P185">Ross thinks her name might be Chelsea.</text:p></text:note-body></text:note></text:span><text:span text:style-name="T86"> at Character Study, so I ordered an uber and a hot dog with slaw, chili and a pickle spear.</text:span></text:p>
      <text:p text:style-name="P141"><text:span text:style-name="T86"><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107">again </text:span><text:span text:style-name="T86">and walked across the street to UJ.</text:span></text:p>
      <text:p text:style-name="P92"><text:s text:c="3"/>We ordered burgers and watched a bit of The Last Jedi, then went down to her house and made love, after which she moved into the guest room.</text:p>
      <text:p text:style-name="P141"><text:span text:style-name="T86"/></text:p>
      <text:p text:style-name="P92">XII.XII</text:p>
      <text:p text:style-name="P141"><text:span text:style-name="T86"/></text:p>
      <text:p text:style-name="P141"><text:span text:style-name="T86">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86"><text:note text:id="ftn5" text:note-class="footnote"><text:note-citation>5</text:note-citation><text:note-body><text:p text:style-name="P185">Hannah purchases three packs of strings, a guitar book and five picks.</text:p></text:note-body></text:note></text:span><text:span text:style-name="T86">.</text:span></text:p>
      <text:p text:style-name="P141"><text:span text:style-name="T86"><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86">were riding in the truck together. He backed it to the basement and we loaded thanks to his amazing </text:span><text:span text:style-name="T109">new </text:span><text:span text:style-name="T86">dolly, ate pizza upstairs, loaded a few more things. I announced I had to go meet Hannah, drove to her house.</text:span></text:p>
      <text:p text:style-name="P141"><text:span text:style-name="T86"><text:s text:c="3"/>She had just woken up and was getting ready. We </text:span><text:span text:style-name="T109">then</text:span><text:span text:style-name="T86"> drove to Bagatelle for a journal, but when I walked in, I realized </text:span><text:span text:style-name="T109">it</text:span><text:span text:style-name="T86"> was not the bookshop I </text:span><text:span text:style-name="T109">had been</text:span><text:span text:style-name="T86"> thinking of, and she correctly figured I meant Whist. I walked down there, found a journal, stood in line for ages, got back in the car, drove east.</text:span></text:p>
      <text:p text:style-name="P141"><text:span text:style-name="T86"><text:s text:c="3"/>We had decided against coffee but then changed our minds, went to the Ingles Starbucks on Tunnel Road, </text:span><text:span text:style-name="T106">ordered lattes, drove to Liz’s house, watched American Lampoon’s Christmas Vacation. I made journals while she signed up for health insurance. Then we ate ice cream and soup, me in that order and she the opposite.</text:span></text:p>
      <text:p text:style-name="P93"><text:s text:c="3"/>We left after all the other girls, went to her house. I got immediately in bed while she went around and cleaned. We made love for a long while with an intermission of silliness, then cuddled. She eventually moved to the guest room.</text:p>
      <text:p text:style-name="P141"><text:span text:style-name="T106"/></text:p>
      <text:p text:style-name="P94">XII.VIII</text:p>
      <text:p text:style-name="P142"><text:span text:style-name="T86"/></text:p>
      <text:p text:style-name="P94">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p>
      <text:p text:style-name="P142"><text:span text:style-name="T86"><text:s text:c="3"/>I said, “Thank you——I mean: </text:span>duh<text:span text:style-name="T86">, what did you </text:span>think<text:span text:style-name="T86"> I was gonna do??” I walked up, ordered an Americano, </text:span><text:span text:style-name="T109">went</text:span><text:span text:style-name="T86"> home, sat at the computer and wrote.</text:span><text:span text:style-name="T262">d1017</text:span><text:span text:style-name="T86"> </text:span></text:p>
      <text:p text:style-name="P143"><text:span text:style-name="T86"><text:s text:c="3"/></text:span><text:span text:style-name="T108">I did Stolen Silver, </text:span><text:span text:style-name="T109">slayed</text:span><text:span text:style-name="T108"> beasts along my way to kill the raptor under the dead tree, went to Ratchet, turned in a quest, did some banking, flew to Camp T, killed some thunderlizards, found Chen’s empty keg, flew to Crossroads, then Ratchet, then back to Crossroads.</text:span><text:span text:style-name="T276">d1120 </text:span></text:p>
      <text:p text:style-name="P143"><text:soft-page-break/><text:span text:style-name="T276"><text:s text:c="3"/></text:span><text:span text:style-name="T110">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43"><text:span text:style-name="T110"><text:s text:c="3"/>We drove to Ingles. </text:span><text:span text:style-name="T116">I said goodbye,</text:span><text:span text:style-name="T110"> went </text:span><text:span text:style-name="T116">over </text:span><text:span text:style-name="T110">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43"><text:span text:style-name="T110"><text:s text:c="3"/>I walked back, said, “First of all, this latte is delicious. Secondly, they call the race Orcs, not Ogres.” I left again, walked home, put away my groceries.</text:span><text:span text:style-name="T277">d148</text:span><text:span text:style-name="T110"> </text:span><text:span text:style-name="T111">I ran to the north end of the Barrens to turn in a quest, heard from Scott that we’d be dickering </text:span><text:span text:style-name="T116">around</text:span><text:span text:style-name="T111"> at six, reported as much to Hannah; she called to make sure I was okay and asked if I wanted to come nap.</text:span><text:span text:style-name="T278">d201</text:span><text:span text:style-name="T111"> </text:span></text:p>
      <text:p text:style-name="P143"><text:span text:style-name="T111"/></text:p>
      <text:p text:style-name="P95">. . .</text:p>
      <text:p text:style-name="P143"><text:span text:style-name="T111"/></text:p>
      <text:p text:style-name="P144"><text:span text:style-name="T111">I </text:span><text:span text:style-name="T86">walked to Botiwalla, ordered a desi salad with chicken tikka, went to Hannah’s, ate, cuddled, made love, cuddled, made coffee, caught a ride to the shed with Kev. We recorded organ/bass on some songs, then a bunch of percussion/bass.</text:span><text:span text:style-name="T262">d1241</text:span></text:p>
      <text:p text:style-name="P142"><text:span text:style-name="T112"/></text:p>
      <text:p text:style-name="P96">XII.IX</text:p>
      <text:p text:style-name="P145"><text:span text:style-name="T86"/></text:p>
      <text:p text:style-name="P145"><text:span text:style-name="T86">I woke to a dreary but warm day, cleaned my room, made coffee,</text:span><text:span text:style-name="T262">d1051</text:span><text:span text:style-name="T86"> </text:span><text:span text:style-name="T113">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279">d1221</text:span><text:span text:style-name="T113"> </text:span></text:p>
      <text:p text:style-name="P145"><text:span text:style-name="T113"><text:s text:c="3"/></text:span><text:span text:style-name="T114">I </text:span><text:span text:style-name="T116">made a coffee, </text:span><text:span text:style-name="T114">killed Quillboar until I hit 20, flew to Thunderbluff, trained skills, flew to </text:span><text:soft-page-break/><text:span text:style-name="T114">Ashenvale, found the outrunners, ran back to the Barrens, finished Chen’s keg, grabbed some shaman water quest, logged off, took a nap, </text:span><text:span text:style-name="T115">got dressed, made coffee</text:span><text:span text:style-name="T114">.</text:span><text:span text:style-name="T280">d42</text:span><text:span text:style-name="T281">9</text:span></text:p>
      <text:p text:style-name="P145"><text:span text:style-name="T281"><text:s text:c="3"/></text:span><text:span text:style-name="T117">I walked up Meyers, Brevard, Olney, Vermont, across the Wells Fargo lot to UJ, turned around and realized </text:span><text:span text:style-name="T124">Lil’</text:span><text:span text:style-name="T117">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97"><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p>
      <text:p text:style-name="P146"><text:span text:style-name="T117"><text:s text:c="3"/>I </text:span><text:span text:style-name="T124">went</text:span><text:span text:style-name="T117"> outside, said goodbye to Charlie, walked up Middlemont, Sulfur Springs, Haywood, Brevard, Meyers, into my house, ate some grapes, a mandarin, logged into Kamaka, flew to Org and cracked open a Trail Pass.</text:span><text:span text:style-name="T282">d851</text:span><text:span text:style-name="T117"> </text:span><text:span text:style-name="T118">I dropped </text:span><text:span text:style-name="T124">my </text:span><text:span text:style-name="T118">Ony head and chatted with a few people,</text:span><text:span text:style-name="T283">d926</text:span><text:span text:style-name="T118"> </text:span><text:span text:style-name="T119">walked to Hannah’s, finished my Trail Pass, brushed my teeth, got in bed.</text:span></text:p>
      <text:p text:style-name="P146"><text:span text:style-name="T119"/></text:p>
      <text:p text:style-name="P98">XII.X</text:p>
      <text:p text:style-name="P147"><text:span text:style-name="T86"/></text:p>
      <text:p text:style-name="P147"><text:span text:style-name="T86">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262">d132</text:span><text:span text:style-name="T86"> </text:span></text:p>
      <text:p text:style-name="P147"><text:span text:style-name="T86"><text:s text:c="3"/></text:span><text:span text:style-name="T120">Hannah picked me up and we went to Abeja for brunch, then the Walmart, where I got boxer briefs, headphones, a car jump starter. We decided not to bother with Wicked, drove to my house, cuddled, listened to music, made love, typed, watched </text:span><text:soft-page-break/><text:span text:style-name="T120">Attenborough. She eventually left, saying she might clean out her closet.</text:span><text:span text:style-name="T284">d823</text:span><text:span text:style-name="T120"> </text:span><text:span text:style-name="T121">I ran WC, ran around turning things in, then </text:span><text:span text:style-name="T124">filling up water bags </text:span><text:span text:style-name="T121">for the Shaman quest.</text:span><text:span text:style-name="T285">d1217</text:span></text:p>
      <text:p text:style-name="P147"><text:span text:style-name="T285"/></text:p>
      <text:p text:style-name="P148"><text:span text:style-name="T121">X</text:span><text:span text:style-name="T86">II.XI</text:span></text:p>
      <text:p text:style-name="P148"><text:span text:style-name="T86"/></text:p>
      <text:p text:style-name="P149"><text:span text:style-name="T86">I woke and guessed/prayed based on the light that the time started with seven, was correct, went back to sleep until 9ish, got up, made coffee, got dressed, drove to Jupiter, was cranky, set up, ran through a Pony set, packed up, drove home.</text:span><text:span text:style-name="T262">d154</text:span><text:span text:style-name="T86"> </text:span></text:p>
      <text:p text:style-name="P149"><text:span text:style-name="T122"><text:s text:c="3"/>I got some water from a well in Ashenvale, ran to Sun Rock Retreat, flew to Camp T, ran to the Field of Gian</text:span><text:span text:style-name="T124">t</text:span><text:span text:style-name="T122">s, turned in the water pouch, hearthed to Crossroads, flew to Ratchet, got the quest to kill an elemental, flew to Org, took the zep to UC, flew to the Sepulcher, went over the mountains, drank some drugs, killed an elemental, clicked on a brazier, logged off.</text:span><text:span text:style-name="T286">d244</text:span><text:span text:style-name="T122"> </text:span></text:p>
      <text:p text:style-name="P149"><text:span text:style-name="T122"><text:s text:c="3"/></text:span><text:span text:style-name="T123">I took a bath, hearthed, flew to Ratchet, turned in the quest and got healing stream, flew to Camp T, found Mankrik’s wife, ran to Crossroads, logged off, laid in bed, listened to some of the Ever-Expanding record, started getting dressed.</text:span><text:span text:style-name="T287">d442</text:span><text:span text:style-name="T123"> </text:span></text:p>
      <text:p text:style-name="P149"><text:span text:style-name="T123"/></text:p>
      <text:p text:style-name="P99">. . .</text:p>
      <text:p text:style-name="P149"><text:span text:style-name="T123"/></text:p>
      <text:p text:style-name="P150"><text:span text:style-name="T123">I </text:span><text:span text:style-name="T86">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50"><text:span text:style-name="T86"><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86">about our days before eventually listening to a bit of Louise Penny and falling asleep.</text:span></text:p>
      <text:p text:style-name="P150"><text:span text:style-name="T86"/></text:p>
      <text:p text:style-name="P100">XII.XII</text:p>
      <text:p text:style-name="P150"><text:span text:style-name="T86"/></text:p>
      <text:p text:style-name="P150"><text:span text:style-name="T86">Hannah woke very early to get ready for pilates and left the house. I slept hard, dreaming about all sorts of things until she returned at 9:30 with a shot of espresso </text:span><text:span text:style-name="T131">from the Dripolator</text:span><text:span text:style-name="T86">. We cuddled for 30 minutes, then got up and started getting dressed. I had, “</text:span>Oh Nevvy, oh Nevvy... yeah!<text:span text:style-name="T86">” stuck in my head, and so listened to </text:span>Nellie<text:span text:style-name="T86"> followed by </text:span>Broken Heart, <text:span text:style-name="T86">walked out, talked with Kathryn for a moment, got in the Mini, drove home, took off my coats, started the espresso machine, heated some water and wrote.</text:span><text:span text:style-name="T262">d1058</text:span><text:span text:style-name="T86"> </text:span></text:p>
      <text:p text:style-name="P150"><text:span text:style-name="T86"><text:s text:c="3"/></text:span><text:span text:style-name="T125">I ran Wailing Caverns, finished the quests, turned them in, flew to Thunder Bluff, back to Crossroads, laid in bed and looked at my phone.</text:span><text:span text:style-name="T288">d131</text:span><text:span text:style-name="T125"> </text:span><text:span text:style-name="T126">I got dressed, drove to Abeja for my debit card, picked Hannah up from work, went to the Dripolator, ordered a latte and a chocolate chip cookie, dropped her back off, went to Farm Burger South, drove home.</text:span><text:span text:style-name="T289">d336</text:span><text:span text:style-name="T126"> </text:span></text:p>
      <text:p text:style-name="P150"><text:span text:style-name="T126"><text:s text:c="3"/></text:span><text:span text:style-name="T127">I flew to Org, took the zep to UC, picked up a quest for SFK, did the same with two more at the Sepulcher, did SFK, ran back to the Sepulcher, flew back to UC, hearthed to Crossroads, flew to Ratchet, did some banking, flew back to Crossroads,</text:span><text:span text:style-name="T290">d518</text:span><text:span text:style-name="T128"> laid in bed while the sun went down, took a bath.</text:span><text:span text:style-name="T291">d626</text:span><text:span text:style-name="T128"> </text:span><text:span text:style-name="T129">I killed the main Barrens Harpy and then did Guns of the Northwatch + escort quest.</text:span><text:span text:style-name="T292">d720</text:span><text:span text:style-name="T129"> </text:span></text:p>
      <text:p text:style-name="P150"><text:span text:style-name="T129"><text:s text:c="3"/></text:span><text:span text:style-name="T130">I flew to Camp T and laid in bed until Hannah texted me some time after nine asking if I was at Scott’s. I said, “I'm at home in my lil bed! How are you??” I put on some more clothes, drove down there, hung out in her bed for a while having “pillow talk.”</text:span></text:p>
      <text:p text:style-name="P150"><text:span text:style-name="T130"/></text:p>
      <text:p text:style-name="P151"><text:span text:style-name="T86"/></text:p>
      <text:p text:style-name="P151"><text:span text:style-name="T86"/></text:p>
      <text:p text:style-name="P151"><text:span text:style-name="T86"/></text:p>
      <text:p text:style-name="P151"><text:span text:style-name="T86"/></text:p>
      <text:p text:style-name="P151"><text:soft-page-break/><text:span text:style-name="T86">XII.XIII</text:span></text:p>
      <text:p text:style-name="P151"><text:span text:style-name="T86"/></text:p>
      <text:p text:style-name="P151"><text:span text:style-name="T86">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262">d951</text:span><text:span text:style-name="T86"> </text:span></text:p>
      <text:p text:style-name="P151"><text:span text:style-name="T86"/></text:p>
      <text:p text:style-name="P101">. . .</text:p>
      <text:p text:style-name="P151"><text:span text:style-name="T86"/></text:p>
      <text:p text:style-name="P102">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p>
      <text:p text:style-name="P152"><text:span text:style-name="T86"><text:s text:c="3"/>We checked </text:span><text:span text:style-name="T132">sounds </text:span><text:span text:style-name="T86">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132">E</text:span><text:span text:style-name="T86">lement while Ryan played Switch/slept.</text:span></text:p>
      <text:p text:style-name="P152"><text:span text:style-name="T86"><text:s text:c="3"/>I stopped at a Pilot as close to Old Fort as I could get, bought a tall Sprite. I </text:span><text:span text:style-name="T132">just </text:span><text:span text:style-name="T86">wanted to drink a sugary </text:span><text:span text:style-name="T132">carbonated </text:span><text:span text:style-name="T86">beverage and decompress in the passenger seat. Ryan bought a stinky Subway sandwich and drove so fast that things like his Switch started flying off the dash. I had him drop me at Hannah’s, snuck quietly inside, cuddled, slept.</text:span></text:p>
      <text:p text:style-name="P152"><text:span text:style-name="T86"/></text:p>
      <text:p text:style-name="P152"><text:span text:style-name="T86"/></text:p>
      <text:p text:style-name="P103">XII.XIV</text:p>
      <text:p text:style-name="P152"><text:span text:style-name="T86"/></text:p>
      <text:p text:style-name="P102">Hannah went into work very early and I continued to sleep. When I woke again at 9:30, I had a text from her:</text:p>
      <text:p text:style-name="P102"><text:s text:c="3"/>“Morning sweet pea! Have a weird idea, will you let me know if you'd be open to an errand (driving down here to bring me something) today? I know you may not have any time before your gig and I want you to have all the down time you need too. ”</text:p>
      <text:p text:style-name="P102"><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p>
      <text:p text:style-name="P152"><text:span text:style-name="T86"><text:s text:c="3"/>I walked to Little Louie’s, but they were closed, so I </text:span><text:span text:style-name="T132">went</text:span><text:span text:style-name="T86">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52"><text:span text:style-name="T86"><text:s text:c="3"/>I was blissed out listening to </text:span>Fat Dog<text:span text:style-name="T86">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02"><text:s text:c="3"/>I said I would try the bombo with toms and he said, “Ewww me likeee!!!”</text:p>
      <text:p text:style-name="P152"><text:span text:style-name="T86"><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86">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36">take</text:span><text:span text:style-name="T86"> myself and loaded all my drums into the Mini.</text:span></text:p>
      <text:p text:style-name="P152"><text:span text:style-name="T86"><text:s text:c="3"/>The car wouldn’t </text:span><text:span text:style-name="T136">crank</text:span><text:span text:style-name="T86">, so I decided it would be a good time to try my jump starter, but after two different </text:span><text:span text:style-name="T136">ten</text:span><text:span text:style-name="T86">-minute charging sessions, </text:span><text:span text:style-name="T136">it still wouldn’t </text:span><text:span text:style-name="T86">go. I blamed it on the automatic lights, put on the Dr. Dog album again, walked to Odd’s for a latte, the Brew Pump for hop water, Ingles for grapes, gummy clusters, Milky Ways. I walked to Hannah’s house, </text:span><text:span text:style-name="T136">revealed</text:span><text:span text:style-name="T86"> of my treats, laid in bed with her.</text:span></text:p>
      <text:p text:style-name="P102"><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p>
      <text:p text:style-name="P102"><text:s text:c="3"/>We went back to Hannah’s, cuddled, talked, slept.</text:p>
      <text:p text:style-name="P152"><text:span text:style-name="T86"/></text:p>
      <text:p text:style-name="P102">XII.XV</text:p>
      <text:p text:style-name="P152"><text:span text:style-name="T86"/></text:p>
      <text:p text:style-name="P102">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p>
      <text:p text:style-name="P152"><text:span text:style-name="T86"><text:s text:c="3"/>I walked to Bad Manners in the rain, where they were having their birthday party, ordered a quad Americano, walked home, noticed Tony had moved the truck </text:span>all<text:span text:style-name="T86"> the way down the driveway, went inside, wrote.</text:span><text:span text:style-name="T262">d1234</text:span><text:span text:style-name="T86"> </text:span><text:span text:style-name="T133">I </text:span><text:span text:style-name="T134">printed, </text:span><text:span text:style-name="T133">pooped, took a bath, laid in bed, ate a banana, got distracted by my phone.</text:span><text:span text:style-name="T293">d156</text:span><text:span text:style-name="T133"> </text:span><text:span text:style-name="T135">I started getting dressed, logged into Kamaka, made a </text:span><text:soft-page-break/><text:span text:style-name="T135">piece of Mooncloth and got a text from Hannah saying she was going up to Odd’s.</text:span><text:span text:style-name="T294">d217</text:span><text:span text:style-name="T135"> </text:span></text:p>
      <text:p text:style-name="P152"><text:span text:style-name="T135"/></text:p>
      <text:p text:style-name="P104">. . .</text:p>
      <text:p text:style-name="P152"><text:span text:style-name="T135"/></text:p>
      <text:p text:style-name="P153"><text:span text:style-name="T135">I </text:span><text:span text:style-name="T86">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05"><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p>
      <text:p text:style-name="P153"><text:span text:style-name="T86"/></text:p>
      <text:p text:style-name="P105">XII.XVI</text:p>
      <text:p text:style-name="P153"><text:span text:style-name="T86"/></text:p>
      <text:p text:style-name="P153"><text:span text:style-name="T86">Woke, made coffee, went to the guest room and listened to Dr. Dog, then meditated. Hannah and I drove to the shed, where a lot was going on; Scott was having a tree taken down, and also his floors/walls/ceiling removed. We worked on </text:span>130,000 Miles<text:span text:style-name="T86">, recorded that, then </text:span>Snapback<text:span text:style-name="T86">. Hannah announced she was so hungry she couldn’t think straight.</text:span></text:p>
      <text:p text:style-name="P105"><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p>
      <text:p text:style-name="P153"><text:soft-page-break/><text:span text:style-name="T86"><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53"><text:span text:style-name="T86"/></text:p>
      <text:p text:style-name="P105">XII.XVII</text:p>
      <text:p text:style-name="P153"><text:span text:style-name="T86"/></text:p>
      <text:p text:style-name="P153"><text:span text:style-name="T86">I woke at 9:15, cuddled Hannah, made coffee, borrowed her charger, sat on the couch, played Wordle (SCOWL in three,) got dressed, walked to Bad Manners, ordered an Americano, went home, opened my window, pooped, got undressed, wrote.</text:span><text:span text:style-name="T262">d1128</text:span><text:span text:style-name="T86"> </text:span></text:p>
      <text:p text:style-name="P153"><text:span text:style-name="T86"><text:s text:c="3"/></text:span><text:span text:style-name="T137">I played some WoW, laid in bed, took a bath, laid in bed, </text:span><text:span text:style-name="T138">got dressed</text:span><text:span text:style-name="T137">,</text:span><text:span text:style-name="T295">d210</text:span><text:span text:style-name="T137"> </text:span><text:span text:style-name="T138">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96">d400</text:span><text:span text:style-name="T138"> </text:span></text:p>
      <text:p text:style-name="P153"><text:span text:style-name="T138"><text:s text:c="3"/></text:span><text:span text:style-name="T139">I played some wow, hearthed, laid in bed, talked to my mom twice, felt kinda frustrated in the darkness, ate some grapes.</text:span><text:span text:style-name="T297">d613</text:span><text:span text:style-name="T139"> </text:span><text:span text:style-name="T140">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421">I'm back in my room when you finish your rehearsal</text:span><text:span text:style-name="T140">”</text:span></text:p>
      <text:p text:style-name="P153"><text:span text:style-name="T140"><text:s text:c="3"/>I walked home, called her again. She was cozy in her jammies, so I decided that’s what I would do, looked at Insty a little.</text:span><text:span text:style-name="T298">d752 </text:span><text:span text:style-name="T141">I finished up Barrens quests, collected all the Ashenvale ones, spent lots of time laying in bed, heard from Hannah that she was creeping down my street, cuddled with her for an hour or so.</text:span></text:p>
      <text:p text:style-name="P153"><text:span text:style-name="T141"/></text:p>
      <text:p text:style-name="P154"><text:span text:style-name="T86"/></text:p>
      <text:p text:style-name="P106">XII.XVIII</text:p>
      <text:p text:style-name="P154"><text:span text:style-name="T86"/></text:p>
      <text:p text:style-name="P154"><text:span text:style-name="T86">I woke around seven and spent a lot of energy scrolling around my phone, eventually got up, ate grapes,</text:span><text:span text:style-name="T299">d843</text:span><text:span text:style-name="T142"> heat up my cup, played Wordle (HEFTY in four,) made coffee.</text:span><text:span text:style-name="T300">d857</text:span><text:span text:style-name="T142"> </text:span><text:span text:style-name="T143">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07"><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p>
      <text:p text:style-name="P107"><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p>
      <text:p text:style-name="P107"><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p>
      <text:p text:style-name="P154"><text:span text:style-name="T143"/></text:p>
      <text:p text:style-name="P108">XII.XIX</text:p>
      <text:p text:style-name="P155"><text:span text:style-name="T86"/></text:p>
      <text:p text:style-name="P108">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p>
      <text:p text:style-name="P155"><text:soft-page-break/><text:span text:style-name="T86"><text:s text:c="3"/>We had a fun brunch and, when </text:span><text:span text:style-name="T146">my mom</text:span><text:span text:style-name="T86"> left for </text:span><text:span text:style-name="T146">Sylva</text:span><text:span text:style-name="T86">, Hannah and I went to Ingles. She bought some ginger and I bought a proper </text:span><text:span text:style-name="T146">wooden </text:span><text:span text:style-name="T86">box of Bagu, then walked home, talking to Shane in the Botiwalla parking lot.</text:span><text:span text:style-name="T262">d243 </text:span><text:span text:style-name="T144">I laid in bed a while, got dressed, walked to Aldi for grapes, seeing Tony Russo along the way, then to Odd’s, seeing Elana along the way, ordered a latte, stopped into Sparky’s to look for miniature Azul with no luck.</text:span></text:p>
      <text:p text:style-name="P109"><text:s text:c="3"/>I exited, went through the alley and had a stranger say something to me. “Hmm?” I asked.</text:p>
      <text:p text:style-name="P155"><text:span text:style-name="T144"><text:s text:c="3"/>He said, “You’re not Columbo. You don’t sound like him.” I </text:span><text:span text:style-name="T146">agreed, </text:span><text:span text:style-name="T144">walked home on the sidewalkless side of Brevard through standstill traffic, put my grapes in the fridge,</text:span><text:span text:style-name="T301">d503</text:span><text:span text:style-name="T144"> </text:span><text:span text:style-name="T145">sat at the computer and looked at my phone until the sun went down, took a bath, laid in bed, looked at my phone </text:span><text:span text:style-name="T146">some more</text:span><text:span text:style-name="T145">.</text:span><text:span text:style-name="T302">d633</text:span><text:span text:style-name="T145"> </text:span></text:p>
      <text:p text:style-name="P155"><text:span text:style-name="T145"/></text:p>
      <text:p text:style-name="P110">. . .</text:p>
      <text:p text:style-name="P155"><text:span text:style-name="T145"/></text:p>
      <text:p text:style-name="P156"><text:span text:style-name="T145">I </text:span><text:span text:style-name="T86">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1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p>
      <text:p text:style-name="P156"><text:span text:style-name="T86"/></text:p>
      <text:p text:style-name="P156"><text:span text:style-name="T86"/></text:p>
      <text:p text:style-name="P112">XII.XX</text:p>
      <text:p text:style-name="P156"><text:span text:style-name="T86"/></text:p>
      <text:p text:style-name="P156"><text:span text:style-name="T86">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86"> chill, which got a great reaction. I walked home, ate a handful of grapes, sat at the computer.</text:span><text:span text:style-name="T262">d933</text:span><text:span text:style-name="T86"> </text:span></text:p>
      <text:p text:style-name="P156"><text:span text:style-name="T86"/></text:p>
      <text:p text:style-name="P113">. . .</text:p>
      <text:p text:style-name="P156"><text:span text:style-name="T86"/></text:p>
      <text:p text:style-name="P157"><text:span text:style-name="T86">I drove down Amboy to the Big Top, set up quietly and peacefully, played songs with Kevin </text:span><text:span text:style-name="T147">n’</text:span><text:span text:style-name="T86"> Dulc</text:span><text:span text:style-name="T147">e</text:span><text:span text:style-name="T86"> for the Southeastern Container Christmas party, ate some pretzel knots, grapes, cheese, made a plate of salad, steak, fish, mac n’ cheese, asparagus, bread, did four raffles, a Christmas song, four more raffles, more music until 3PM.</text:span></text:p>
      <text:p text:style-name="P157"><text:span text:style-name="T86"><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47">catch</text:span><text:span text:style-name="T86"> a ride home with me.</text:span></text:p>
      <text:p text:style-name="P114"><text:s text:c="3"/>I said, “Sure, but I’m gonna have to swing by Ligma first.”</text:p>
      <text:p text:style-name="P114"><text:s text:c="3"/>“Ligma??” he said, perfectly.</text:p>
      <text:p text:style-name="P114"><text:s text:c="3"/>To which I responded, “Ligma balls.”</text:p>
      <text:p text:style-name="P157"><text:span text:style-name="T86"><text:s text:c="3"/>The sound man said, “</text:span><text:span text:style-name="T147">Damn, y</text:span><text:span text:style-name="T86">’all are brutal today,” and Charlie said, “Ryan, do you need to go out to the car for a minute after that burn?”</text:span></text:p>
      <text:p text:style-name="P114"><text:s text:c="3"/>We played a very fun and silly two sets to friends such as Hannah, Alex, Mike, Gary, Fox, Tina, Martha, Thomas, Mackenzie, ended with Lump, encored with Drummer Boy, loaded out. I drove Ryan to the Malvern, then went to Hannah’s house, where we immediately made love.</text:p>
      <text:p text:style-name="P115">XII.XXI</text:p>
      <text:p text:style-name="P157"><text:span text:style-name="T86"/></text:p>
      <text:p text:style-name="P157"><text:span text:style-name="T86">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262">d134</text:span><text:span text:style-name="T86"> </text:span></text:p>
      <text:p text:style-name="P157"><text:span text:style-name="T86"><text:s text:c="3"/></text:span><text:span text:style-name="T148">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57"><text:span text:style-name="T148"><text:s text:c="3"/>I got dressed, drove to Downing, set up my gaming station, adjusted monitor resolution.</text:span><text:span text:style-name="T303">d557</text:span><text:span text:style-name="T148"> </text:span><text:span text:style-name="T149">I flew to Zoram Strand, joined a very slow-to-start BFD group, ran that, turned in all the quests, cleaned up my bags etc. in Thunder Bluff.</text:span><text:span text:style-name="T304">d826</text:span><text:span text:style-name="T149"> </text:span><text:span text:style-name="T150">I did a bunch of running around while eating peanuts and Lara Bars, finished seemingly all of the Ashenvale quests, then ran to Freewind Post in Thousand Needles.</text:span><text:span text:style-name="T305">d1133</text:span><text:span text:style-name="T150"> </text:span></text:p>
      <text:p text:style-name="P157"><text:span text:style-name="T150"/></text:p>
      <text:p text:style-name="P158"><text:span text:style-name="T150">X</text:span><text:span text:style-name="T86">I.XXII</text:span></text:p>
      <text:p text:style-name="P158"><text:span text:style-name="T86"/></text:p>
      <text:p text:style-name="P158"><text:span text:style-name="T86">I slept very hard, played Wordle (BRAWN in four,) got out of bed around 11, made coffee, killed centaur until I hit level 28, hearthed to Crossroads, flew to Thunder Bluff.</text:span><text:span text:style-name="T262">d1205</text:span><text:span text:style-name="T86"> </text:span></text:p>
      <text:p text:style-name="P158"><text:span text:style-name="T86"><text:s text:c="3"/></text:span><text:span text:style-name="T151">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306">d426</text:span><text:span text:style-name="T151"> </text:span></text:p>
      <text:p text:style-name="P158"><text:span text:style-name="T151"><text:s text:c="3"/></text:span><text:span text:style-name="T152">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52">then flew to Org.</text:span><text:span text:style-name="T307">d547</text:span><text:span text:style-name="T152"> </text:span><text:span text:style-name="T153">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308">d738</text:span><text:span text:style-name="T153"> </text:span></text:p>
      <text:p text:style-name="P158"><text:span text:style-name="T153"><text:s text:c="3"/></text:span><text:span text:style-name="T154">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16"><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p>
      <text:p text:style-name="P158"><text:span text:style-name="T154"/></text:p>
      <text:p text:style-name="P117">XII.XXIII</text:p>
      <text:p text:style-name="P159"><text:span text:style-name="T86"/></text:p>
      <text:p text:style-name="P159"><text:span text:style-name="T86">I woke at 10, swiped countless notifications from my phone, played Wordle (SAUNA in four,) ate grapes, made coffee.</text:span><text:span text:style-name="T262">d1033</text:span><text:span text:style-name="T86"> </text:span><text:span text:style-name="T155">I finished turtles, scorpions, vultures on the flats, turned those quests in, recalled, flew to Ratchet, boated to Booty Bay, flew to Grom’Gol,</text:span><text:span text:style-name="T309">d1111</text:span><text:span text:style-name="T156"> </text:span><text:span text:style-name="T157">zepped to UC, flew to Tarren Mill,</text:span><text:span text:style-name="T310">d1121</text:span><text:span text:style-name="T157"> </text:span><text:span text:style-name="T158">took a poop, ran to Hammerfall, grabbed the flightpath.</text:span><text:span text:style-name="T311">d1138</text:span><text:span text:style-name="T158"> </text:span></text:p>
      <text:p text:style-name="P159"><text:span text:style-name="T158"><text:s text:c="3"/></text:span><text:span text:style-name="T159">I ran to Kargath, </text:span><text:span text:style-name="T160">sat on the couch and looked at my phone while I </text:span><text:span text:style-name="T159">flew to Grom’Gol, checked out Nessingwary’s camp, ran back to Grom, flew to Booty Bay,</text:span><text:span text:style-name="T312">d1221</text:span><text:span text:style-name="T159"> </text:span><text:span text:style-name="T161">hearthed, flew to Gadget, killed crocs in the Shimmering Flats, turned in that quest, hearthed, flew to Ratchet, took the boat to Booty Bay, turned in a quest, hearthed, flew to Thunder Bluff, did leatherworking, flew to Sun Rock Retreat.</text:span><text:span text:style-name="T313">d119</text:span><text:span text:style-name="T161"> </text:span></text:p>
      <text:p text:style-name="P159"><text:span text:style-name="T161"><text:s text:c="3"/></text:span><text:span text:style-name="T162">I ran through Desolace to Shadoprey Village, bought the expert cookbook and upgraded skinning, </text:span><text:soft-page-break/><text:span text:style-name="T162">hearthed, flew to Ratchet, boated to Booty Bay, flew to Grom’Gol,</text:span><text:span text:style-name="T314">d146</text:span><text:span text:style-name="T162"> </text:span><text:span text:style-name="T163">ate pizza on the couch with the cats, turned in another Nesingwary quest, hearthed, flew to Camp T, got dressed.</text:span><text:span text:style-name="T315">d211</text:span><text:span text:style-name="T164"> </text:span></text:p>
      <text:p text:style-name="P159"><text:span text:style-name="T164"><text:s text:c="3"/></text:span><text:span text:style-name="T165">I walked up to Ingles, bought grapes, Bagu, CheezIts, went to Meyers, checked the mail, picked up bagels, Canadian bacon, mayonaise, soap, texted with Hannah, made a quad coffee, walked to Downing, put my groceries away, sat excitedly at the computer.</text:span><text:span text:style-name="T316">d319</text:span><text:span text:style-name="T165"> </text:span></text:p>
      <text:p text:style-name="P159"><text:span text:style-name="T165"/></text:p>
      <text:p text:style-name="P160"><text:span text:style-name="T165">I </text:span><text:span text:style-name="T86">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18"><text:s text:c="3"/>One of my SM quests was to kill 20 people, so I did that outside the instance with the help of a 31 Alliance warrior, went back to Undercity, talked to Hannah, laid in bed, went to sleep around midnight.</text:p>
      <text:p text:style-name="P160"><text:span text:style-name="T86"/></text:p>
      <text:p text:style-name="P118">XII.XXIV</text:p>
      <text:p text:style-name="P160"><text:span text:style-name="T86"/></text:p>
      <text:p text:style-name="P160"><text:span text:style-name="T86">I woke around 9:30, played Wordle (EAGLE in two,) said hello to the cats and heat up some water.</text:span><text:span text:style-name="T262">d1007</text:span><text:span text:style-name="T86"> </text:span><text:span text:style-name="T166">I made some coffee, cleaned up my battle station and logged into WoW, but the servers were down for maintenance.</text:span><text:span text:style-name="T317">d1017</text:span></text:p>
      <text:p text:style-name="P160"><text:span text:style-name="T317"><text:s text:c="3"/></text:span><text:span text:style-name="T167">I ran Library two or three times, made another cup of coffee, reworked my bars big-time, killed some things on the shimmering flat for practice and to level my daggers, ran graveyard then library, </text:span><text:span text:style-name="T168">hearthed to XR, flew to Org</text:span><text:span text:style-name="T167">.</text:span><text:span text:style-name="T318">d438</text:span><text:span text:style-name="T167"> </text:span><text:span text:style-name="T168">I walked up to Oyster House, ordered an NA Guinness + beans/rice/sausage, then jogged home excitedly.</text:span><text:span text:style-name="T319">d526</text:span><text:span text:style-name="T168"> </text:span></text:p>
      <text:p text:style-name="P160"><text:span text:style-name="T168"><text:s text:c="3"/></text:span><text:span text:style-name="T169">I ran to Stonard, flew to Kargath, back to Stonard, back to Grom’Gol, set my hearth, zepped to SM, ran library three or four times, hearthed to Grom, AFKed in the inn and spent some time on the couch,</text:span><text:span text:style-name="T320">d933</text:span><text:span text:style-name="T169"> </text:span><text:span text:style-name="T170">then took a bath and talked to Hannah on </text:span><text:soft-page-break/><text:span text:style-name="T170">the phone, who was worried if I was depressed, but seemed more sad herself.</text:span><text:span text:style-name="T321">d1004</text:span></text:p>
      <text:p text:style-name="P160"><text:span text:style-name="T321"><text:s text:c="3"/></text:span><text:span text:style-name="T171">I started Nessingwary quests, but ended up running Lib, Arm Cath with a very fun group, hearthed, killed 15 raptors just outside of Grom’gol, went to bed.</text:span></text:p>
      <text:p text:style-name="P160"><text:span text:style-name="T171"/></text:p>
      <text:p text:style-name="P119">XII.XXV</text:p>
      <text:p text:style-name="P161"><text:span text:style-name="T86"/></text:p>
      <text:p text:style-name="P161"><text:span text:style-name="T86">I woke around 9:30, lost wordle (SHARE,) laid in bed, eventually made coffee.</text:span><text:span text:style-name="T262">d1145</text:span><text:span text:style-name="T86"> </text:span><text:span text:style-name="T172">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322">d442</text:span><text:span text:style-name="T172"> </text:span></text:p>
      <text:p text:style-name="P162"><text:span text:style-name="T172"><text:s text:c="3"/></text:span><text:span text:style-name="T173">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62"><text:span text:style-name="T173"><text:s text:c="3"/>I switched back to Shamaka, flew to Org, bought 12 giant eggs, 10 zesty clam meats, flew to TB, bought 20 Alterac Swiss.</text:span><text:span text:style-name="T323">d926 </text:span><text:span text:style-name="T174"><text:s/></text:span><text:span text:style-name="T175">I turned in my cooking quest, hearthed, talked to Hannah twice, and did many Cath/Arm runs, ending with a very rough one at 6:30AM.</text:span></text:p>
      <text:p text:style-name="P162"><text:span text:style-name="T175"/></text:p>
      <text:p text:style-name="P120">XII.XXVI</text:p>
      <text:p text:style-name="P163"><text:span text:style-name="T86"/></text:p>
      <text:p text:style-name="P163"><text:span text:style-name="T86">I slept til 10:30, looked through my phone, got up, peed,</text:span><text:span text:style-name="T262">d1038</text:span><text:span text:style-name="T86"> </text:span><text:span text:style-name="T176">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324">d306</text:span><text:span text:style-name="T176"> </text:span></text:p>
      <text:p text:style-name="P163"><text:span text:style-name="T176"><text:s text:c="3"/></text:span><text:span text:style-name="T177">I killed things around STV, hearthed to Grom, flew to UC, laid in bed, picked up an RFD quest, </text:span><text:soft-page-break/><text:span text:style-name="T177">made a mooncloth on Kamaka, switched over to Tokup, gquit the Lil Rascals, switched back to Kamaka for a second and exited.</text:span><text:span text:style-name="T325">d457</text:span><text:span text:style-name="T177"> </text:span><text:span text:style-name="T178">I laid in bed, told Hannah I was gonna take a nap, ran RFD, finished all the quests, turned them in, did more STV quests, hit level 40 standing on the balcony of the Booty Bay tavern.</text:span></text:p>
      <text:p text:style-name="P121"><text:s text:c="3"/>I flew to Stonard, trained, hearthed to Grom, equipped all my mail, cleaned up a couple quests, talked to Hannah on the phone, ran RFD again, laid in bed, went to sleep around midnight.</text:p>
      <text:p text:style-name="P163"><text:span text:style-name="T178"/></text:p>
      <text:p text:style-name="P122">XII.XXVII</text:p>
      <text:p text:style-name="P164"><text:span text:style-name="T86"/></text:p>
      <text:p text:style-name="P164"><text:span text:style-name="T86">I woke late and had a hard time making coffee, but played Wordle (GRAIN in four) and texted with Hannah.</text:span><text:span text:style-name="T262">d1148</text:span><text:span text:style-name="T86"> </text:span><text:span text:style-name="T179">I checked Bankmaka, switched to the shaman, started him on a flight to Hammerfall, got dressed and diverted to Kargath instead. I walked to Odd’s, but they were closed, so I went to Izzy’s, ordered a cup of drip.</text:span></text:p>
      <text:p text:style-name="P164"><text:span text:style-name="T179"><text:s text:c="3"/>I walked to Middlemont; Ryan and Tina were late. We rehearsed until 3:30, and then I walked to the Malvern, ordered a burger/fries/Coke, walked to Aldi, bought grapes/bananas/CheezIts. I went back to Izzy’s for a latte, walked to Downing in the the mist and took off my soggy clothes.</text:span><text:span text:style-name="T326">d540</text:span><text:span text:style-name="T179"> </text:span></text:p>
      <text:p text:style-name="P164"><text:span text:style-name="T179"><text:s text:c="3"/></text:span><text:span text:style-name="T180">I flew to Hammerfall, turned in a quest, flew to Tarren Mill, ran to the Hinterlands, found the flightpath, flew back to TM, turned in some turtle meat for the recipe quest, hearthed to Grom. I kept going back and forth between laying in bed and inching my way toward Thunder Bluff to buy dual spec.</text:span></text:p>
      <text:p text:style-name="P164"><text:span text:style-name="T180"><text:s text:c="3"/>I spent the empty points for my new spec in resto, flew to Camp T, put together a group for RFD, ran that. It was kinda fun, I think. I hearthed to Grom, flew to BB, did some banking, hearthed again.</text:span><text:span text:style-name="T327">d941</text:span><text:span text:style-name="T180"> </text:span><text:span text:style-name="T181">I laid down, cleaned the litter boxes, talked to Hannah, killed some Ogres on Tokup, switched to Shamaka, fiddled with my bars, exited.</text:span><text:span text:style-name="T328">d1053</text:span><text:span text:style-name="T181"> </text:span></text:p>
      <text:p text:style-name="P164"><text:soft-page-break/><text:span text:style-name="T181"><text:s text:c="3"/></text:span><text:span text:style-name="T182">I ran flew to Org, looking for an RFD group, got there just in time to see the &lt;something to think about&gt; buff train. I flew to Camp T, ran RFD, played more Tokup, levelled up, switched to Shamaka, killed STV ogres, levelled up, started a female Tauren warrior on Anniversary named Tokupina, eventually went to bed.</text:span></text:p>
      <text:p text:style-name="P164"><text:span text:style-name="T182"/></text:p>
      <text:p text:style-name="P123">XII.XXVIII</text:p>
      <text:p text:style-name="P165"><text:span text:style-name="T86"/></text:p>
      <text:p text:style-name="P165"><text:span text:style-name="T86">I woke at 10, already had messages from Hannah, played Wordle (DECRY in four,) messaged with Sweet Pea at her gate, ate a bunch of grapes and boiled some water.</text:span><text:span text:style-name="T262">d1029</text:span></text:p>
      <text:p text:style-name="P165"><text:span text:style-name="T86"><text:s text:c="3"/></text:span><text:span text:style-name="T183">I went back to bed, slept until noon, got dressed, walked up to Odd’s, ordered an Americano. Robin[sp?] asked if I wanted a triple and I said sure, forgetting that that means a larger cup. I drank some on the back porch, spaced out, walked to Meyers, spaced out some more.</text:span></text:p>
      <text:p text:style-name="P124"><text:s text:c="3"/>I took a bath, shaved, got slow-dressed, made some pea ramen, moved my drums from the car to the porch, made a cup of coffee. Tina arrived and I drove us to the Purple Onion, set up, ordered steak, ate in the green room, sound checked, ordered an athletic, took off my jackets, played a fast-moving set.</text:p>
      <text:p text:style-name="P165"><text:span text:style-name="T183"><text:s text:c="3"/>We packed up, drove up 26 in the rain. Tina said what I was just thinking but in a more funny way: “It’s almost like they </text:span><text:span text:style-name="T422">want</text:span><text:span text:style-name="T183"> you to crash.” I parked the car in front of Hannah’s house, left my drums, went inside, ate a bunch of grapes, opened a hop water, got undressed and felt amazing once the socks came off.</text:span><text:span text:style-name="T329">d1104</text:span><text:span text:style-name="T183"> </text:span></text:p>
      <text:p text:style-name="P165"><text:span text:style-name="T183"><text:s text:c="3"/></text:span><text:span text:style-name="T184">I logged into Shamaka, listed myself for RFD and then realized I didn’t want to do that. I went to Org to loiter while I figured out what I wanted to do, looked up quests for Uldaman on my phone from bed, took the Zep to Undercity, grabbed one, realized I’d missed one in Orgrimmar, went back, grabbed that, hearthed to Grom’gol, flew to Kargath, grabbed one there, at the camp nearby and at the very southern middle section of Badlands.</text:span></text:p>
      <text:p text:style-name="P166"><text:soft-page-break/><text:span text:style-name="T86">XII.XIX</text:span></text:p>
      <text:p text:style-name="P166"><text:span text:style-name="T86"/></text:p>
      <text:p text:style-name="P166"><text:span text:style-name="T86">My alarm went off at 10 and I struggled with Wordle (MAMBO in five,) fell asleep, got up again, made coffee, drank it on the couch.</text:span><text:span text:style-name="T262">d1154</text:span><text:span text:style-name="T86"> </text:span><text:span text:style-name="T185">I talked to Hannah on the phone, made another coffee, drove the Space Bug to Highland and was slightly surprised to see Jen Star in the parking lot. We chatted until Tina pulled up, at which point we loaded in.</text:span></text:p>
      <text:p text:style-name="P125"><text:s text:c="3"/>We set up and I ordered a burger, ate it before Ryan and Melissa showed up. We did a long sound check, took five, played three sets, packed up, drove home. I was feeling frustrated with Ryan and Melissa for being generally oblivious to everything; I must investigate why this bothers me so much.</text:p>
      <text:p text:style-name="P166"><text:span text:style-name="T185"><text:s text:c="3"/>I ate grapes in the chair, took off my boots, sat at the computer.</text:span><text:span text:style-name="T330">d555</text:span><text:span text:style-name="T185"> </text:span></text:p>
      <text:p text:style-name="P166"><text:span text:style-name="T185"><text:s text:c="3"/></text:span><text:span text:style-name="T186">I did Badlands Reagent Run, which took a while, but not as long as I’d expected. I started looking for an Uldaman group, but there were no tanks to be found. One popped up after about an hour, so I built a group around it, but he was basically AFK up until we entered the entrance. I booted him and looked for another, but none came and the group disbanded.</text:span></text:p>
      <text:p text:style-name="P126"><text:s text:c="3"/>I talked to Hannah on the phone, went to bed. It was midnight and I decided sleep was best, so I got up to turn out the lights and log out of WoW, but checked the group finder real quick and saw one was forming with a tank and a DPS. I joined up with them, had a smooth/fun run, ported to Org, flew to TB, did leatherworking, turned in a quest, flew to Org, turned in another, zepped to UC, turned in another, called it a night.</text:p>
      <text:p text:style-name="P166"><text:span text:style-name="T186"/></text:p>
      <text:p text:style-name="P127">XII.XXX</text:p>
      <text:p text:style-name="P167"><text:span text:style-name="T86"/></text:p>
      <text:p text:style-name="P167"><text:span text:style-name="T86">I slept til 11, played Wordle (STARE in two,) got dressed, walked to Ingles, saw Tate and bought a bag of mandarins, went over to Bad Manners, realized I’d forgotten my cup, ordered some drip, walked to Meyers, changed my shoes, bags and hoodies, charged my phone a little, texted with Hannah, walked up Brevard, through the church parking lot, saw Doctor </text:span><text:soft-page-break/><text:span text:style-name="T86">Myles, went back to Downing, took photos of the cats for Hannah, heat up some water to rinse my cup and charged my phone a bit more.</text:span><text:span text:style-name="T262">d1231</text:span><text:span text:style-name="T86"> </text:span></text:p>
      <text:p text:style-name="P167"><text:span text:style-name="T86"><text:s text:c="3"/></text:span><text:span text:style-name="T187">I walked to Battle Cat, ordered an Americano, sat outside, took a photo for Hannah, walked downtown, peed at the public restrooms in Pack Square, went to the bank, deposted $260, went to Hi Five, ordered a latte, finally got Carroty’s name, drank a little in the park, took another photo, walked to OLR, ordered a burger/fries, went inside, ordered an NA Guinness.</text:span></text:p>
      <text:p text:style-name="P167"><text:span text:style-name="T187"><text:s text:c="3"/>Grant pulled up just as I was pulling up his Facebook page. We talked about games while I ate. I then walked across the bridge and up the hill with my eyes closed to Ingles, talked to my old neighbor Adam, bought toothpaste, toothbrush, floss, green grapes, walked to Downing, texted Hannah saying, “</text:span><text:span text:style-name="T423">I so long to feel you in my arms love</text:span><text:span text:style-name="T187">”</text:span><text:span text:style-name="T331">d417</text:span><text:span text:style-name="T187"> </text:span></text:p>
      <text:p text:style-name="P167"><text:span text:style-name="T187"><text:s text:c="3"/></text:span><text:span text:style-name="T188">I </text:span><text:span text:style-name="T189">took the zep to Grom’gol, quickly gathered some Headhunter heads, hearthed to Kargath, </text:span><text:span text:style-name="T188">ran Uldaman with a fun/smooth group, finished a couple more quests, flew to UC, turned in, flew to Hammerfall, did First Aid 225, hearthed to Kargath, flew to Stonard, trained, flew to Grom and laid in bed. Hannah video called me with Emmylou and we talked for a while. I then killed raptors in STV and Bhag’thera, turned that in, exited to restart my computer.</text:span><text:span text:style-name="T332">d810</text:span><text:span text:style-name="T188"> </text:span></text:p>
      <text:p text:style-name="P167"><text:span text:style-name="T188"><text:s text:c="3"/></text:span><text:span text:style-name="T190">I talked to a drowsy Hannah on the phone, ran Uldaman, hearthed to Kargath, turned a quest in, ran to another quest giver in Badlands, hearthed again, flew to Grom, set my hearth, zepped to Org, turned in a quest, hearthed to Grom, flew to Kargath, turned in another quest, flew to Booty Bay, bought a healing shield, went to sleep.</text:span></text:p>
      <text:p text:style-name="P167"><text:span text:style-name="T190"/></text:p>
      <text:p text:style-name="P128">XII.XXXI</text:p>
      <text:p text:style-name="P168"><text:span text:style-name="T86"/></text:p>
      <text:p text:style-name="P168"><text:span text:style-name="T86">Woke, made coffee, hearthed to Grom, walked across the water, killed tons of raptors including Tethis, hearthed, turned in the enchantment quest, ran to Nessingwary, turned in Raptor Mastery, hearthed, brushed my teeth, got dressed.</text:span><text:span text:style-name="T262">d1214</text:span><text:span text:style-name="T86"> </text:span></text:p>
      <text:p text:style-name="P168"><text:soft-page-break/><text:span text:style-name="T86"><text:s text:c="3"/></text:span><text:span text:style-name="T191">I walked to Aldi, bought green bananas, went to Jersey Mike’s, ate a mid sub, went to Odd’s, ordered an Americano, walked back to Downing.</text:span><text:span text:style-name="T333">d153</text:span></text:p>
      <text:p text:style-name="P168"><text:span text:style-name="T191"><text:s text:c="3"/></text:span><text:span text:style-name="T192">I flew to Booty Bay, boated to Ratchet, flew to TB, did leatherworking, hit 225, flew to Thousand Needles, ran to Camp Mojache, trained leatherworking, hearthed to Grom, flew to BB, killed gorillas, teamed up with someone for Bangladesh, hearthed, flew to BB, finished killing gorillas, ran back to BB, turned in a quest, switched to Kamaka, made mooncloth, laid in bed, talked to Hannah.</text:span><text:span text:style-name="T334">d657</text:span></text:p>
      <text:p text:style-name="P168"><text:span text:style-name="T334"><text:s text:c="3"/></text:span><text:span text:style-name="T193">I killed Bloodsail Buccaneers, Venture Co Miners, and so many of the Skullsplitter tribe, </text:span><text:span text:style-name="T194">hit level 44, </text:span><text:span text:style-name="T193">then talked to Hannah on the phone. She was going to bed and said something along the lines of being worried I was playing too much, not wanting me to miss my flight, but then apologizing, saying she would tolerate it even though she didn’t like video games, and not just tolerate, but enjoy the fact that I enjoyed it.</text:span></text:p>
      <text:p text:style-name="P168"><text:span text:style-name="T193"><text:s text:c="3"/>She asked what I’d be doing on Jan 1</text:span><text:span text:style-name="T335">st</text:span><text:span text:style-name="T193"> and I said basically nothing, maybe running errands, and she was worried about me isolating. I had totally forgotten that I would be celebrating Zelda’s second birthday.</text:span></text:p>
      <text:p text:style-name="P129"><text:s text:c="3"/>I formed an Uldaman group, got high and started to feel very anxious. She texted saying she was sorry she criticized playing video games and that it’s not how she wants to be. I constantly half-dreamt I was switching between two healing styles and the second one was supposed to put Hannah at ease.</text:p>
      <text:p text:style-name="P168"><text:span text:style-name="T193"/></text:p>
      <text:p text:style-name="P130">I.I</text:p>
      <text:p text:style-name="P169"><text:span text:style-name="T86"/></text:p>
      <text:p text:style-name="P169"><text:span text:style-name="T86">I woke still feeling a bit anxious, played Wordle (NERVE in four,) looked up ZF quests, got out of bed, made coffee, drank it on the couch, came close to feeling the awesome power of being alive while going through the motions of anxious attachment. . .</text:span><text:span text:style-name="T195">I gathered ZF quests from Tanaris, Dustwallow, Feralas, did the dishes, texted with </text:span><text:soft-page-break/><text:span text:style-name="T195">Hannah, listened to most of our Eulogy show, got dressed.</text:span><text:span text:style-name="T336">d307</text:span></text:p>
      <text:p text:style-name="P169"><text:span text:style-name="T195"><text:s text:c="3"/></text:span><text:span text:style-name="T196">I drove to Vermont, parked, walked into UJ, sat at the bar, ordered Hoppin’ John w/ Coke, walked to Odd’s, ordered a latte, talked to Hannah via phone on the porch, walked to the car, drove to Gary’s, celebrated Zelda’s 2</text:span><text:span text:style-name="T337">nd</text:span><text:span text:style-name="T196"> birthday with Ryan, Melissa, Max, Ben, Eliza, August, Jamie, Joy, others. I drove to Downing, laid in bed, looked at Facebook.</text:span><text:span text:style-name="T337">d726</text:span><text:span text:style-name="T196"> </text:span></text:p>
      <text:p text:style-name="P169"><text:span text:style-name="T196"><text:s text:c="3"/></text:span><text:span text:style-name="T197">I flew to the Hinterlands, walked to a temple, grouped with a couple people and acquired the sacred mallet for ZF.</text:span><text:span text:style-name="T338">d748</text:span><text:span text:style-name="T197"> </text:span><text:span text:style-name="T198">I laid in bed and talked on the phone to my mom and then Hannah.</text:span><text:span text:style-name="T339">d906</text:span></text:p>
      <text:p text:style-name="P170"><text:span text:style-name="T339"><text:s text:c="3"/></text:span><text:span text:style-name="T199">I killed witherbark trolls, placed the pike, flew to STV, drove to Ingles, bought CheezIts, grapes, Coke, drove home, turned in the Witherbark quest. I hearthed to TM, flew to Hinterlands, ran into the elite troll area, died right by the princess, popped when a group came through, made the mallet.</text:span></text:p>
      <text:p text:style-name="P170"><text:span text:style-name="T199"><text:s text:c="3"/>Their shaman who rezzed me left, so I took over healing for a while, killed spiders with another shaman, hearthed to TM, turned in the venom sac quest, went to the troll starter village, water-walked to Ratchet, flew to TB, trained, flew to Feralas, did two leatherworking quests, logged.</text:span><text:span text:style-name="T340">d1225</text:span><text:span text:style-name="T199"> </text:span></text:p>
      <text:p text:style-name="P170"><text:span text:style-name="T199"/></text:p>
      <text:p text:style-name="P171"><text:span text:style-name="T199">I.</text:span><text:span text:style-name="T86">II</text:span></text:p>
      <text:p text:style-name="P171"><text:span text:style-name="T86"/></text:p>
      <text:p text:style-name="P131">I woke, played Wordle (CHOSE in three,) got dressed, drove to Meyers, made coffee, drank it on the couch, took a bath, shaved, packed some clothes in my bookbag, made another coffee, drank it on the couch, made a third coffee, started driving to Mizu, realized they were closed, parked at Downing, walked to Sunny Point.</text:p>
      <text:p text:style-name="P171"><text:span text:style-name="T86"><text:s text:c="3"/>I sat at the bar and ordered a breakfast salad, ate it with a fourth coffee, walked back to Downing, drank some more on the couch while looking at my phone.</text:span><text:span text:style-name="T262">d243</text:span><text:span text:style-name="T86"> </text:span><text:span text:style-name="T200">I laid in bed past sundown, scrolled on my phone, eventually ate some CheezIts and grapes, talked to Hannah on the phone, went to sleep.</text:span></text:p>
      <text:p text:style-name="P172"><text:span text:style-name="T200">I.</text:span><text:span text:style-name="T86">III</text:span></text:p>
      <text:p text:style-name="P173"><text:span text:style-name="T86"/></text:p>
      <text:p text:style-name="P132">I did a variety of packing and cleaning, eventually leaving the house on foot. It started snowing ginormous flakes that looked like kindergartners had cut them out. I walked to Odd’s, ordered an Americano. I decided the snow would introduce too many unknown variables for walking downtown and taking the bus to the airport, so I called an Uber and rode with Michael, arriving five hours early.</text:p>
      <text:p text:style-name="P132"><text:s text:c="3"/>I went through security, bought some mouthwash, found my gate, sat at the bar, ordered a burger/fries + Sam Adams Just the Haze, ate, sat at a random gate, charged my phone, listened to Be the Void a few times, ordered a coffee, drank that, went to the shitty DMV-like terminal, boarded my plane, flew to Charlotte.</text:p>
      <text:p text:style-name="P132"><text:s text:c="3"/>I found my new gate, had some time to spare, ordered an Acai bowl, then a Starbucks cortado. I boarded the plane, sat next to a quiet girl, had pretzels w/ Coke, got off the plane, went to ground transport, told Hannah I was at Location 33, got into a gold Prius.</text:p>
      <text:p text:style-name="P132"><text:s text:c="3"/>We drove 40 mins to DC, missing the first exit for the Ball Wash Expressway, which seemed to upset Hannah a lot. We quietly went into the house, went upstairs and went straight to bed around midnight.</text:p>
      <text:p text:style-name="P173"><text:span text:style-name="T86"/></text:p>
      <text:p text:style-name="P132">I.IV</text:p>
      <text:p text:style-name="P173"><text:span text:style-name="T86"/></text:p>
      <text:p text:style-name="P133">Woke, went downstairs, had coffee/eggs, walked to CVS, then Starbucks, then the Metro, which we rode to the Capitol Mall. It was freezing cold. We intended to go to the <text:span text:style-name="T425">A</text:span>merican History museum, but walked toward the Natrual Science museum first and decided to pop in.</text:p>
      <text:p text:style-name="P174"><text:span text:style-name="T86"><text:s text:c="3"/>“</text:span>Sir,<text:span text:style-name="T86">” said a security guard. “You have </text:span>got<text:span text:style-name="T86"> to finish that outside.” I chugged my coffee where I stood and he said, “Well okay then!”</text:span></text:p>
      <text:p text:style-name="P133"><text:s text:c="3"/>We looked at a few fossils and the closed butterfly exhibit, then walked to the history museum, where we had lunch in the cafeteria, looked at the entertainment exhibit, then the food exhibit. <text:soft-page-break/>We walked back to the Metro, went home, made silent sexy love.</text:p>
      <text:p text:style-name="P133"><text:s text:c="3"/>We ate fried rice/spring rolls, played 1v1 Azul, then a game of chess, which upset Hannah a lot despite having beat me in both games of Azul. We watched some Bluey and went to bed.</text:p>
      <text:p text:style-name="P174"><text:span text:style-name="T86"/></text:p>
      <text:p text:style-name="P133">I.V</text:p>
      <text:p text:style-name="P174"><text:span text:style-name="T86"/></text:p>
      <text:p text:style-name="P174"><text:span text:style-name="T86">We woke and watched more Bluey around the house. Emmylou had been throwing up so everyone was having a chill day. We ordered Thai delievery for late lunch/early dinner, and when the sun went down, we walked to a coffee shop and a bookstore where I found </text:span>We Will Rest<text:span text:style-name="T86">. We played more Azul, this time with Sarah, hung in the living room by a YouTube fire, chatted and went to bed.</text:span></text:p>
      <text:p text:style-name="P174"><text:span text:style-name="T86"/></text:p>
      <text:p text:style-name="P133">I.VI</text:p>
      <text:p text:style-name="P174"><text:span text:style-name="T86"/></text:p>
      <text:p text:style-name="P133">It was snowing hard. Hannah took me to a fancy brunch spot. We walked back home, made love when we should be napping. I packed my bag, said my goodbyes. We walked to the Amtrak station, took a train to a terminal near BWI, where I said goodbye to Hannah and got on a bus to the airport.</text:p>
      <text:p text:style-name="P174"><text:span text:style-name="T86"><text:s text:c="3"/>I went through a long security line, took a long walk to terminal E, realized I was looking at the wrong boarding pass, went back to the main entrance, went through security again, </text:span><text:span text:style-name="T201">found my proper gate. They delayed my flight two or three times and it became obvious I wouldn’t make my connection, so they gave me a hotel/meal voucher.</text:span></text:p>
      <text:p text:style-name="P174"><text:span text:style-name="T201"><text:s text:c="3"/>I flew to Charlotte, eating pretzels given to me by Hannah, fought people trying to find the Microtel shuttle, which was just a jampacked minivan, had a smooth checkin, said goodnight to Hannah, went to sleep.</text:span></text:p>
      <text:p text:style-name="P174"><text:span text:style-name="T201"/></text:p>
      <text:p text:style-name="P134"/>
      <text:p text:style-name="P189">I.VII</text:p>
      <text:p text:style-name="P175"><text:span text:style-name="T86"/></text:p>
      <text:p text:style-name="P134">I woke at 4:30, got dressed, went down to the lobby, listened to hip-hop in the bigger shuttle, tried to go through security, realized I didn’t have a proper boarding pass, couldn’t get it to load on my phone, thought about crying, went to the ticketing area instead, used a self-serve machine and printed a proper pass.</text:p>
      <text:p text:style-name="P134"><text:s text:c="3"/>I went back to security and it was very chaotic. Some dad told me there was an open spot, so I reluctantly went to it and got scolded by a TSA agent. I looked back to the dad and was like, “Thanks a lot.” But, I eventually made it through, got dressed, took a circuitous route to my gate, found the Starbucks, used my meal voucher for a quad Americano, went to my gate, which got moved.</text:p>
      <text:p text:style-name="P134"><text:s text:c="3"/>I boarded the tiny plane, sitting near a very annoying dude who spent the whole flight watching Tik Tok, snorting, grunting, ignoring his girlfriend, not wearing his seatbelt, taking off his shoes/socks, trying to sleep on his tray table even during landing. I got off the plane, ordered an Uber, ran to the shuttle area near the Marathon, rode in my first Tesla, got to Downing, slept in my base layers from approximiately 11 to 2.</text:p>
      <text:p text:style-name="P175"><text:span text:style-name="T86"><text:s text:c="3"/>I woke up, got re-dressed, went to Mizu, ordered some beef udon, was given it in a to-go box, ate a fair amount until my fork fell on the floor, decided to go to Aldi then, bought grapes, Mandies, CheezIts, went to Izzy’s, ordered a quad latte, went home, put away my groceries, got undressed and wrote four days worth of entries.</text:span><text:span text:style-name="T262">d410</text:span><text:span text:style-name="T86"> </text:span></text:p>
      <text:p text:style-name="P175"><text:span text:style-name="T86"><text:s text:c="3"/></text:span><text:span text:style-name="T202">I ran ZF, hearthed to Booty Bay, got on the boat, swam to Durotar, hearthed again, took the boat to Ratchet, flew to Dustwallow Marsh, turned in a quest, flew to Gadget, set my hearth, ran to Shimmering Flats, got my Carrot on a Stick, hearthed, ran ZF again, turned in three more quests, flew to Thunder Bluff talked to Hannah on the phone then Insty video, took a bath.</text:span><text:span text:style-name="T341">d904</text:span><text:span text:style-name="T202"> </text:span></text:p>
      <text:p text:style-name="P175"><text:soft-page-break/><text:span text:style-name="T202"><text:s text:c="3"/></text:span><text:span text:style-name="T203">I did a shaky run of ZF, hearthed, flew to Thunder Bluff, then Ratchet, boated to Booty Bay, flew to the Hinterlands, went to bed.</text:span></text:p>
      <text:p text:style-name="P175"><text:span text:style-name="T203"/></text:p>
      <text:p text:style-name="P186">I.VIII</text:p>
      <text:p text:style-name="P176"><text:span text:style-name="T86"/></text:p>
      <text:p text:style-name="P176"><text:span text:style-name="T86">Woke early, played Wordle while cuddling Bruce (DRAFT in four,) looked at my phone, ate some grapes, heated up water.</text:span><text:span text:style-name="T262">d828</text:span><text:span text:style-name="T86"> </text:span><text:span text:style-name="T204">I made coffee, drank it while trying to kill some turtles. They were still a little too high level, so I took the most amazing nap.</text:span><text:span text:style-name="T342">d1147</text:span><text:span text:style-name="T204"> </text:span></text:p>
      <text:p text:style-name="P177"><text:span text:style-name="T204"><text:s text:c="3"/></text:span><text:span text:style-name="T205">I woke up, determined to kill six more turtles, did so, including Gammera. I did the elite quests, turned those in, </text:span><text:span text:style-name="T206">hit level 47</text:span><text:span text:style-name="T205">, went to Thunder Bluff, ran ZF with Jaggy, got a 1H axe, leveled that near Booty Bay.</text:span></text:p>
      <text:p text:style-name="P187"><text:s text:c="3"/>I went to Chipotle/Starbucks, bought my mount, redid my Enhancement spec, moving points from 5% mana to 5% shield block chance, went to Hinterlands, killed more turtles, did Summoning Shadra, turned that in at Tarren Mill, flew to Undercity, went to Feralas, spent the last of my gold on leatherworking, went to Orgrimmar, picked up a Maraudon quest, took the zep to UC, flew to Hinterlands, collected turtle leather and went to bed.</text:p>
      <text:p text:style-name="P177"><text:span text:style-name="T205"/></text:p>
      <text:p text:style-name="P187">I.IX</text:p>
      <text:p text:style-name="P178"><text:span text:style-name="T86"/></text:p>
      <text:p text:style-name="P178"><text:span text:style-name="T86">I woke, cuddled cats, opened a hop water, rinsed out my mouth and heated up water for coffee.</text:span><text:span text:style-name="T262">d1054</text:span><text:span text:style-name="T86"> </text:span></text:p>
      <text:p text:style-name="P178"><text:span text:style-name="T86"><text:s text:c="3"/></text:span><text:span text:style-name="T207">I farmed turtles, did leatherworking, </text:span><text:span text:style-name="T208">needed more turtle scales, farmed some more, did some more leatherworking, </text:span><text:span text:style-name="T207">killed Feralas yeti, ran ZF with Jaggy, hearthed, flew to Thunder Bluff, got suited up, walked to UJ, ate a burger/tots/Coke, went to Odd’s, ordered an Americano, walked to Ingles, bought grapes, CheezIts, a Coke, walked down to Downing, put away my groceries.</text:span><text:span text:style-name="T343">d448</text:span><text:span text:style-name="T207"> </text:span></text:p>
      <text:p text:style-name="P178"><text:span text:style-name="T207"><text:s text:c="3"/></text:span><text:span text:style-name="T209">I ran around collecting quests for Maraudon, did a bit of leatherworking parked at Shadowprey Village, talked to Hannah on the phone. She said I </text:span><text:soft-page-break/><text:span text:style-name="T209">sounded tired or sad, and that made me think I might be sad. I wondered if I should keep playing WoW and went to bed around 11.</text:span></text:p>
      <text:p text:style-name="P191"><text:span text:style-name="T209"/></text:p>
      <text:p text:style-name="P191"><text:span text:style-name="T86">I.X</text:span></text:p>
      <text:p text:style-name="P191"><text:span text:style-name="T86"/></text:p>
      <text:p text:style-name="P191"><text:span text:style-name="T86">I slept well, played Wordle (CRAWL in six,) started culling my Instagram explore page, got up, threw out some things from the fridge.</text:span><text:span text:style-name="T262">d1037</text:span><text:span text:style-name="T86"> </text:span><text:span text:style-name="T210">I got back in bed a couple times and eventually started heating up water.</text:span><text:span text:style-name="T344">d1112</text:span><text:span text:style-name="T210"> </text:span></text:p>
      <text:p text:style-name="P191"><text:span text:style-name="T210"><text:s text:c="3"/></text:span><text:span text:style-name="T211">I killed yeti, did leatherworking, bought leather/wildvine, did more leatherworking, walked up to Oyster House, ordered red beans &amp; rice w/ sausage, drank an NA Guinness, walked back to Downing in the snow. I killed some more yeti, made a cup of coffee, flew to Orgrimmar.</text:span><text:span text:style-name="T345">d455</text:span><text:span text:style-name="T211"> </text:span></text:p>
      <text:p text:style-name="P191"><text:span text:style-name="T211"><text:s text:c="3"/></text:span><text:span text:style-name="T212">I took the wrong zep to Undercity, another to Grom, trained tribal leatherworking, killed yeti, made an ironfeather breastplate, ran Mara, won tons of stuff, chatting briefly to a sleepy Hannah. I went to Thunder Bluff, organized my bags, had a great time watching silly shit on Instagram til 2AM.</text:span></text:p>
      <text:p text:style-name="P191"><text:span text:style-name="T212"/></text:p>
      <text:p text:style-name="P192"><text:span text:style-name="T86">I.XI</text:span></text:p>
      <text:p text:style-name="P192"><text:span text:style-name="T86"/></text:p>
      <text:p text:style-name="P192"><text:span text:style-name="T86">Hannah texted me at 9 and I fully intended to respond but somehow slept until 10:30. I got up, saw there was a lot more snow than the day before, carefully made a cup of coffee, drank it on the couch, played Wordle (DINGY in four.)</text:span><text:span text:style-name="T262">d1138</text:span></text:p>
      <text:p text:style-name="P192"><text:span text:style-name="T262"><text:s text:c="3"/></text:span><text:span text:style-name="T213">I farmed yeti, escorted the chicken, leveled leatherworking, moved to the higher yeti, did more leatherworking, ordered a pizza, did a princess run, got shadowshards and 3/5 kahns with the help of a night elf druid, tried for a while at the fourth, gave up, laid in bed, talked to Hannah on the phone.</text:span><text:span text:style-name="T346">d1123</text:span><text:span text:style-name="T213"> </text:span></text:p>
      <text:p text:style-name="P192"><text:span text:style-name="T213"><text:s text:c="3"/></text:span><text:span text:style-name="T214">I did a full and fun Mara run, starting at purple, working our way to orange and then to princess, hearthed out, turned in the kahn quest, then did a rough princess run, hearthed, flew to TB, headed to bed.</text:span></text:p>
      <text:p text:style-name="P192"><text:soft-page-break/><text:span text:style-name="T214"/></text:p>
      <text:p text:style-name="P193"><text:span text:style-name="T214">I.</text:span><text:span text:style-name="T86">XII</text:span></text:p>
      <text:p text:style-name="P193"><text:span text:style-name="T86"/></text:p>
      <text:p text:style-name="P193"><text:span text:style-name="T86">I woke, looked at my phone, played Wordle (TOTAL in three,) made coffee.</text:span><text:span text:style-name="T262">d1124</text:span><text:span text:style-name="T86"> </text:span></text:p>
      <text:p text:style-name="P193"><text:span text:style-name="T86"><text:s text:c="3"/></text:span><text:span text:style-name="T215">I trained spells, hearthed to Shadowprey, flew to Mojache, killed yeti for a painfully long time, hearthed, flew back to Thunder Bluff, did leatherworking, flew to Gadget, cleaned kitty litter, turned in a pre-Sunken Temple quest, flew to Ratchet for that, then to Org, turned in some random quest, hearthed, flew to Mojache, did another.</text:span></text:p>
      <text:p text:style-name="P193"><text:span text:style-name="T215"><text:s text:c="3"/>I walked to Bad Manners, ordered an Americano, went into the market looking for #2 filters but found none, continued to Aldi, bought peas, grapes, bananas, Cheez-It, returned to Downing, put away my groceries.</text:span><text:span text:style-name="T347">d257</text:span><text:span text:style-name="T215"> </text:span><text:span text:style-name="T216">I flew to Gadget, turned in a quest, flew to Ashenvale.</text:span></text:p>
      <text:p text:style-name="P193"><text:span text:style-name="T216"><text:s text:c="3"/>I walked to Ingles, bought arugula, Canadian bacon, coffee, filters, ramen, walked to Odd’s, ordered a latte, went to the Brew Pump and was surprised to see Michel working; he said he had been working Sundays for months. I drank my coffee in the sun while chatting/not chatting with Shane, Chad, Jake, Jackie, Lamont, Brian, then walked to Downing and put away more groceries.</text:span><text:span text:style-name="T348">d453</text:span><text:span text:style-name="T216"> </text:span></text:p>
      <text:p text:style-name="P193"><text:span text:style-name="T216"><text:s text:c="3"/></text:span><text:span text:style-name="T217">I ran to Felwood, picked up Timbermaw quests, found the hidden flightpath, hearthed, laid in bed, flew to Crossroads, set my hearth, flew to Felwood, did the initial quest with a group of three, turned it in, ran up to the northern camp, picked up the next quest, asked if anyone needed a weakling healbot to no response, hearthed, laid in bed, </text:span><text:span text:style-name="T218">heard rend drop, logged out,</text:span><text:span text:style-name="T217"> exchanged memes with Hannah, called her, talked on the phone in the living room and started a pot of peas n’ noodles.</text:span><text:span text:style-name="T349">d933</text:span><text:span text:style-name="T217"> </text:span></text:p>
      <text:p text:style-name="P193"><text:span text:style-name="T217"><text:s text:c="3"/></text:span><text:span text:style-name="T219">I ate while grinding on the warrior, which was fun, switched to Shamaka, flew to Felwood, grinded furbogs until my bags were full, hearthed, played Tokup a bit more. It occurred to me I might only need to be unfriendly instead of neutral to make it through Timbermaw Hold, so I flew to Felwood, indeed, ran through the hold to Moonglade, found </text:span><text:soft-page-break/><text:span text:style-name="T219">Ramulous or whatever his name is, realized I had left the quest item in the bank, ran to Everlook in Winterspring, went to the bank, flew back to Moonglade, hearthed.</text:span></text:p>
      <text:p text:style-name="P193"><text:span text:style-name="T219"><text:s text:c="3"/>I played Tokup for five minutes, switched to Tokup Anniversary, hit level two, went to bed.</text:span></text:p>
      <text:p text:style-name="P193"><text:span text:style-name="T219"/></text:p>
      <text:p text:style-name="P194"><text:span text:style-name="T86">I.XIII</text:span></text:p>
      <text:p text:style-name="P194"><text:span text:style-name="T86"/></text:p>
      <text:p text:style-name="P194"><text:span text:style-name="T86">I woke early, ate a few grapes, cleaned up some Neville puke, struggled with Wordle (CLOAK in three,) started a video from my news feed about warrior leveling, became curious about his macros, decided to try some things. . .</text:span><text:span text:style-name="T220">I didn’t change much, just combined charge/overpower, mortal strike/mount. I went and slayed some yeti, switched to Shamaka, was about to fly to Felwood for a talking quest, but got rend and decided to log out.</text:span><text:span text:style-name="T350">d1027</text:span><text:span text:style-name="T220"> </text:span><text:span text:style-name="T221">I did the dishes and started getting dressed.</text:span></text:p>
      <text:p text:style-name="P194"><text:span text:style-name="T221"><text:s text:c="3"/></text:span><text:span text:style-name="T222">I walked to Battle Cat, ordered an Americano, went downtown to High Five, ordered a drip, met a dude named Andre who saw me doing chess puzzles, added him as a friend on Chess.com, walked to the Greagle, ordered a burger, w/ fries &amp; Coke, walked back to Battle Cat, ordered a latte. The barista said, “With regular milk?” and I said sure, but when she brought it out she said it was an oat milk latte.</text:span></text:p>
      <text:p text:style-name="P194"><text:span text:style-name="T222"><text:s text:c="3"/>I walked back to downing with the top of my head feeling numb, hopefully just from the cold wind. I talked to myself on the way home just to be sure, saying things like, “Supercalafragalistic,” and, “statute of limitations,” just to make sure I wasn’t having a stroke. I should mention the top of my right leg was also hurting. . .</text:span></text:p>
      <text:p text:style-name="P194"><text:span text:style-name="T222"><text:s text:c="3"/></text:span><text:span text:style-name="T223">I delved deep into warrior macros and leveled Tokup to 46, flew to TB, trained, went to Org, UC, Hammerfall, trained heavy mageweave bandages, talked to Hannah on the phone, hearthed to Feralas, loitered on Kamaka, killed a couple things on Tokup, laid in bed playing my new friend at chess.</text:span><text:span text:style-name="T351">d918</text:span><text:span text:style-name="T223"> </text:span><text:span text:style-name="T224">I killed more yeti on Tokup, refined macros, talked to Hannah on the phone again and fell asleep.</text:span></text:p>
      <text:p text:style-name="P194"><text:soft-page-break/><text:span text:style-name="T224"/></text:p>
      <text:p text:style-name="P195"><text:span text:style-name="T86">I.XIV</text:span></text:p>
      <text:p text:style-name="P195"><text:span text:style-name="T86"/></text:p>
      <text:p text:style-name="P195"><text:span text:style-name="T86">I slept late, being studied by the cats, played Wordle (FANCY in four,) made moves in three different chess games, got up and heated some water for coffee.</text:span><text:span text:style-name="T262">d1127</text:span><text:span text:style-name="T86"> </text:span></text:p>
      <text:p text:style-name="P195"><text:span text:style-name="T86"><text:s text:c="3"/></text:span><text:span text:style-name="T225">I drank coffee on the couch, eventually killed some ogres on Tokup, flew to Gadget, ran to Shimmering Flats for the carrot quest, ran/flew back, killed the upper yeti while eating Cheez-It.</text:span><text:span text:style-name="T352">d151</text:span><text:span text:style-name="T225"> </text:span></text:p>
      <text:p text:style-name="P195"><text:span text:style-name="T225"><text:s text:c="3"/></text:span><text:span text:style-name="T226">I killed the same yeti on Shamaka for the duration of Rend, walked to Ingles, bought green grapes + a Coke, went to Odd’s, got a quad latte for free, walked to Downing, flew Tokup to Tarren Mill, ran to Hinterlands, picked up elite quests, killed turtles includding Gam, flew to Undercity, did alchemy, talked to Hannah on the phone, flew to Stonard for more alchemy, hearthed.</text:span></text:p>
      <text:p text:style-name="P195"><text:span text:style-name="T226"><text:s text:c="3"/>I switched to Shamaka, flew to Gadget, ran to Un’Goro, picked up quests, hearthed, took a bath, got on Tokup, flew to Kargath, killed dudes for power stones, which was actually a grey quest. I hearthed and logged off.</text:span><text:span text:style-name="T353">d939</text:span><text:span text:style-name="T226"> </text:span></text:p>
      <text:p text:style-name="P195"><text:span text:style-name="T226"><text:s text:c="3"/></text:span><text:span text:style-name="T227">I laid in bed, talked to Hannah, got on Shamaka, flew to Un’Goro, killed plants, flew to Mojache, turned in a quest, hearthed, flew to TB, did leatherworking and more quest turn-ins, hearthed, went to Ratchet, then BB, then Stonard, picked up a final ST pre-quest and set my hearth.</text:span><text:span text:style-name="T354">d1217</text:span><text:span text:style-name="T227"> </text:span></text:p>
      <text:p text:style-name="P195"><text:span text:style-name="T227"/></text:p>
      <text:p text:style-name="P196"><text:span text:style-name="T227">I.</text:span><text:span text:style-name="T86">XV</text:span></text:p>
      <text:p text:style-name="P196"><text:span text:style-name="T86"/></text:p>
      <text:p text:style-name="P196"><text:span text:style-name="T86">I woke, ate vitamins, went back to bed, cuddled Bruce, tended to Finch, played Wordle (KNACK in three,) made coffee, drank some in the living room, then in the dining room, talked to a lady who thought I supported the GOP, made chess moves against Mavericksman and Charlie.</text:span><text:span text:style-name="T262">d1059 </text:span></text:p>
      <text:p text:style-name="P196"><text:span text:style-name="T262"><text:s text:c="3"/></text:span><text:span text:style-name="T228">Shamaka collected ST artifacts, flew to Hinterlands, talked to a troll, hearthed to Stonard. I checked on Kamaka and Tokup, but there was nothing to be done with them.</text:span><text:span text:style-name="T355">d1146</text:span><text:span text:style-name="T228"> </text:span></text:p>
      <text:p text:style-name="P196"><text:soft-page-break/><text:span text:style-name="T228"><text:s text:c="3"/></text:span><text:span text:style-name="T229">I got dressed, drove to Elanor/Silas’ house </text:span><text:span text:style-name="T232">on Scottsdale</text:span><text:span text:style-name="T229">, helped them set up their shed drum kit, played through some ‘80s songs with them and Zack Page, went to UJ, had burger, tots, Coke, went to Odd’s, ordered a latte, drove to Downing, sat on the couch, played chess, messaged with Hannah, listened to Lucinda songs.</text:span><text:span text:style-name="T356">d453</text:span><text:span text:style-name="T229"> </text:span><text:span text:style-name="T230">I checked on all three characters, talked to Hannah on the phone, then scrolled.</text:span><text:span text:style-name="T357">d650 </text:span></text:p>
      <text:p text:style-name="P196"><text:span text:style-name="T357"><text:s text:c="3"/></text:span><text:span text:style-name="T231">I went to Middlemont, had another disappointingly disorganized rehearsal, talked to Hannah on the way </text:span><text:span text:style-name="T232">to Downing</text:span><text:span text:style-name="T231">, who was feeling sick and going to bed. I wasn’t sure how I was feeling either, so I got undressed, got into bed, looked at my phone for a bit.</text:span><text:span text:style-name="T358">d938</text:span><text:span text:style-name="T231"> </text:span></text:p>
      <text:p text:style-name="P196"><text:span text:style-name="T231"><text:s text:c="3"/></text:span><text:span text:style-name="T233">Tokup killed some yeti, hitting level 47.</text:span><text:span text:style-name="T359">d1013</text:span><text:span text:style-name="T234"> </text:span></text:p>
      <text:p text:style-name="P196"><text:span text:style-name="T234"/></text:p>
      <text:p text:style-name="P197"><text:span text:style-name="T234">I.</text:span><text:span text:style-name="T86">XVI</text:span></text:p>
      <text:p text:style-name="P197"><text:span text:style-name="T86"/></text:p>
      <text:p text:style-name="P197"><text:span text:style-name="T86">I woke around 11, played Wordle (FLINT in three,) made coffee, drank it in the living room, walked up to Bad Manners, ordered an Americano, walked to Meyers, shaved my face electrically, took a bath, shaved it razorally, got dressed for the Purple Onion, made a coffee, sat on the couch to drink it until a Tony friend pulled up.</text:span></text:p>
      <text:p text:style-name="P197"><text:span text:style-name="T86"><text:s text:c="3"/>I got in the convertible, drove to Simple, where they were playing </text:span>Heart it Races<text:span text:style-name="T86">. I hugged Michel, ordered beef stew, got in the car, drove down the Alley, saw James, Cam, Fifi hanging on the porch, thought about how much I’ve changed, drove to </text:span><text:span text:style-name="T235">Downing</text:span><text:span text:style-name="T86">, moved the drums out of the Space Bug, brushed my teeth, texted with Hannah.</text:span><text:span text:style-name="T262">d324</text:span><text:span text:style-name="T86"> </text:span></text:p>
      <text:p text:style-name="P197"><text:span text:style-name="T86"><text:s text:c="3"/></text:span><text:span text:style-name="T235">I got in the convertible, drove back to Meyers, grabbed Hannah’s Christmas present off the porch, drove slowy to Saluda, backed into the space in front of the Purple Onion, slowly loaded in, got the bajeezus annoyed out of me by Peter, set up, ordered salmon w/ chimichurri, ate at the bar, went to the green room, looked at my phone, sound checked, hung in the </text:span><text:span text:style-name="T424">gron rom</text:span><text:span text:style-name="T235"> some more, played a fun set, loaded out, sat around with Meliss and Dulce talking about her new ice cream maker.</text:span></text:p>
      <text:p text:style-name="P198"><text:soft-page-break/><text:span text:style-name="T86"><text:s text:c="3"/>I talked to a pitiful sounding Hannah part of the way home on 26, arrived at Downing, moved her car forward, parked behind her took off my jacket and ate some grapes.</text:span><text:span text:style-name="T262">d1053</text:span><text:span text:style-name="T86"> </text:span></text:p>
      <text:p text:style-name="P198"><text:span text:style-name="T86"/></text:p>
      <text:p text:style-name="P199"><text:span text:style-name="T86">I.XVII</text:span></text:p>
      <text:p text:style-name="P199"><text:span text:style-name="T86"/></text:p>
      <text:p text:style-name="P199"><text:span text:style-name="T86">I had trouble waking up, but eventually started a load of laundry. After moving it to the dryer, I drove the convertible up to Meyers, made a cup of coffee, charged my phone, sat on the couch, got dressed, left the house on foot.</text:span></text:p>
      <text:p text:style-name="P199"><text:span text:style-name="T86"><text:s text:c="3"/>I walked to S&amp;W, ordered a Farm Dog w/ mayo, onions, relish, used the restroom, ate, walked to the bank, saw a guy walk past with a cookie, went into Mountain Mary, ordered a not-so-thin mint, ate it outside of Farm Burger, where I ordered a BYO lunch special w/ fries &amp; Coke, ate in the window.</text:span></text:p>
      <text:p text:style-name="P199"><text:span text:style-name="T86"><text:s text:c="3"/>I walked to High Five, ordered a cup of drip, drank it in the park, walked to Battle Cat, peed again, ordered a latte, drank it in the sun, walked to Ingles, bought Cheez-It, green grapes and a tiny broom. I walked to Downing, laid in bed with my clothes still on, slowly got undressed while looking at my phone.</text:span><text:span text:style-name="T262">d542</text:span><text:span text:style-name="T86"> </text:span></text:p>
      <text:p text:style-name="P199"><text:span text:style-name="T86"><text:s text:c="3"/></text:span><text:span text:style-name="T236">I bounced around on Mankrik until a ZF group formed, ran that with Tokup. The shaman was half-assed tanking/healing; the other warrior was DPSing with a shield. The mage was pulling aggro like crazy and the druid was actually doing okay. I got a very rare sword plus carrot on a stick, then emptied cat litter, swept, made beds, put on pillow cases.</text:span><text:span text:style-name="T360">d949</text:span><text:span text:style-name="T236"> I </text:span><text:span text:style-name="T237">ran ZF again as tank and went to bed.</text:span></text:p>
      <text:p text:style-name="P199"><text:span text:style-name="T237"/></text:p>
      <text:p text:style-name="P200"><text:span text:style-name="T86">I.XVIII</text:span></text:p>
      <text:p text:style-name="P200"><text:span text:style-name="T86"/></text:p>
      <text:p text:style-name="P200"><text:span text:style-name="T86">I woke, put away my gaming station, drank coffee, etc. I drove down I-40, stopping at the Hickory Starbucks, ordered a sausage/egg/cheese + a tall drip. I drove to Advance, walked in the house, chatted with GG, then Hannah, walked her out to the car while Pop-pop told me about the sizes of his drums.</text:span></text:p>
      <text:p text:style-name="P200"><text:soft-page-break/><text:span text:style-name="T86"><text:s text:c="3"/>I drove us back to the Starbucks, ordered a latte. Hannah ordered egg bites + a milkshake and finished the drive. She told an emotional story about a teacher she worked with in Texas. I was feeling depleted. I got in bed as soon as we returned and we laid there until she suggested going to Ingles.</text:span></text:p>
      <text:p text:style-name="P200"><text:span text:style-name="T86"><text:s text:c="3"/>We got frozen pizza, Halos, hop water, bone broth, watched The Fifth Element, went to bed.</text:span></text:p>
      <text:p text:style-name="P200"><text:span text:style-name="T86"><text:s/></text:span></text:p>
      <text:p text:style-name="P200"><text:span text:style-name="T86">I.XIX</text:span></text:p>
      <text:p text:style-name="P200"><text:span text:style-name="T86"/></text:p>
      <text:p text:style-name="P200"><text:span text:style-name="T86">Woke, drank coffee, went to my house and laid still for a long time before moving some things out to the living room and setting the iMac up on the glass desk. I took a bath, got dressed for the show, called Hannah, drove to the Greagle, ordered a burger/fries/Coke, went to the car at the last minute for cymbals/snare/pedal, played a Lucinda Williams set with The Moon and You, got asked to do a country set with Fancy and the Gentlemen, then played ‘80s songs with Elanor Underhill &amp; Friends.</text:span></text:p>
      <text:p text:style-name="P200"><text:span text:style-name="T86"><text:s text:c="3"/>I watched the Nirvana surf band w/ Hannah, followed by Double Love and the Trouble, which was very healing. Hannah left. I watched a few minutes of a Replacements band, grabbed my things and split. We sat on the couch, looked at our phones, talked, slept.</text:span></text:p>
      <text:p text:style-name="P200"><text:span text:style-name="T86"/></text:p>
      <text:p text:style-name="P200"><text:span text:style-name="T86">I.XX</text:span></text:p>
      <text:p text:style-name="P200"><text:span text:style-name="T86"/></text:p>
      <text:p text:style-name="P200"><text:span text:style-name="T86">Woke, drank coffee. Hannah went to get her hair done and I looked at my phone for almost three hours. She came back with Chick-Fil-A, packed her bags and left for Advance. I waved goodbye from both sides of the house, drove to Meyers, grabbed my computer + laundry, made a coffee, drove back to Downing and set up my battle station.</text:span></text:p>
      <text:p text:style-name="P200"><text:span text:style-name="T86"><text:s text:c="3"/></text:span><text:span text:style-name="T238">I loitered, ran ZF, won gloves, ran Mara, won helm and Axe, got a ZF carry, joined another group that never came to fruition.</text:span></text:p>
      <text:p text:style-name="P200"><text:span text:style-name="T238"/></text:p>
      <text:p text:style-name="P201"><text:span text:style-name="T86"/></text:p>
      <text:p text:style-name="P201"><text:soft-page-break/><text:span text:style-name="T86">I.XXI</text:span></text:p>
      <text:p text:style-name="P201"><text:span text:style-name="T86"/></text:p>
      <text:p text:style-name="P202"><text:span text:style-name="T10">I woke to Erica impatiently texting me, responded, played Wordle (ICING in five,) Finch, brushed my teeth.</text:span><text:span text:style-name="T31">d940</text:span><text:span text:style-name="T10"> </text:span><text:span text:style-name="T11">I went back to bed and slept heavily, dreaming about Halloween on Haywood Rd,</text:span><text:span text:style-name="T32">d1201</text:span><text:span text:style-name="T11"> </text:span><text:span text:style-name="T12">woke, made coffee, sat on the couch and drank it.</text:span><text:span text:style-name="T33">d1217</text:span><text:span text:style-name="T12"> </text:span></text:p>
      <text:p text:style-name="P202"><text:span text:style-name="T12"><text:s text:c="3"/></text:span><text:span text:style-name="T13">Let’s see: I ran ZF, got an epic sword, did the TN escort quest, went to Org, got my sword enchanted, loitered, ran ZF again, got together for some Hinterlands elite quests, which started to fell apart, so I raided MC with KBN, which was fun.</text:span></text:p>
      <text:p text:style-name="P202"><text:span text:style-name="T13"><text:s text:c="3"/>I started a Tauren hunter so I could do something while watching LFG. Eventually, Wartooth asked if anyone needed a carry, so I proposed spamming the first boss of ZF, which we managed to do twice. I switched back to the hunter until my eyes were numb and slept.</text:span></text:p>
      <text:p text:style-name="P202"><text:span text:style-name="T13"/></text:p>
      <text:p text:style-name="P203"><text:span text:style-name="T9">I.XXII</text:span></text:p>
      <text:p text:style-name="P203"><text:span text:style-name="T9"/></text:p>
      <text:p text:style-name="P203"><text:span text:style-name="T9">I woke, played Wordle (REACH in two,) looked at my phone, got out of bed and turned on the kettle.</text:span><text:span text:style-name="T30">d1049</text:span><text:span text:style-name="T9"> </text:span></text:p>
      <text:p text:style-name="P203"><text:span text:style-name="T9"><text:s text:c="3"/></text:span><text:span text:style-name="T14">I quested on Hunderd, ran ZF on Tokup, did Strat Live on Kamaka, winning an orb, switched back to Hunderd, ate three sandwiches, joined another ZF group and made a coffee.</text:span><text:span text:style-name="T34">d554</text:span><text:span text:style-name="T14"> </text:span></text:p>
      <text:p text:style-name="P203"><text:span text:style-name="T14"><text:s text:c="3"/></text:span><text:span text:style-name="T15">I switched to Kamaka, ran BWL with Temple, winning nothing. I played Hunder for a minute, switched back to Kamaka, ran a very intense/fun nearly perfect LBRS. I should have gone to bed but I ran around on Hunter instead taming beasts.</text:span></text:p>
      <text:p text:style-name="P203"><text:span text:style-name="T15"/></text:p>
      <text:p text:style-name="P204"><text:span text:style-name="T9">I.XXIII</text:span></text:p>
      <text:p text:style-name="P204"><text:span text:style-name="T9"/></text:p>
      <text:p text:style-name="P204"><text:span text:style-name="T9">Bruce woke me up with cuddles. I played Wordle (UPPER in five,) looked at Instagram, started the water kettle,</text:span><text:span text:style-name="T30">d1030</text:span><text:span text:style-name="T9"> </text:span><text:span text:style-name="T16">sat on the couch and drank my coffee.</text:span><text:span text:style-name="T35">d1119</text:span></text:p>
      <text:p text:style-name="P204"><text:span text:style-name="T16"><text:s text:c="3"/></text:span><text:span text:style-name="T17">I cleaned up around Hannah’s house, packed my things, drove to Ingles, bought Bagu, Cheez-It, Coca-Cola, sweet peas x2, drove to Meyers, loaded in </text:span><text:soft-page-break/><text:span text:style-name="T17">my groceries, then computer bag, started setting up the battle station/</text:span><text:span text:style-name="T26">hog</text:span><text:span text:style-name="T17">.</text:span><text:span text:style-name="T36">d100</text:span><text:span text:style-name="T18"> </text:span></text:p>
      <text:p text:style-name="P204"><text:span text:style-name="T18"><text:s text:c="3"/></text:span><text:span text:style-name="T19">I printed, proofread, pasted many pages while dickering about on Kamaka/Tokup, </text:span><text:span text:style-name="T26">the latter of which</text:span><text:span text:style-name="T19"> joined Temple.</text:span><text:span text:style-name="T37">d248</text:span><text:span text:style-name="T19"> </text:span><text:span text:style-name="T20">I ran around on Hunder for a few, put away things from the car/table, munched on Cheez-It, started getting undressed.</text:span><text:span text:style-name="T38">d407</text:span><text:span text:style-name="T20"> </text:span></text:p>
      <text:p text:style-name="P204"><text:span text:style-name="T20"><text:s text:c="3"/></text:span><text:span text:style-name="T21">I took a bath and talked to Hannah </text:span><text:span text:style-name="T26">via</text:span><text:span text:style-name="T21"> phone. She came over for a few minutes; I had to go to B-Sides rehearsal at FBRA, which was a bit of a slog but ultimately </text:span><text:span text:style-name="T26">eventually </text:span><text:span text:style-name="T21">groovy. I met Hannah at UJ, ordered burger/tots/Coke. The music was loud and she was hangry/grumpy. I walked her to her car </text:span><text:span text:style-name="T26">and </text:span><text:span text:style-name="T21">she drove me to mine. </text:span><text:span text:style-name="T26">W</text:span><text:span text:style-name="T21">e went to her house, where we cuddled briefly and went to separate beds. I woke at 4AM very thirsty but eventually fell back to sleep and had crazy vivid dreams.</text:span></text:p>
      <text:p text:style-name="P204"><text:span text:style-name="T21"/></text:p>
      <text:p text:style-name="P205"><text:span text:style-name="T9">I.XXIV</text:span></text:p>
      <text:p text:style-name="P205"><text:span text:style-name="T9"/></text:p>
      <text:p text:style-name="P205"><text:span text:style-name="T9">I woke to Hannah cuddles. She brought me a glass of water and then made coffee, which I drank on the couch while she cleaned. She eventually joined me and we alleviated some of her work anxieties with head scr</text:span><text:span text:style-name="T26">i</text:span><text:span text:style-name="T9">tches. I got dressed to leave, but we decided to make love instead.</text:span></text:p>
      <text:p text:style-name="P205"><text:span text:style-name="T9"><text:s text:c="3"/>I got dressed </text:span><text:span text:style-name="T26">again</text:span><text:span text:style-name="T9">, sat on the bed while she was in the shower, put on my coat, drove to Meyers, sat at the Hog and wrote.</text:span><text:span text:style-name="T30">d1239</text:span><text:span text:style-name="T9"> </text:span><text:span text:style-name="T22">I did quests on Hunder around Mulgore, hitting level 12, went to TB, trained, switched over to Tokup to tank a ZF.</text:span><text:span text:style-name="T39">d210</text:span><text:span text:style-name="T22"> </text:span><text:span text:style-name="T23">I ran that, switched to Hunder, made some noodles, talked to Hannah on the phone, finished all the Mulgore quests.</text:span><text:span text:style-name="T40">d519</text:span><text:span text:style-name="T24"> </text:span></text:p>
      <text:p text:style-name="P205"><text:span text:style-name="T24"><text:s text:c="3"/></text:span><text:span text:style-name="T25">Hannah came over feeling depleted/crazy, </text:span><text:span text:style-name="T26">so</text:span><text:span text:style-name="T25"> I fed her peanut butter, orange slices and gave cuddles. We ordered food from Pizza Mind, went to Ingles, then </text:span><text:span text:style-name="T26">Downing</text:span><text:span text:style-name="T25">, watched the Muppet Show, the IT Crowd, cuddled on the couch. She wanted help making the middle bed and I said would just sleep in the living room, but she fought. I </text:span><text:span text:style-name="T26">warned that</text:span><text:span text:style-name="T25"> if I </text:span><text:span text:style-name="T26">had been</text:span><text:span text:style-name="T25"> dangerously tired, I would fight back. She started </text:span><text:soft-page-break/><text:span text:style-name="T25">crying and not making a lot of sense, so I consoled her and we went to bed.</text:span></text:p>
      <text:p text:style-name="P205"><text:span text:style-name="T25"/></text:p>
      <text:p text:style-name="P206"><text:span text:style-name="T9">I.XXV</text:span></text:p>
      <text:p text:style-name="P206"><text:span text:style-name="T9"/></text:p>
      <text:p text:style-name="P206"><text:span text:style-name="T9">I woke at nine, played Wordle (CRISP in five,) cuddled Hannah, made coffee, drank it in the living room alone. I checked on her when I was done and she said she had been making social media posts for the Zuma benefit. We got dressed and I wrode with her to Haywood Road. She went to an improv audition at Story Parlor and I went to Bad Manners, ordered a breakfast sammy, a cup of drip, walked to Meyers and sat at the computer.</text:span><text:span text:style-name="T30">d1111</text:span><text:span text:style-name="T9"> </text:span></text:p>
      <text:p text:style-name="P206"><text:span text:style-name="T9"><text:s text:c="3"/></text:span><text:span text:style-name="T27">Hunder ran from Stonehoof to Camp T, flew to TB, bought a cloak/gun, flew back to Camp T, ran to XR, Org, UC, trained all the possible weapons. Tokup ran ZF, winning Big Bad Pauldrons. Hunder hearthed, ran to Ratchet, flew to TB for a quest, back to XR.</text:span><text:span text:style-name="T41">d303</text:span><text:span text:style-name="T27"> </text:span><text:span text:style-name="T28">I then decided to try using Bagu boxes as speaker stands for no clear reason.</text:span><text:span text:style-name="T42">d323</text:span><text:span text:style-name="T28"> </text:span></text:p>
      <text:p text:style-name="P206"><text:span text:style-name="T28"/></text:p>
      <text:p text:style-name="P207"><text:span text:style-name="T28">A</text:span><text:span text:style-name="T9">ctually, the reason was a hope of making the low end less muddy, and it seemed to work! I laid in bed for a few minutes, got back on Hunder, messed with macros, killed some plainstriders, hit level 14, flew to Thunder Bluff, trained, flew back to Crossroads.</text:span><text:span text:style-name="T30">d421</text:span><text:span text:style-name="T9"> </text:span></text:p>
      <text:p text:style-name="P207"><text:span text:style-name="T9"><text:s text:c="3"/></text:span><text:span text:style-name="T29">I did a Quillboar quest, switched to Kamaka, ran UD strat, making coffee in the middle and winning an orb, then talked to Hannah on the phone.</text:span><text:span text:style-name="T43">d558</text:span><text:span text:style-name="T29">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0</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1-25T17:58:06.151160588</dc:date>
    <meta:editing-duration>P130DT10M55S</meta:editing-duration>
    <meta:editing-cycles>986</meta:editing-cycles>
    <meta:generator>LibreOffice/24.2.5.2$MacOSX_X86_64 LibreOffice_project/bffef4ea93e59bebbeaf7f431bb02b1a39ee8a59</meta:generator>
    <meta:print-date>2025-01-25T11:39:56.274112540</meta:print-date>
    <meta:document-statistic meta:table-count="0" meta:image-count="0" meta:object-count="0" meta:page-count="110" meta:paragraph-count="602" meta:word-count="26263" meta:character-count="142003" meta:non-whitespace-character-count="115456"/>
  </office:meta>
</office:document-meta>
</file>